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10.264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25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_20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9" style:family="table-cell" style:parent-style-name="TL_20_Data">
      <style:table-cell-properties style:diagonal-bl-tr="none" style:diagonal-tl-br="none" fo:border="none" fo:padding="0.071cm" style:rotation-align="none"/>
    </style:style>
    <style:style style:name="ce30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1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7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8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 VIER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2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304cm" svg:height="2.858cm" svg:x="4.981cm" svg:y="0.052cm" draw:caption-point-x="-0.432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OVERIJSSEL. VIERDE GEDEELTE. INDEELING DER BEVOLKING NAAR DE BEROEPEN.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 table:style-name="ce18"/>
          <table:table-cell table:style-name="ce20" office:value-type="string" calcext:value-type="string" table:number-columns-spanned="2" table:number-rows-spanned="1">
            <text:p>Beneden de 10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0 en 11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2 tot en met 15 jaren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an 16 jaren en daarboven</text:p>
          </table:table-cell>
          <table:covered-table-cell table:style-name="ce25"/>
          <table:table-cell table:style-name="ce32" office:value-type="string" calcext:value-type="string" table:number-columns-spanned="3" table:number-rows-spanned="2">
            <text:p>TOTAAL</text:p>
          </table:table-cell>
          <table:covered-table-cell table:style-name="ce25"/>
          <table:covered-table-cell table:style-name="ce3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table-cell table:style-name="ce19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9 en 1838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7 tot en met 1834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6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table:style-name="ce5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27" office:value-type="string" calcext:value-type="string">
            <text:p>Mannelijk </text:p>
          </table:table-cell>
          <table:table-cell table:style-name="ce27" office:value-type="string" calcext:value-type="string">
            <text:p>Vrouwelijk</text:p>
          </table:table-cell>
          <table:table-cell table:style-name="ce14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7" office:value-type="string" calcext:value-type="string">
            <text:p>DE STAD ZWOLLE.</text:p>
          </table:table-cell>
          <table:table-cell table:style-name="ce15" office:value-type="string" calcext:value-type="string">
            <text:p>Aannemers</text:p>
          </table:table-cell>
          <table:table-cell table:style-name="Default"/>
          <table:table-cell table:style-name="ce21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493" calcext:value-type="float">
            <text:p>4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ik-,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ouwmeesters, civiel ingeni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904" calcext:value-type="float">
            <text:p>904</text:p>
          </table:table-cell>
          <table:table-cell table:style-name="ce35" office:value-type="float" office:value="967" calcext:value-type="float">
            <text:p>9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35"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198" calcext:value-type="float">
            <text:p>198</text:p>
          </table:table-cell>
          <table:table-cell table:style-name="ce29"/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 office:value-type="float" office:value="221" calcext:value-type="float">
            <text:p>2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pers- en blikslagers, draadvlechters, ketel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jgs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rijgslieden bened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94" calcext:value-type="float">
            <text:p>94</text:p>
          </table:table-cell>
          <table:table-cell table:style-name="ce35" office:value-type="float" office:value="481" calcext:value-type="float">
            <text:p>4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riniers en zee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riniers en zeelieden bened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29" office:value-type="float" office:value="116" calcext:value-type="float">
            <text:p>116</text:p>
          </table:table-cell>
          <table:table-cell table:style-name="ce29"/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45" calcext:value-type="float">
            <text:p>345</text:p>
          </table:table-cell>
          <table:table-cell table:style-name="ce29"/>
          <table:table-cell table:style-name="ce29" office:value-type="float" office:value="379" calcext:value-type="float">
            <text:p>379</text:p>
          </table:table-cell>
          <table:table-cell table:style-name="ce35" office:value-type="float" office:value="379" calcext:value-type="float">
            <text:p>3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nderwijzers, onderwijzeressen, ondermeesters, kweekelingen, gouverneurs, gouvernanten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23" calcext:value-type="float">
            <text:p>123</text:p>
          </table:table-cell>
          <table:table-cell table:style-name="ce29"/>
          <table:table-cell table:style-name="ce29" office:value-type="float" office:value="129" calcext:value-type="float">
            <text:p>129</text:p>
          </table:table-cell>
          <table:table-cell table:style-name="ce29"/>
          <table:table-cell table:style-name="ce35" office:value-type="float" office:value="129" calcext:value-type="float">
            <text:p>1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ippers, loodsen, gezagvoerders, stuurlieden en matrozen (koopvaardij-),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25" calcext:value-type="float">
            <text:p>3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63" calcext:value-type="float">
            <text:p>2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2" office:value-type="float" office:value="420" calcext:value-type="float">
            <text:p>420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62" calcext:value-type="float">
            <text:p>662</text:p>
          </table:table-cell>
          <table:table-cell table:style-name="ce36" office:value-type="float" office:value="1424" calcext:value-type="float">
            <text:p>1,4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29" office:value-type="float" office:value="94" calcext:value-type="float">
            <text:p>94</text:p>
          </table:table-cell>
          <table:table-cell table:style-name="ce29"/>
          <table:table-cell table:style-name="ce35" office:value-type="float" office:value="94" calcext:value-type="float">
            <text:p>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232" calcext:value-type="float">
            <text:p>232</text:p>
          </table:table-cell>
          <table:table-cell table:style-name="ce29"/>
          <table:table-cell table:style-name="ce29" office:value-type="float" office:value="246" calcext:value-type="float">
            <text:p>246</text:p>
          </table:table-cell>
          <table:table-cell table:style-name="ce29"/>
          <table:table-cell table:style-name="ce35" office:value-type="float" office:value="246" calcext:value-type="float">
            <text:p>2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rau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Uitdragers, uitventer, le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1610" calcext:value-type="float">
            <text:p>1,610</text:p>
          </table:table-cell>
          <table:table-cell table:style-name="ce30" office:value-type="float" office:value="1639" calcext:value-type="float">
            <text:p>1,639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635" calcext:value-type="float">
            <text:p>635</text:p>
          </table:table-cell>
          <table:table-cell table:style-name="ce30" office:value-type="float" office:value="4836" calcext:value-type="float">
            <text:p>4,836</text:p>
          </table:table-cell>
          <table:table-cell table:style-name="ce30" office:value-type="float" office:value="2797" calcext:value-type="float">
            <text:p>2,797</text:p>
          </table:table-cell>
          <table:table-cell table:style-name="ce30" office:value-type="float" office:value="7251" calcext:value-type="float">
            <text:p>7,251</text:p>
          </table:table-cell>
          <table:table-cell table:style-name="ce36" office:value-type="float" office:value="10048" calcext:value-type="float">
            <text:p>10,0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ZWOLLE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2046" calcext:value-type="float">
            <text:p>2,046</text:p>
          </table:table-cell>
          <table:table-cell table:style-name="ce30" office:value-type="float" office:value="2048" calcext:value-type="float">
            <text:p>2,04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42" calcext:value-type="float">
            <text:p>742</text:p>
          </table:table-cell>
          <table:table-cell table:style-name="ce30" office:value-type="float" office:value="5313" calcext:value-type="float">
            <text:p>5,313</text:p>
          </table:table-cell>
          <table:table-cell table:style-name="ce30" office:value-type="float" office:value="6555" calcext:value-type="float">
            <text:p>6,555</text:p>
          </table:table-cell>
          <table:table-cell table:style-name="ce30" office:value-type="float" office:value="8457" calcext:value-type="float">
            <text:p>8,457</text:p>
          </table:table-cell>
          <table:table-cell table:style-name="ce30" office:value-type="float" office:value="9711" calcext:value-type="float">
            <text:p>9,711</text:p>
          </table:table-cell>
          <table:table-cell table:style-name="ce36" office:value-type="float" office:value="18168" calcext:value-type="float">
            <text:p>18,1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708" calcext:value-type="float">
            <text:p>7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23" calcext:value-type="float">
            <text:p>623</text:p>
          </table:table-cell>
          <table:table-cell table:style-name="ce35" office:value-type="float" office:value="674" calcext:value-type="float">
            <text:p>6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6" calcext:value-type="float">
            <text:p>1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186" calcext:value-type="float">
            <text:p>186</text:p>
          </table:table-cell>
          <table:table-cell table:style-name="ce29"/>
          <table:table-cell table:style-name="ce29" office:value-type="float" office:value="221" calcext:value-type="float">
            <text:p>221</text:p>
          </table:table-cell>
          <table:table-cell table:style-name="ce29"/>
          <table:table-cell table:style-name="ce35" office:value-type="float" office:value="221" calcext:value-type="float">
            <text:p>2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167" calcext:value-type="float">
            <text:p>1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jgs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rijgslieden beneden den rang van a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65" calcext:value-type="float">
            <text:p>465</text:p>
          </table:table-cell>
          <table:table-cell table:style-name="ce29"/>
          <table:table-cell table:style-name="ce29" office:value-type="float" office:value="467" calcext:value-type="float">
            <text:p>467</text:p>
          </table:table-cell>
          <table:table-cell table:style-name="ce29"/>
          <table:table-cell table:style-name="ce35" office:value-type="float" office:value="467" calcext:value-type="float">
            <text:p>4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202" calcext:value-type="float">
            <text:p>2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riniers en zeelieden van en bov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riniers en zeelieden beneden den rang van a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232" calcext:value-type="float">
            <text:p>232</text:p>
          </table:table-cell>
          <table:table-cell table:style-name="ce29"/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251" calcext:value-type="float">
            <text:p>2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lpvisschers, schul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ippers, loodsen, gezagvoerders, stuurlieden en matrozen (koopvaardij-),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28" calcext:value-type="float">
            <text:p>1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96" calcext:value-type="float">
            <text:p>1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2" office:value-type="float" office:value="520" calcext:value-type="float">
            <text:p>520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934" calcext:value-type="float">
            <text:p>934</text:p>
          </table:table-cell>
          <table:table-cell table:style-name="ce36" office:value-type="float" office:value="1868" calcext:value-type="float">
            <text:p>1,86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7" calcext:value-type="float">
            <text:p>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239" calcext:value-type="float">
            <text:p>239</text:p>
          </table:table-cell>
          <table:table-cell table:style-name="ce29"/>
          <table:table-cell table:style-name="ce29" office:value-type="float" office:value="254" calcext:value-type="float">
            <text:p>254</text:p>
          </table:table-cell>
          <table:table-cell table:style-name="ce29"/>
          <table:table-cell table:style-name="ce35" office:value-type="float" office:value="254" calcext:value-type="float">
            <text:p>2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/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1137" calcext:value-type="float">
            <text:p>1,137</text:p>
          </table:table-cell>
          <table:table-cell table:style-name="ce30" office:value-type="float" office:value="1168" calcext:value-type="float">
            <text:p>1,16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527" calcext:value-type="float">
            <text:p>527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5596" calcext:value-type="float">
            <text:p>5,596</text:p>
          </table:table-cell>
          <table:table-cell table:style-name="ce36" office:value-type="float" office:value="7496" calcext:value-type="float">
            <text:p>7,4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AD DEVENTER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1665" calcext:value-type="float">
            <text:p>1,665</text:p>
          </table:table-cell>
          <table:table-cell table:style-name="ce30" office:value-type="float" office:value="1649" calcext:value-type="float">
            <text:p>1,64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03" calcext:value-type="float">
            <text:p>603</text:p>
          </table:table-cell>
          <table:table-cell table:style-name="ce30" office:value-type="float" office:value="4934" calcext:value-type="float">
            <text:p>4,934</text:p>
          </table:table-cell>
          <table:table-cell table:style-name="ce30" office:value-type="float" office:value="5197" calcext:value-type="float">
            <text:p>5,197</text:p>
          </table:table-cell>
          <table:table-cell table:style-name="ce30" office:value-type="float" office:value="7490" calcext:value-type="float">
            <text:p>7,490</text:p>
          </table:table-cell>
          <table:table-cell table:style-name="ce30" office:value-type="float" office:value="7768" calcext:value-type="float">
            <text:p>7,768</text:p>
          </table:table-cell>
          <table:table-cell table:style-name="ce36" office:value-type="float" office:value="15258" calcext:value-type="float">
            <text:p>15,25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 office:value-type="float" office:value="69" calcext:value-type="float">
            <text:p>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0" calcext:value-type="float">
            <text:p>10</text:p>
          </table:table-cell>
          <table:table-cell table:style-name="ce30" office:value-type="float" office:value="1485" calcext:value-type="float">
            <text:p>1,485</text:p>
          </table:table-cell>
          <table:table-cell table:style-name="ce29" office:value-type="float" office:value="235" calcext:value-type="float">
            <text:p>235</text:p>
          </table:table-cell>
          <table:table-cell table:style-name="ce30" office:value-type="float" office:value="1526" calcext:value-type="float">
            <text:p>1,526</text:p>
          </table:table-cell>
          <table:table-cell table:style-name="ce29" office:value-type="float" office:value="245" calcext:value-type="float">
            <text:p>245</text:p>
          </table:table-cell>
          <table:table-cell table:style-name="ce36" office:value-type="float" office:value="1771" calcext:value-type="float">
            <text:p>1,7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ik- en plaa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/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85" calcext:value-type="float">
            <text:p>3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35" calcext:value-type="float">
            <text:p>135</text:p>
          </table:table-cell>
          <table:table-cell table:style-name="ce30" office:value-type="float" office:value="1947" calcext:value-type="float">
            <text:p>1,947</text:p>
          </table:table-cell>
          <table:table-cell table:style-name="ce29" office:value-type="float" office:value="136" calcext:value-type="float">
            <text:p>136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6" office:value-type="float" office:value="2182" calcext:value-type="float">
            <text:p>2,1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207" calcext:value-type="float">
            <text:p>2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ezantschappen en consult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18" calcext:value-type="float">
            <text:p>1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47" calcext:value-type="float">
            <text:p>147</text:p>
          </table:table-cell>
          <table:table-cell table:style-name="ce29"/>
          <table:table-cell table:style-name="ce29" office:value-type="float" office:value="163" calcext:value-type="float">
            <text:p>163</text:p>
          </table:table-cell>
          <table:table-cell table:style-name="ce29"/>
          <table:table-cell table:style-name="ce35" office:value-type="float" office:value="163" calcext:value-type="float">
            <text:p>1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66" calcext:value-type="float">
            <text:p>2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float" office:value="465" calcext:value-type="float">
            <text:p>465</text:p>
          </table:table-cell>
          <table:table-cell table:style-name="ce29"/>
          <table:table-cell table:style-name="ce29" office:value-type="float" office:value="534" calcext:value-type="float">
            <text:p>534</text:p>
          </table:table-cell>
          <table:table-cell table:style-name="ce29"/>
          <table:table-cell table:style-name="ce35" office:value-type="float" office:value="534" calcext:value-type="float">
            <text:p>5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43" calcext:value-type="float">
            <text:p>143</text:p>
          </table:table-cell>
          <table:table-cell table:style-name="ce35" office:value-type="float" office:value="390" calcext:value-type="float">
            <text:p>3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76" calcext:value-type="float">
            <text:p>76</text:p>
          </table:table-cell>
          <table:table-cell table:style-name="ce35" office:value-type="float" office:value="602" calcext:value-type="float">
            <text:p>6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119" calcext:value-type="float">
            <text:p>1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/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22" calcext:value-type="float">
            <text:p>522</text:p>
          </table:table-cell>
          <table:table-cell table:style-name="ce29"/>
          <table:table-cell table:style-name="ce29" office:value-type="float" office:value="524" calcext:value-type="float">
            <text:p>524</text:p>
          </table:table-cell>
          <table:table-cell table:style-name="ce29"/>
          <table:table-cell table:style-name="ce35" office:value-type="float" office:value="524" calcext:value-type="float">
            <text:p>5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7" calcext:value-type="float">
            <text:p>19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207" calcext:value-type="float">
            <text:p>207</text:p>
          </table:table-cell>
          <table:table-cell table:style-name="ce36" office:value-type="float" office:value="1044" calcext:value-type="float">
            <text:p>1,0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erlingen aan het instituut voor blin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23" calcext:value-type="float">
            <text:p>223</text:p>
          </table:table-cell>
          <table:table-cell table:style-name="ce29"/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150" calcext:value-type="float">
            <text:p>150</text:p>
          </table:table-cell>
          <table:table-cell table:style-name="ce29"/>
          <table:table-cell table:style-name="ce29" office:value-type="float" office:value="887" calcext:value-type="float">
            <text:p>887</text:p>
          </table:table-cell>
          <table:table-cell table:style-name="ce29"/>
          <table:table-cell table:style-name="ce29" office:value-type="string" calcext:value-type="string">
            <text:p>1.072/1</text:p>
          </table:table-cell>
          <table:table-cell table:style-name="ce36" office:value-type="float" office:value="1072" calcext:value-type="float">
            <text:p>1,0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 table:number-columns-repeated="3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152" calcext:value-type="float">
            <text:p>1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71" calcext:value-type="float">
            <text:p>2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/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29" office:value-type="float" office:value="74" calcext:value-type="float">
            <text:p>74</text:p>
          </table:table-cell>
          <table:table-cell table:style-name="ce29"/>
          <table:table-cell table:style-name="ce35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3" calcext:value-type="float">
            <text:p>1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-, blok-, maat- en zeilmakers, rafactiemeesters, scheepsloopers, tak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6" calcext:value-type="float">
            <text:p>36</text:p>
          </table:table-cell>
          <table:table-cell table:style-name="ce29"/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602" calcext:value-type="float">
            <text:p>6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nmakers en lapp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80" calcext:value-type="float">
            <text:p>58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1549" calcext:value-type="float">
            <text:p>1,549</text:p>
          </table:table-cell>
          <table:table-cell table:style-name="ce30" office:value-type="float" office:value="1460" calcext:value-type="float">
            <text:p>1,46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6" office:value-type="float" office:value="5147" calcext:value-type="float">
            <text:p>5,1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07" calcext:value-type="float">
            <text:p>3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292" calcext:value-type="float">
            <text:p>2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269" calcext:value-type="float">
            <text:p>2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614" calcext:value-type="float">
            <text:p>614</text:p>
          </table:table-cell>
          <table:table-cell table:style-name="ce29"/>
          <table:table-cell table:style-name="ce29" office:value-type="float" office:value="656" calcext:value-type="float">
            <text:p>656</text:p>
          </table:table-cell>
          <table:table-cell table:style-name="ce29"/>
          <table:table-cell table:style-name="ce35" office:value-type="float" office:value="656" calcext:value-type="float">
            <text:p>6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62" calcext:value-type="float">
            <text:p>1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12" calcext:value-type="float">
            <text:p>112</text:p>
          </table:table-cell>
          <table:table-cell table:style-name="ce29"/>
          <table:table-cell table:style-name="ce29" office:value-type="float" office:value="113" calcext:value-type="float">
            <text:p>113</text:p>
          </table:table-cell>
          <table:table-cell table:style-name="ce29"/>
          <table:table-cell table:style-name="ce35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ater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2" office:value-type="string" calcext:value-type="string">
            <text:p>3.36</text:p>
          </table:table-cell>
          <table:table-cell table:style-name="ce30" office:value-type="float" office:value="3459" calcext:value-type="float">
            <text:p>3,45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500" calcext:value-type="float">
            <text:p>500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1383" calcext:value-type="float">
            <text:p>11,383</text:p>
          </table:table-cell>
          <table:table-cell table:style-name="ce30" office:value-type="float" office:value="5496" calcext:value-type="float">
            <text:p>5,496</text:p>
          </table:table-cell>
          <table:table-cell table:style-name="ce29" office:value-type="string" calcext:value-type="string">
            <text:p>16.274/1</text:p>
          </table:table-cell>
          <table:table-cell table:style-name="ce36" office:value-type="float" office:value="21770" calcext:value-type="float">
            <text:p>21,77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4945" calcext:value-type="float">
            <text:p>4,945</text:p>
          </table:table-cell>
          <table:table-cell table:style-name="ce30" office:value-type="float" office:value="4953" calcext:value-type="float">
            <text:p>4,953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931" calcext:value-type="float">
            <text:p>931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13443" calcext:value-type="float">
            <text:p>13,443</text:p>
          </table:table-cell>
          <table:table-cell table:style-name="ce30" office:value-type="float" office:value="15530" calcext:value-type="float">
            <text:p>15,530</text:p>
          </table:table-cell>
          <table:table-cell table:style-name="ce30" office:value-type="float" office:value="21042" calcext:value-type="float">
            <text:p>21,042</text:p>
          </table:table-cell>
          <table:table-cell table:style-name="ce30" office:value-type="float" office:value="23267" calcext:value-type="float">
            <text:p>23,267</text:p>
          </table:table-cell>
          <table:table-cell table:style-name="ce36" office:value-type="float" office:value="44309" calcext:value-type="float">
            <text:p>44,3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194" calcext:value-type="float">
            <text:p>19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47" calcext:value-type="float">
            <text:p>47</text:p>
          </table:table-cell>
          <table:table-cell table:style-name="ce30" office:value-type="float" office:value="7220" calcext:value-type="float">
            <text:p>7,220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7451" calcext:value-type="float">
            <text:p>7,451</text:p>
          </table:table-cell>
          <table:table-cell table:style-name="ce29" office:value-type="float" office:value="2000" calcext:value-type="float">
            <text:p>2000</text:p>
          </table:table-cell>
          <table:table-cell table:style-name="ce36" office:value-type="float" office:value="9451" calcext:value-type="float">
            <text:p>9,4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4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29" calcext:value-type="float">
            <text:p>12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746" calcext:value-type="float">
            <text:p>7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75" calcext:value-type="float">
            <text:p>1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292" calcext:value-type="float">
            <text:p>292</text:p>
          </table:table-cell>
          <table:table-cell table:style-name="ce30" office:value-type="float" office:value="2313" calcext:value-type="float">
            <text:p>2,313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string" calcext:value-type="string">
            <text:p>2.515/1</text:p>
          </table:table-cell>
          <table:table-cell table:style-name="ce36" office:value-type="float" office:value="2818" calcext:value-type="float">
            <text:p>2,8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781" calcext:value-type="float">
            <text:p>7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223" calcext:value-type="float">
            <text:p>2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/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56" calcext:value-type="float">
            <text:p>1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118" calcext:value-type="float">
            <text:p>1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2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47" calcext:value-type="float">
            <text:p>3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31" calcext:value-type="float">
            <text:p>3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35" office:value-type="float" office:value="138" calcext:value-type="float">
            <text:p>1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805" calcext:value-type="float">
            <text:p>8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712" calcext:value-type="float">
            <text:p>7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14" calcext:value-type="float">
            <text:p>314</text:p>
          </table:table-cell>
          <table:table-cell table:style-name="ce29"/>
          <table:table-cell table:style-name="ce29" office:value-type="float" office:value="321" calcext:value-type="float">
            <text:p>321</text:p>
          </table:table-cell>
          <table:table-cell table:style-name="ce29"/>
          <table:table-cell table:style-name="ce35" office:value-type="float" office:value="321" calcext:value-type="float">
            <text:p>3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onisten gewone</text:p>
          </table:table-cell>
          <table:table-cell table:style-name="Default"/>
          <table:table-cell table:style-name="ce22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lonisten bedelaars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1.49</text:p>
          </table:table-cell>
          <table:table-cell table:style-name="ce29" office:value-type="float" office:value="362" calcext:value-type="float">
            <text:p>362</text:p>
          </table:table-cell>
          <table:table-cell table:style-name="ce30" office:value-type="float" office:value="1534" calcext:value-type="float">
            <text:p>1,534</text:p>
          </table:table-cell>
          <table:table-cell table:style-name="ce29" office:value-type="float" office:value="408" calcext:value-type="float">
            <text:p>408</text:p>
          </table:table-cell>
          <table:table-cell table:style-name="ce36" office:value-type="float" office:value="1942" calcext:value-type="float">
            <text:p>1,9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677" calcext:value-type="float">
            <text:p>67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245" calcext:value-type="float">
            <text:p>2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153" calcext:value-type="float">
            <text:p>1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386" calcext:value-type="float">
            <text:p>38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74" calcext:value-type="float">
            <text:p>17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1" calcext:value-type="float">
            <text:p>31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23293" calcext:value-type="float">
            <text:p>23,293</text:p>
          </table:table-cell>
          <table:table-cell table:style-name="ce30" office:value-type="float" office:value="11123" calcext:value-type="float">
            <text:p>11,123</text:p>
          </table:table-cell>
          <table:table-cell table:style-name="ce30" office:value-type="float" office:value="24864" calcext:value-type="float">
            <text:p>24,864</text:p>
          </table:table-cell>
          <table:table-cell table:style-name="ce30" office:value-type="float" office:value="12252" calcext:value-type="float">
            <text:p>12,252</text:p>
          </table:table-cell>
          <table:table-cell table:style-name="ce36" office:value-type="float" office:value="37116" calcext:value-type="float">
            <text:p>37,1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557" calcext:value-type="float">
            <text:p>5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285" calcext:value-type="float">
            <text:p>2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87" calcext:value-type="float">
            <text:p>287</text:p>
          </table:table-cell>
          <table:table-cell table:style-name="ce29"/>
          <table:table-cell table:style-name="ce29" office:value-type="float" office:value="295" calcext:value-type="float">
            <text:p>295</text:p>
          </table:table-cell>
          <table:table-cell table:style-name="ce29"/>
          <table:table-cell table:style-name="ce35" office:value-type="float" office:value="295" calcext:value-type="float">
            <text:p>2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955" calcext:value-type="float">
            <text:p>955</text:p>
          </table:table-cell>
          <table:table-cell table:style-name="ce29"/>
          <table:table-cell table:style-name="ce30" office:value-type="float" office:value="1001" calcext:value-type="float">
            <text:p>1,001</text:p>
          </table:table-cell>
          <table:table-cell table:style-name="ce36" office:value-type="float" office:value="1001" calcext:value-type="float">
            <text:p>1,00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333" calcext:value-type="float">
            <text:p>3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796" calcext:value-type="float">
            <text:p>7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/>
          <table:table-cell table:style-name="ce35" office:value-type="float" office:value="122" calcext:value-type="float">
            <text:p>1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80" calcext:value-type="float">
            <text:p>80</text:p>
          </table:table-cell>
          <table:table-cell table:style-name="ce29"/>
          <table:table-cell table:style-name="ce29" office:value-type="float" office:value="84" calcext:value-type="float">
            <text:p>84</text:p>
          </table:table-cell>
          <table:table-cell table:style-name="ce29"/>
          <table:table-cell table:style-name="ce35" office:value-type="float" office:value="84" calcext:value-type="float">
            <text:p>8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90" calcext:value-type="float">
            <text:p>1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53" calcext:value-type="float">
            <text:p>2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30" office:value-type="float" office:value="1152" calcext:value-type="float">
            <text:p>1,152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223" calcext:value-type="float">
            <text:p>1,223</text:p>
          </table:table-cell>
          <table:table-cell table:style-name="ce29" office:value-type="float" office:value="9" calcext:value-type="float">
            <text:p>9</text:p>
          </table:table-cell>
          <table:table-cell table:style-name="ce36" office:value-type="float" office:value="1232" calcext:value-type="float">
            <text:p>1,2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792" calcext:value-type="float">
            <text:p>7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8113" calcext:value-type="float">
            <text:p>8,113</text:p>
          </table:table-cell>
          <table:table-cell table:style-name="ce30" office:value-type="float" office:value="7553" calcext:value-type="float">
            <text:p>7,553</text:p>
          </table:table-cell>
          <table:table-cell table:style-name="ce29" office:value-type="string" calcext:value-type="string">
            <text:p>3.34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531" calcext:value-type="float">
            <text:p>1,5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13241" calcext:value-type="float">
            <text:p>13,241</text:p>
          </table:table-cell>
          <table:table-cell table:style-name="ce30" office:value-type="float" office:value="12177" calcext:value-type="float">
            <text:p>12,177</text:p>
          </table:table-cell>
          <table:table-cell table:style-name="ce36" office:value-type="float" office:value="25418" calcext:value-type="float">
            <text:p>25,4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87" calcext:value-type="float">
            <text:p>28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40" calcext:value-type="float">
            <text:p>2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440" calcext:value-type="float">
            <text:p>440</text:p>
          </table:table-cell>
          <table:table-cell table:style-name="ce30" office:value-type="float" office:value="4963" calcext:value-type="float">
            <text:p>4,963</text:p>
          </table:table-cell>
          <table:table-cell table:style-name="ce30" office:value-type="float" office:value="2748" calcext:value-type="float">
            <text:p>2,748</text:p>
          </table:table-cell>
          <table:table-cell table:style-name="ce30" office:value-type="float" office:value="5805" calcext:value-type="float">
            <text:p>5,805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6" office:value-type="float" office:value="9022" calcext:value-type="float">
            <text:p>9,0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35" office:value-type="float" office:value="69" calcext:value-type="float">
            <text:p>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55" calcext:value-type="float">
            <text:p>55</text:p>
          </table:table-cell>
          <table:table-cell table:style-name="ce29"/>
          <table:table-cell table:style-name="ce30" office:value-type="float" office:value="1326" calcext:value-type="float">
            <text:p>1,326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1382" calcext:value-type="float">
            <text:p>1,382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1385" calcext:value-type="float">
            <text:p>1,3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urf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float" office:value="72" calcext:value-type="float">
            <text:p>72</text:p>
          </table:table-cell>
          <table:table-cell table:style-name="ce29"/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404" calcext:value-type="float">
            <text:p>4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tera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326" calcext:value-type="float">
            <text:p>326</text:p>
          </table:table-cell>
          <table:table-cell table:style-name="ce29"/>
          <table:table-cell table:style-name="ce29" office:value-type="float" office:value="346" calcext:value-type="float">
            <text:p>346</text:p>
          </table:table-cell>
          <table:table-cell table:style-name="ce29"/>
          <table:table-cell table:style-name="ce35" office:value-type="float" office:value="346" calcext:value-type="float">
            <text:p>34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43" calcext:value-type="float">
            <text:p>2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204" calcext:value-type="float">
            <text:p>2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11646" calcext:value-type="float">
            <text:p>11,646</text:p>
          </table:table-cell>
          <table:table-cell table:style-name="ce30" office:value-type="float" office:value="11493" calcext:value-type="float">
            <text:p>11,493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642" calcext:value-type="float">
            <text:p>642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3238" calcext:value-type="float">
            <text:p>33,238</text:p>
          </table:table-cell>
          <table:table-cell table:style-name="ce30" office:value-type="float" office:value="18280" calcext:value-type="float">
            <text:p>18,280</text:p>
          </table:table-cell>
          <table:table-cell table:style-name="ce30" office:value-type="float" office:value="49019" calcext:value-type="float">
            <text:p>49,019</text:p>
          </table:table-cell>
          <table:table-cell table:style-name="ce36" office:value-type="float" office:value="67299" calcext:value-type="float">
            <text:p>67,2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NEGEN EN VIJFTIG GEMEENTEN TEN PLATTEN LANDE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3" office:value-type="float" office:value="19874" calcext:value-type="float">
            <text:p>19,874</text:p>
          </table:table-cell>
          <table:table-cell table:style-name="ce30" office:value-type="float" office:value="19180" calcext:value-type="float">
            <text:p>19,180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7466" calcext:value-type="float">
            <text:p>7,466</text:p>
          </table:table-cell>
          <table:table-cell table:style-name="ce30" office:value-type="float" office:value="7108" calcext:value-type="float">
            <text:p>7,108</text:p>
          </table:table-cell>
          <table:table-cell table:style-name="ce30" office:value-type="float" office:value="56139" calcext:value-type="float">
            <text:p>56,139</text:p>
          </table:table-cell>
          <table:table-cell table:style-name="ce30" office:value-type="float" office:value="53918" calcext:value-type="float">
            <text:p>53,918</text:p>
          </table:table-cell>
          <table:table-cell table:style-name="ce30" office:value-type="float" office:value="87443" calcext:value-type="float">
            <text:p>87,443</text:p>
          </table:table-cell>
          <table:table-cell table:style-name="ce30" office:value-type="float" office:value="84011" calcext:value-type="float">
            <text:p>84,011</text:p>
          </table:table-cell>
          <table:table-cell table:style-name="ce36" office:value-type="float" office:value="171454" calcext:value-type="float">
            <text:p>171,45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263" calcext:value-type="float">
            <text:p>26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29" office:value-type="float" office:value="152" calcext:value-type="float">
            <text:p>152</text:p>
          </table:table-cell>
          <table:table-cell table:style-name="ce29"/>
          <table:table-cell table:style-name="ce35" office:value-type="float" office:value="152" calcext:value-type="float">
            <text:p>15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2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7" calcext:value-type="float">
            <text:p>57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8977" calcext:value-type="float">
            <text:p>8,977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6" office:value-type="float" office:value="11222" calcext:value-type="float">
            <text:p>11,2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6" calcext:value-type="float">
            <text:p>12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-ball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49" calcext:value-type="float">
            <text:p>2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24" calcext:value-type="float">
            <text:p>1,024</text:p>
          </table:table-cell>
          <table:table-cell table:style-name="ce29" office:value-type="float" office:value="38" calcext:value-type="float">
            <text:p>38</text:p>
          </table:table-cell>
          <table:table-cell table:style-name="ce30" office:value-type="float" office:value="1092" calcext:value-type="float">
            <text:p>1,092</text:p>
          </table:table-cell>
          <table:table-cell table:style-name="ce29" office:value-type="float" office:value="39" calcext:value-type="float">
            <text:p>39</text:p>
          </table:table-cell>
          <table:table-cell table:style-name="ce36" office:value-type="float" office:value="1131" calcext:value-type="float">
            <text:p>1,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84" calcext:value-type="float">
            <text:p>18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427" calcext:value-type="float">
            <text:p>427</text:p>
          </table:table-cell>
          <table:table-cell table:style-name="ce30" office:value-type="float" office:value="4260" calcext:value-type="float">
            <text:p>4,26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string" calcext:value-type="string">
            <text:p>4.561/1</text:p>
          </table:table-cell>
          <table:table-cell table:style-name="ce35" office:value-type="float" office:value="5000" calcext:value-type="float">
            <text:p>50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2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832" calcext:value-type="float">
            <text:p>8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430" calcext:value-type="float">
            <text:p>43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29" office:value-type="float" office:value="124" calcext:value-type="float">
            <text:p>124</text:p>
          </table:table-cell>
          <table:table-cell table:style-name="ce29"/>
          <table:table-cell table:style-name="ce35" office:value-type="float" office:value="124" calcext:value-type="float">
            <text:p>1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228" calcext:value-type="float">
            <text:p>2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172" calcext:value-type="float">
            <text:p>1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uders</text:p>
          </table:table-cell>
          <table:table-cell table:style-name="Default"/>
          <table:table-cell table:style-name="ce22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47" calcext:value-type="float">
            <text:p>3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71" calcext:value-type="float">
            <text:p>71</text:p>
          </table:table-cell>
          <table:table-cell table:style-name="ce29"/>
          <table:table-cell table:style-name="ce29" office:value-type="float" office:value="75" calcext:value-type="float">
            <text:p>75</text:p>
          </table:table-cell>
          <table:table-cell table:style-name="ce29"/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2" office:value-type="float" office:value="49" calcext:value-type="float">
            <text:p>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5" calcext:value-type="float">
            <text:p>125</text:p>
          </table:table-cell>
          <table:table-cell table:style-name="ce35" office:value-type="float" office:value="233" calcext:value-type="float">
            <text:p>2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205" calcext:value-type="float">
            <text:p>205</text:p>
          </table:table-cell>
          <table:table-cell table:style-name="ce29"/>
          <table:table-cell table:style-name="ce29" office:value-type="float" office:value="225" calcext:value-type="float">
            <text:p>225</text:p>
          </table:table-cell>
          <table:table-cell table:style-name="ce29"/>
          <table:table-cell table:style-name="ce35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29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357" calcext:value-type="float">
            <text:p>35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15" calcext:value-type="float">
            <text:p>115</text:p>
          </table:table-cell>
          <table:table-cell table:style-name="ce29"/>
          <table:table-cell table:style-name="ce30" office:value-type="float" office:value="1215" calcext:value-type="float">
            <text:p>1,215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float" office:value="1339" calcext:value-type="float">
            <text:p>1,3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362" calcext:value-type="float">
            <text:p>362</text:p>
          </table:table-cell>
          <table:table-cell table:style-name="ce36" office:value-type="float" office:value="1102" calcext:value-type="float">
            <text:p>1,10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95" calcext:value-type="float">
            <text:p>95</text:p>
          </table:table-cell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363" calcext:value-type="float">
            <text:p>363</text:p>
          </table:table-cell>
          <table:table-cell table:style-name="ce29"/>
          <table:table-cell table:style-name="ce29" office:value-type="float" office:value="372" calcext:value-type="float">
            <text:p>372</text:p>
          </table:table-cell>
          <table:table-cell table:style-name="ce29"/>
          <table:table-cell table:style-name="ce35" office:value-type="float" office:value="372" calcext:value-type="float">
            <text:p>3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gewone</text:p>
          </table:table-cell>
          <table:table-cell table:style-name="Default"/>
          <table:table-cell table:style-name="ce22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bedelaars</text:p>
          </table:table-cell>
          <table:table-cell table:style-name="Default"/>
          <table:table-cell table:style-name="ce22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5" calcext:value-type="float">
            <text:p>15</text:p>
          </table:table-cell>
          <table:table-cell table:style-name="ce30" office:value-type="float" office:value="1490" calcext:value-type="float">
            <text:p>1,490</text:p>
          </table:table-cell>
          <table:table-cell table:style-name="ce29" office:value-type="float" office:value="362" calcext:value-type="float">
            <text:p>362</text:p>
          </table:table-cell>
          <table:table-cell table:style-name="ce30" office:value-type="float" office:value="1534" calcext:value-type="float">
            <text:p>1,534</text:p>
          </table:table-cell>
          <table:table-cell table:style-name="ce29" office:value-type="float" office:value="408" calcext:value-type="float">
            <text:p>408</text:p>
          </table:table-cell>
          <table:table-cell table:style-name="ce36" office:value-type="float" office:value="1942" calcext:value-type="float">
            <text:p>1,94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143" calcext:value-type="float">
            <text:p>1,143</text:p>
          </table:table-cell>
          <table:table-cell table:style-name="ce29" office:value-type="float" office:value="125" calcext:value-type="float">
            <text:p>125</text:p>
          </table:table-cell>
          <table:table-cell table:style-name="ce30" office:value-type="float" office:value="1153" calcext:value-type="float">
            <text:p>1,153</text:p>
          </table:table-cell>
          <table:table-cell table:style-name="ce29" office:value-type="float" office:value="126" calcext:value-type="float">
            <text:p>126</text:p>
          </table:table-cell>
          <table:table-cell table:style-name="ce36" office:value-type="float" office:value="1279" calcext:value-type="float">
            <text:p>1,2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21" calcext:value-type="float">
            <text:p>32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62" calcext:value-type="float">
            <text:p>16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66" calcext:value-type="float">
            <text:p>1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505" calcext:value-type="float">
            <text:p>5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29" office:value-type="float" office:value="76" calcext:value-type="float">
            <text:p>76</text:p>
          </table:table-cell>
          <table:table-cell table:style-name="ce29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35"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36" calcext:value-type="float">
            <text:p>536</text:p>
          </table:table-cell>
          <table:table-cell table:style-name="ce29"/>
          <table:table-cell table:style-name="ce29" office:value-type="float" office:value="538" calcext:value-type="float">
            <text:p>538</text:p>
          </table:table-cell>
          <table:table-cell table:style-name="ce29"/>
          <table:table-cell table:style-name="ce35" office:value-type="float" office:value="538" calcext:value-type="float">
            <text:p>53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8" calcext:value-type="float">
            <text:p>38</text:p>
          </table:table-cell>
          <table:table-cell table:style-name="ce29"/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371" calcext:value-type="float">
            <text:p>3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2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24053" calcext:value-type="float">
            <text:p>24,053</text:p>
          </table:table-cell>
          <table:table-cell table:style-name="ce30" office:value-type="float" office:value="11315" calcext:value-type="float">
            <text:p>11,315</text:p>
          </table:table-cell>
          <table:table-cell table:style-name="ce30" office:value-type="float" office:value="25701" calcext:value-type="float">
            <text:p>25,701</text:p>
          </table:table-cell>
          <table:table-cell table:style-name="ce30" office:value-type="float" office:value="12459" calcext:value-type="float">
            <text:p>12,459</text:p>
          </table:table-cell>
          <table:table-cell table:style-name="ce36" office:value-type="float" office:value="38160" calcext:value-type="float">
            <text:p>38,1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1" calcext:value-type="float">
            <text:p>13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89" calcext:value-type="float">
            <text:p>189</text:p>
          </table:table-cell>
          <table:table-cell table:style-name="ce35" office:value-type="float" office:value="624" calcext:value-type="float">
            <text:p>6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295" calcext:value-type="float">
            <text:p>29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29" office:value-type="float" office:value="32" calcext:value-type="float">
            <text:p>32</text:p>
          </table:table-cell>
          <table:table-cell table:style-name="ce29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510" calcext:value-type="float">
            <text:p>510</text:p>
          </table:table-cell>
          <table:table-cell table:style-name="ce29"/>
          <table:table-cell table:style-name="ce29" office:value-type="float" office:value="520" calcext:value-type="float">
            <text:p>520</text:p>
          </table:table-cell>
          <table:table-cell table:style-name="ce29"/>
          <table:table-cell table:style-name="ce35" office:value-type="float" office:value="520" calcext:value-type="float">
            <text:p>52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float" office:value="192" calcext:value-type="float">
            <text:p>192</text:p>
          </table:table-cell>
          <table:table-cell table:style-name="ce29"/>
          <table:table-cell table:style-name="ce30" office:value-type="float" office:value="1842" calcext:value-type="float">
            <text:p>1,842</text:p>
          </table:table-cell>
          <table:table-cell table:style-name="ce29"/>
          <table:table-cell table:style-name="ce29" office:value-type="string" calcext:value-type="string">
            <text:p>2.073/1</text:p>
          </table:table-cell>
          <table:table-cell table:style-name="ce36" office:value-type="float" office:value="2073" calcext:value-type="float">
            <text:p>2,07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485" calcext:value-type="float">
            <text:p>48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29" office:value-type="float" office:value="37" calcext:value-type="float">
            <text:p>37</text:p>
          </table:table-cell>
          <table:table-cell table:style-name="ce29"/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2"/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114" calcext:value-type="float">
            <text:p>114</text:p>
          </table:table-cell>
          <table:table-cell table:style-name="ce36" office:value-type="float" office:value="1067" calcext:value-type="float">
            <text:p>1,06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135" calcext:value-type="float">
            <text:p>13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29" office:value-type="float" office:value="196" calcext:value-type="float">
            <text:p>196</text:p>
          </table:table-cell>
          <table:table-cell table:style-name="ce29"/>
          <table:table-cell table:style-name="ce35" office:value-type="float" office:value="196" calcext:value-type="float">
            <text:p>19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2"/>
          <table:table-cell table:style-name="ce29" table:number-columns-repeated="6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35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118" calcext:value-type="float">
            <text:p>1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9" calcext:value-type="float">
            <text:p>19</text:p>
          </table:table-cell>
          <table:table-cell table:style-name="ce29"/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207" calcext:value-type="float">
            <text:p>20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5" calcext:value-type="float">
            <text:p>5</text:p>
          </table:table-cell>
          <table:table-cell table:style-name="ce35" office:value-type="float" office:value="271" calcext:value-type="float">
            <text:p>27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zeilnaald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53" calcext:value-type="float">
            <text:p>55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3" calcext:value-type="float">
            <text:p>103</text:p>
          </table:table-cell>
          <table:table-cell table:style-name="ce29"/>
          <table:table-cell table:style-name="ce30" office:value-type="float" office:value="1707" calcext:value-type="float">
            <text:p>1,707</text:p>
          </table:table-cell>
          <table:table-cell table:style-name="ce29" office:value-type="float" office:value="14" calcext:value-type="float">
            <text:p>14</text:p>
          </table:table-cell>
          <table:table-cell table:style-name="ce30" office:value-type="float" office:value="1820" calcext:value-type="float">
            <text:p>1,820</text:p>
          </table:table-cell>
          <table:table-cell table:style-name="ce29" office:value-type="float" office:value="14" calcext:value-type="float">
            <text:p>14</text:p>
          </table:table-cell>
          <table:table-cell table:style-name="ce36" office:value-type="float" office:value="1834" calcext:value-type="float">
            <text:p>1,8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235" calcext:value-type="float">
            <text:p>1,235</text:p>
          </table:table-cell>
          <table:table-cell table:style-name="ce29" office:value-type="float" office:value="11" calcext:value-type="float">
            <text:p>11</text:p>
          </table:table-cell>
          <table:table-cell table:style-name="ce30" office:value-type="float" office:value="1360" calcext:value-type="float">
            <text:p>1,360</text:p>
          </table:table-cell>
          <table:table-cell table:style-name="ce29" office:value-type="float" office:value="12" calcext:value-type="float">
            <text:p>12</text:p>
          </table:table-cell>
          <table:table-cell table:style-name="ce36" office:value-type="float" office:value="1372" calcext:value-type="float">
            <text:p>1,37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3" office:value-type="float" office:value="9662" calcext:value-type="float">
            <text:p>9,662</text:p>
          </table:table-cell>
          <table:table-cell table:style-name="ce30" office:value-type="float" office:value="9013" calcext:value-type="float">
            <text:p>9,013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2049" calcext:value-type="float">
            <text:p>2,04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6" calcext:value-type="float">
            <text:p>96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14707" calcext:value-type="float">
            <text:p>14,707</text:p>
          </table:table-cell>
          <table:table-cell table:style-name="ce36" office:value-type="float" office:value="30565" calcext:value-type="float">
            <text:p>30,56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" calcext:value-type="float">
            <text:p>3</text:p>
          </table:table-cell>
          <table:table-cell table:style-name="ce35" office:value-type="float" office:value="283" calcext:value-type="float">
            <text:p>28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29" office:value-type="float" office:value="34" calcext:value-type="float">
            <text:p>34</text:p>
          </table:table-cell>
          <table:table-cell table:style-name="ce29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444" calcext:value-type="float">
            <text:p>444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2800" calcext:value-type="float">
            <text:p>2,800</text:p>
          </table:table-cell>
          <table:table-cell table:style-name="ce30" office:value-type="float" office:value="6041" calcext:value-type="float">
            <text:p>6,041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6" office:value-type="float" office:value="9314" calcext:value-type="float">
            <text:p>9,3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203" calcext:value-type="float">
            <text:p>20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78" calcext:value-type="float">
            <text:p>78</text:p>
          </table:table-cell>
          <table:table-cell table:style-name="ce29"/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ca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2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7" calcext:value-type="float">
            <text:p>7</text:p>
          </table:table-cell>
          <table:table-cell table:style-name="ce35" office:value-type="float" office:value="282" calcext:value-type="float">
            <text:p>28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2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string" calcext:value-type="string">
            <text:p>1.94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2038" calcext:value-type="float">
            <text:p>2,038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2041" calcext:value-type="float">
            <text:p>2,0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9"/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" calcext:value-type="float">
            <text:p>6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404" calcext:value-type="float">
            <text:p>40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teran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float" office:value="368" calcext:value-type="float">
            <text:p>368</text:p>
          </table:table-cell>
          <table:table-cell table:style-name="ce29"/>
          <table:table-cell table:style-name="ce29" office:value-type="float" office:value="390" calcext:value-type="float">
            <text:p>390</text:p>
          </table:table-cell>
          <table:table-cell table:style-name="ce29"/>
          <table:table-cell table:style-name="ce35" office:value-type="float" office:value="390" calcext:value-type="float">
            <text:p>39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2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9"/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405" calcext:value-type="float">
            <text:p>405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9"/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2"/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29" office:value-type="float" office:value="18" calcext:value-type="float">
            <text:p>18</text:p>
          </table:table-cell>
          <table:table-cell table:style-name="ce29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erspinn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2"/>
          <table:table-cell table:style-name="ce29" table:number-columns-repeated="5"/>
          <table:table-cell table:number-columns-repeated="4" table:style-name="ce29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2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3" office:value-type="float" office:value="15006" calcext:value-type="float">
            <text:p>15,006</text:p>
          </table:table-cell>
          <table:table-cell table:style-name="ce30" office:value-type="float" office:value="14952" calcext:value-type="float">
            <text:p>14,952</text:p>
          </table:table-cell>
          <table:table-cell table:style-name="ce29" office:value-type="float" office:value="780" calcext:value-type="float">
            <text:p>780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0" office:value-type="float" office:value="2837" calcext:value-type="float">
            <text:p>2,837</text:p>
          </table:table-cell>
          <table:table-cell table:style-name="ce30" office:value-type="float" office:value="4678" calcext:value-type="float">
            <text:p>4,678</text:p>
          </table:table-cell>
          <table:table-cell table:style-name="ce30" office:value-type="float" office:value="5153" calcext:value-type="float">
            <text:p>5,153</text:p>
          </table:table-cell>
          <table:table-cell table:style-name="ce30" office:value-type="float" office:value="44621" calcext:value-type="float">
            <text:p>44,621</text:p>
          </table:table-cell>
          <table:table-cell table:style-name="ce30" office:value-type="float" office:value="23776" calcext:value-type="float">
            <text:p>23,776</text:p>
          </table:table-cell>
          <table:table-cell table:style-name="ce29" office:value-type="string" calcext:value-type="string">
            <text:p>65.293/1</text:p>
          </table:table-cell>
          <table:table-cell table:style-name="ce36" office:value-type="float" office:value="89069" calcext:value-type="float">
            <text:p>89,069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2"/>
          <table:table-cell table:style-name="ce29" table:number-columns-repeated="9"/>
          <table:table-cell table:style-name="ce35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24" office:value-type="float" office:value="24819" calcext:value-type="float">
            <text:p>24,819</text:p>
          </table:table-cell>
          <table:table-cell table:style-name="ce31" office:value-type="float" office:value="24133" calcext:value-type="float">
            <text:p>24,133</text:p>
          </table:table-cell>
          <table:table-cell table:style-name="ce31" office:value-type="float" office:value="4891" calcext:value-type="float">
            <text:p>4,891</text:p>
          </table:table-cell>
          <table:table-cell table:style-name="ce31" office:value-type="float" office:value="4735" calcext:value-type="float">
            <text:p>4,735</text:p>
          </table:table-cell>
          <table:table-cell table:style-name="ce31" office:value-type="float" office:value="9193" calcext:value-type="float">
            <text:p>9,193</text:p>
          </table:table-cell>
          <table:table-cell table:style-name="ce31" office:value-type="float" office:value="8959" calcext:value-type="float">
            <text:p>8,959</text:p>
          </table:table-cell>
          <table:table-cell table:style-name="ce31" office:value-type="float" office:value="69582" calcext:value-type="float">
            <text:p>69,582</text:p>
          </table:table-cell>
          <table:table-cell table:style-name="ce31" office:value-type="float" office:value="69448" calcext:value-type="float">
            <text:p>69,448</text:p>
          </table:table-cell>
          <table:table-cell table:style-name="ce31" office:value-type="float" office:value="108485" calcext:value-type="float">
            <text:p>108,485</text:p>
          </table:table-cell>
          <table:table-cell table:style-name="ce31" office:value-type="float" office:value="107278" calcext:value-type="float">
            <text:p>107,278</text:p>
          </table:table-cell>
          <table:table-cell table:style-name="ce37" office:value-type="float" office:value="215763" calcext:value-type="float">
            <text:p>215,763</text:p>
          </table:table-cell>
          <table:table-cell table:number-columns-repeated="1010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12" table:number-columns-repeated="2" table:default-cell-style-name="Default"/>
        <table:table-column table:style-name="co13" table:default-cell-style-name="ce10"/>
        <table:table-column table:style-name="co12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8" office:value-type="string" calcext:value-type="string">
            <text:p>Editregel</text:p>
          </table:table-cell>
          <table:table-cell table:style-name="ce38" office:value-type="string" calcext:value-type="string">
            <text:p>Deel telling</text:p>
          </table:table-cell>
          <table:table-cell table:style-name="ce38" office:value-type="string" calcext:value-type="string">
            <text:p>Rolnummer</text:p>
          </table:table-cell>
          <table:table-cell table:style-name="TL_20_Metadata"/>
          <table:table-cell table:style-name="ce38" office:value-type="string" calcext:value-type="string">
            <text:p>Noten in de bron</text:p>
          </table:table-cell>
          <table:table-cell table:number-columns-repeated="1019"/>
        </table:table-row>
        <table:table-row table:style-name="ro3">
          <table:table-cell table:style-name="ce39" table:number-columns-repeated="3"/>
          <table:table-cell table:style-name="TL_20_Metadata"/>
          <table:table-cell table:style-name="ce39" table:number-columns-repeated="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0" office:value-type="float" office:value="19358" calcext:value-type="float">
            <text:p>193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1" calcext:value-type="float">
            <text:p>3804190042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59" calcext:value-type="float">
            <text:p>193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2" calcext:value-type="float">
            <text:p>3804190042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0" calcext:value-type="float">
            <text:p>193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3" calcext:value-type="float">
            <text:p>3804190042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1" calcext:value-type="float">
            <text:p>193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4" calcext:value-type="float">
            <text:p>3804190042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2" calcext:value-type="float">
            <text:p>193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5" calcext:value-type="float">
            <text:p>3804190042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3" calcext:value-type="float">
            <text:p>193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6" calcext:value-type="float">
            <text:p>3804190042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4" calcext:value-type="float">
            <text:p>193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7" calcext:value-type="float">
            <text:p>3804190042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5" calcext:value-type="float">
            <text:p>193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8" calcext:value-type="float">
            <text:p>3804190042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6" calcext:value-type="float">
            <text:p>193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09" calcext:value-type="float">
            <text:p>3804190042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7" calcext:value-type="float">
            <text:p>193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0" calcext:value-type="float">
            <text:p>3804190042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8" calcext:value-type="float">
            <text:p>193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1" calcext:value-type="float">
            <text:p>3804190042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69" calcext:value-type="float">
            <text:p>193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2" calcext:value-type="float">
            <text:p>3804190042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0" calcext:value-type="float">
            <text:p>193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3" calcext:value-type="float">
            <text:p>3804190042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1" calcext:value-type="float">
            <text:p>193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4" calcext:value-type="float">
            <text:p>3804190042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2" calcext:value-type="float">
            <text:p>193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5" calcext:value-type="float">
            <text:p>3804190042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3" calcext:value-type="float">
            <text:p>193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6" calcext:value-type="float">
            <text:p>3804190042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4" calcext:value-type="float">
            <text:p>193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7" calcext:value-type="float">
            <text:p>3804190042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5" calcext:value-type="float">
            <text:p>193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8" calcext:value-type="float">
            <text:p>3804190042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6" calcext:value-type="float">
            <text:p>193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19" calcext:value-type="float">
            <text:p>3804190042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7" calcext:value-type="float">
            <text:p>193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0" calcext:value-type="float">
            <text:p>3804190042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8" calcext:value-type="float">
            <text:p>193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1" calcext:value-type="float">
            <text:p>3804190042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79" calcext:value-type="float">
            <text:p>193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2" calcext:value-type="float">
            <text:p>3804190042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0" calcext:value-type="float">
            <text:p>193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3" calcext:value-type="float">
            <text:p>3804190042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1" calcext:value-type="float">
            <text:p>193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4" calcext:value-type="float">
            <text:p>3804190042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2" calcext:value-type="float">
            <text:p>193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5" calcext:value-type="float">
            <text:p>3804190042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3" calcext:value-type="float">
            <text:p>193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6" calcext:value-type="float">
            <text:p>3804190042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4" calcext:value-type="float">
            <text:p>193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7" calcext:value-type="float">
            <text:p>3804190042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5" calcext:value-type="float">
            <text:p>193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8" calcext:value-type="float">
            <text:p>3804190042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6" calcext:value-type="float">
            <text:p>193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29" calcext:value-type="float">
            <text:p>3804190042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7" calcext:value-type="float">
            <text:p>193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0" calcext:value-type="float">
            <text:p>3804190042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8" calcext:value-type="float">
            <text:p>193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1" calcext:value-type="float">
            <text:p>3804190042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89" calcext:value-type="float">
            <text:p>193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2" calcext:value-type="float">
            <text:p>3804190042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0" calcext:value-type="float">
            <text:p>193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3" calcext:value-type="float">
            <text:p>3804190042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1" calcext:value-type="float">
            <text:p>193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4" calcext:value-type="float">
            <text:p>3804190042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2" calcext:value-type="float">
            <text:p>193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5" calcext:value-type="float">
            <text:p>3804190042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3" calcext:value-type="float">
            <text:p>193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6" calcext:value-type="float">
            <text:p>3804190042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4" calcext:value-type="float">
            <text:p>193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7" calcext:value-type="float">
            <text:p>3804190042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5" calcext:value-type="float">
            <text:p>193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8" calcext:value-type="float">
            <text:p>3804190042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6" calcext:value-type="float">
            <text:p>193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39" calcext:value-type="float">
            <text:p>3804190042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7" calcext:value-type="float">
            <text:p>193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0" calcext:value-type="float">
            <text:p>3804190042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8" calcext:value-type="float">
            <text:p>193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1" calcext:value-type="float">
            <text:p>3804190042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399" calcext:value-type="float">
            <text:p>193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2" calcext:value-type="float">
            <text:p>3804190042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0" calcext:value-type="float">
            <text:p>194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3" calcext:value-type="float">
            <text:p>3804190042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1" calcext:value-type="float">
            <text:p>194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4" calcext:value-type="float">
            <text:p>3804190042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2" calcext:value-type="float">
            <text:p>194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5" calcext:value-type="float">
            <text:p>3804190042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3" calcext:value-type="float">
            <text:p>194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6" calcext:value-type="float">
            <text:p>3804190042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4" calcext:value-type="float">
            <text:p>194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7" calcext:value-type="float">
            <text:p>3804190042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5" calcext:value-type="float">
            <text:p>194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8" calcext:value-type="float">
            <text:p>3804190042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6" calcext:value-type="float">
            <text:p>194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49" calcext:value-type="float">
            <text:p>3804190042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7" calcext:value-type="float">
            <text:p>194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50" calcext:value-type="float">
            <text:p>3804190042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8" calcext:value-type="float">
            <text:p>194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51" calcext:value-type="float">
            <text:p>3804190042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09" calcext:value-type="float">
            <text:p>194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52" calcext:value-type="float">
            <text:p>3804190042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0" calcext:value-type="float">
            <text:p>194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201053" calcext:value-type="float">
            <text:p>3804190042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1" calcext:value-type="float">
            <text:p>194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1" calcext:value-type="float">
            <text:p>3804190043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2" calcext:value-type="float">
            <text:p>194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2" calcext:value-type="float">
            <text:p>3804190043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3" calcext:value-type="float">
            <text:p>194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3" calcext:value-type="float">
            <text:p>3804190043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4" calcext:value-type="float">
            <text:p>194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4" calcext:value-type="float">
            <text:p>3804190043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5" calcext:value-type="float">
            <text:p>194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5" calcext:value-type="float">
            <text:p>3804190043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6" calcext:value-type="float">
            <text:p>194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6" calcext:value-type="float">
            <text:p>3804190043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7" calcext:value-type="float">
            <text:p>194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7" calcext:value-type="float">
            <text:p>3804190043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8" calcext:value-type="float">
            <text:p>194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8" calcext:value-type="float">
            <text:p>3804190043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19" calcext:value-type="float">
            <text:p>194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09" calcext:value-type="float">
            <text:p>3804190043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0" calcext:value-type="float">
            <text:p>194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0" calcext:value-type="float">
            <text:p>3804190043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1" calcext:value-type="float">
            <text:p>194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1" calcext:value-type="float">
            <text:p>3804190043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2" calcext:value-type="float">
            <text:p>194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2" calcext:value-type="float">
            <text:p>3804190043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3" calcext:value-type="float">
            <text:p>194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3" calcext:value-type="float">
            <text:p>3804190043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4" calcext:value-type="float">
            <text:p>194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4" calcext:value-type="float">
            <text:p>3804190043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5" calcext:value-type="float">
            <text:p>194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5" calcext:value-type="float">
            <text:p>3804190043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6" calcext:value-type="float">
            <text:p>194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6" calcext:value-type="float">
            <text:p>3804190043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7" calcext:value-type="float">
            <text:p>194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7" calcext:value-type="float">
            <text:p>3804190043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8" calcext:value-type="float">
            <text:p>194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8" calcext:value-type="float">
            <text:p>3804190043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29" calcext:value-type="float">
            <text:p>194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19" calcext:value-type="float">
            <text:p>3804190043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0" calcext:value-type="float">
            <text:p>194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0" calcext:value-type="float">
            <text:p>3804190043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1" calcext:value-type="float">
            <text:p>194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1" calcext:value-type="float">
            <text:p>3804190043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2" calcext:value-type="float">
            <text:p>194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2" calcext:value-type="float">
            <text:p>3804190043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3" calcext:value-type="float">
            <text:p>194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3" calcext:value-type="float">
            <text:p>3804190043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4" calcext:value-type="float">
            <text:p>194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4" calcext:value-type="float">
            <text:p>3804190043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5" calcext:value-type="float">
            <text:p>194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5" calcext:value-type="float">
            <text:p>3804190043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6" calcext:value-type="float">
            <text:p>194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6" calcext:value-type="float">
            <text:p>3804190043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7" calcext:value-type="float">
            <text:p>194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7" calcext:value-type="float">
            <text:p>3804190043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8" calcext:value-type="float">
            <text:p>194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8" calcext:value-type="float">
            <text:p>3804190043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39" calcext:value-type="float">
            <text:p>194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29" calcext:value-type="float">
            <text:p>3804190043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0" calcext:value-type="float">
            <text:p>194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0" calcext:value-type="float">
            <text:p>3804190043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1" calcext:value-type="float">
            <text:p>194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1" calcext:value-type="float">
            <text:p>3804190043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2" calcext:value-type="float">
            <text:p>194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2" calcext:value-type="float">
            <text:p>3804190043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3" calcext:value-type="float">
            <text:p>194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3" calcext:value-type="float">
            <text:p>3804190043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4" calcext:value-type="float">
            <text:p>194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4" calcext:value-type="float">
            <text:p>3804190043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5" calcext:value-type="float">
            <text:p>194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5" calcext:value-type="float">
            <text:p>3804190043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6" calcext:value-type="float">
            <text:p>194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6" calcext:value-type="float">
            <text:p>3804190043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7" calcext:value-type="float">
            <text:p>194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7" calcext:value-type="float">
            <text:p>3804190043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8" calcext:value-type="float">
            <text:p>194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8" calcext:value-type="float">
            <text:p>3804190043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49" calcext:value-type="float">
            <text:p>194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39" calcext:value-type="float">
            <text:p>3804190043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0" calcext:value-type="float">
            <text:p>194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0" calcext:value-type="float">
            <text:p>3804190043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1" calcext:value-type="float">
            <text:p>194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1" calcext:value-type="float">
            <text:p>3804190043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2" calcext:value-type="float">
            <text:p>194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2" calcext:value-type="float">
            <text:p>3804190043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3" calcext:value-type="float">
            <text:p>194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3" calcext:value-type="float">
            <text:p>3804190043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4" calcext:value-type="float">
            <text:p>194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4" calcext:value-type="float">
            <text:p>3804190043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5" calcext:value-type="float">
            <text:p>194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5" calcext:value-type="float">
            <text:p>3804190043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6" calcext:value-type="float">
            <text:p>194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6" calcext:value-type="float">
            <text:p>3804190043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7" calcext:value-type="float">
            <text:p>194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7" calcext:value-type="float">
            <text:p>3804190043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8" calcext:value-type="float">
            <text:p>194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8" calcext:value-type="float">
            <text:p>3804190043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59" calcext:value-type="float">
            <text:p>194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49" calcext:value-type="float">
            <text:p>3804190043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0" calcext:value-type="float">
            <text:p>194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50" calcext:value-type="float">
            <text:p>3804190043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1" calcext:value-type="float">
            <text:p>194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19004301051" calcext:value-type="float">
            <text:p>3804190043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2" calcext:value-type="float">
            <text:p>194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1" calcext:value-type="float">
            <text:p>3804200044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3" calcext:value-type="float">
            <text:p>194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2" calcext:value-type="float">
            <text:p>3804200044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4" calcext:value-type="float">
            <text:p>194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3" calcext:value-type="float">
            <text:p>3804200044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5" calcext:value-type="float">
            <text:p>194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4" calcext:value-type="float">
            <text:p>3804200044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6" calcext:value-type="float">
            <text:p>194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5" calcext:value-type="float">
            <text:p>3804200044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7" calcext:value-type="float">
            <text:p>194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6" calcext:value-type="float">
            <text:p>3804200044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8" calcext:value-type="float">
            <text:p>194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7" calcext:value-type="float">
            <text:p>3804200044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69" calcext:value-type="float">
            <text:p>194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8" calcext:value-type="float">
            <text:p>3804200044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0" calcext:value-type="float">
            <text:p>194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09" calcext:value-type="float">
            <text:p>3804200044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1" calcext:value-type="float">
            <text:p>194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0" calcext:value-type="float">
            <text:p>3804200044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2" calcext:value-type="float">
            <text:p>194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1" calcext:value-type="float">
            <text:p>3804200044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3" calcext:value-type="float">
            <text:p>194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2" calcext:value-type="float">
            <text:p>3804200044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4" calcext:value-type="float">
            <text:p>194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3" calcext:value-type="float">
            <text:p>3804200044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5" calcext:value-type="float">
            <text:p>194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4" calcext:value-type="float">
            <text:p>3804200044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6" calcext:value-type="float">
            <text:p>194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5" calcext:value-type="float">
            <text:p>3804200044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7" calcext:value-type="float">
            <text:p>194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6" calcext:value-type="float">
            <text:p>3804200044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8" calcext:value-type="float">
            <text:p>194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7" calcext:value-type="float">
            <text:p>3804200044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79" calcext:value-type="float">
            <text:p>194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8" calcext:value-type="float">
            <text:p>3804200044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0" calcext:value-type="float">
            <text:p>194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19" calcext:value-type="float">
            <text:p>3804200044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1" calcext:value-type="float">
            <text:p>194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0" calcext:value-type="float">
            <text:p>3804200044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2" calcext:value-type="float">
            <text:p>194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1" calcext:value-type="float">
            <text:p>3804200044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3" calcext:value-type="float">
            <text:p>194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2" calcext:value-type="float">
            <text:p>3804200044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4" calcext:value-type="float">
            <text:p>194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3" calcext:value-type="float">
            <text:p>3804200044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5" calcext:value-type="float">
            <text:p>194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4" calcext:value-type="float">
            <text:p>3804200044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6" calcext:value-type="float">
            <text:p>194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5" calcext:value-type="float">
            <text:p>3804200044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7" calcext:value-type="float">
            <text:p>194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6" calcext:value-type="float">
            <text:p>3804200044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8" calcext:value-type="float">
            <text:p>194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7" calcext:value-type="float">
            <text:p>3804200044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89" calcext:value-type="float">
            <text:p>194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8" calcext:value-type="float">
            <text:p>3804200044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0" calcext:value-type="float">
            <text:p>194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29" calcext:value-type="float">
            <text:p>3804200044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1" calcext:value-type="float">
            <text:p>194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0" calcext:value-type="float">
            <text:p>3804200044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2" calcext:value-type="float">
            <text:p>194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1" calcext:value-type="float">
            <text:p>3804200044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3" calcext:value-type="float">
            <text:p>194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2" calcext:value-type="float">
            <text:p>3804200044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4" calcext:value-type="float">
            <text:p>194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3" calcext:value-type="float">
            <text:p>3804200044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5" calcext:value-type="float">
            <text:p>194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4" calcext:value-type="float">
            <text:p>3804200044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6" calcext:value-type="float">
            <text:p>194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5" calcext:value-type="float">
            <text:p>3804200044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7" calcext:value-type="float">
            <text:p>194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6" calcext:value-type="float">
            <text:p>3804200044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8" calcext:value-type="float">
            <text:p>194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7" calcext:value-type="float">
            <text:p>3804200044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499" calcext:value-type="float">
            <text:p>194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8" calcext:value-type="float">
            <text:p>3804200044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0" calcext:value-type="float">
            <text:p>195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39" calcext:value-type="float">
            <text:p>3804200044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1" calcext:value-type="float">
            <text:p>195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0" calcext:value-type="float">
            <text:p>3804200044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2" calcext:value-type="float">
            <text:p>195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1" calcext:value-type="float">
            <text:p>3804200044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3" calcext:value-type="float">
            <text:p>195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2" calcext:value-type="float">
            <text:p>3804200044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4" calcext:value-type="float">
            <text:p>195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3" calcext:value-type="float">
            <text:p>3804200044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5" calcext:value-type="float">
            <text:p>195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4" calcext:value-type="float">
            <text:p>3804200044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6" calcext:value-type="float">
            <text:p>195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5" calcext:value-type="float">
            <text:p>3804200044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7" calcext:value-type="float">
            <text:p>195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6" calcext:value-type="float">
            <text:p>3804200044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8" calcext:value-type="float">
            <text:p>195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7" calcext:value-type="float">
            <text:p>3804200044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09" calcext:value-type="float">
            <text:p>195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8" calcext:value-type="float">
            <text:p>3804200044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0" calcext:value-type="float">
            <text:p>195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49" calcext:value-type="float">
            <text:p>3804200044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1" calcext:value-type="float">
            <text:p>195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50" calcext:value-type="float">
            <text:p>3804200044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2" calcext:value-type="float">
            <text:p>195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51" calcext:value-type="float">
            <text:p>3804200044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3" calcext:value-type="float">
            <text:p>195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52" calcext:value-type="float">
            <text:p>3804200044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4" calcext:value-type="float">
            <text:p>195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401053" calcext:value-type="float">
            <text:p>3804200044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5" calcext:value-type="float">
            <text:p>195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1" calcext:value-type="float">
            <text:p>380420004501001</text:p>
          </table:table-cell>
          <table:table-cell table:style-name="TL_20_Metadata"/>
          <table:table-cell table:style-name="ce10" office:value-type="string" calcext:value-type="string">
            <text:p>3804200045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6" calcext:value-type="float">
            <text:p>195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2" calcext:value-type="float">
            <text:p>3804200045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7" calcext:value-type="float">
            <text:p>195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3" calcext:value-type="float">
            <text:p>3804200045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8" calcext:value-type="float">
            <text:p>195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4" calcext:value-type="float">
            <text:p>3804200045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19" calcext:value-type="float">
            <text:p>195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5" calcext:value-type="float">
            <text:p>3804200045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0" calcext:value-type="float">
            <text:p>195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6" calcext:value-type="float">
            <text:p>3804200045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1" calcext:value-type="float">
            <text:p>195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7" calcext:value-type="float">
            <text:p>3804200045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2" calcext:value-type="float">
            <text:p>195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8" calcext:value-type="float">
            <text:p>3804200045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3" calcext:value-type="float">
            <text:p>195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09" calcext:value-type="float">
            <text:p>3804200045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4" calcext:value-type="float">
            <text:p>195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0" calcext:value-type="float">
            <text:p>3804200045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5" calcext:value-type="float">
            <text:p>195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1" calcext:value-type="float">
            <text:p>3804200045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6" calcext:value-type="float">
            <text:p>195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2" calcext:value-type="float">
            <text:p>3804200045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7" calcext:value-type="float">
            <text:p>195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3" calcext:value-type="float">
            <text:p>3804200045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8" calcext:value-type="float">
            <text:p>195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4" calcext:value-type="float">
            <text:p>3804200045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29" calcext:value-type="float">
            <text:p>195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5" calcext:value-type="float">
            <text:p>3804200045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0" calcext:value-type="float">
            <text:p>195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6" calcext:value-type="float">
            <text:p>3804200045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1" calcext:value-type="float">
            <text:p>195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7" calcext:value-type="float">
            <text:p>3804200045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2" calcext:value-type="float">
            <text:p>195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8" calcext:value-type="float">
            <text:p>3804200045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3" calcext:value-type="float">
            <text:p>195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19" calcext:value-type="float">
            <text:p>3804200045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4" calcext:value-type="float">
            <text:p>195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0" calcext:value-type="float">
            <text:p>3804200045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5" calcext:value-type="float">
            <text:p>195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1" calcext:value-type="float">
            <text:p>3804200045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6" calcext:value-type="float">
            <text:p>195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2" calcext:value-type="float">
            <text:p>3804200045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7" calcext:value-type="float">
            <text:p>195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3" calcext:value-type="float">
            <text:p>3804200045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8" calcext:value-type="float">
            <text:p>195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4" calcext:value-type="float">
            <text:p>380420004501024</text:p>
          </table:table-cell>
          <table:table-cell table:style-name="TL_20_Metadata"/>
          <table:table-cell table:style-name="ce10" office:value-type="string" calcext:value-type="string">
            <text:p>3804200045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39" calcext:value-type="float">
            <text:p>195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5" calcext:value-type="float">
            <text:p>3804200045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0" calcext:value-type="float">
            <text:p>195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6" calcext:value-type="float">
            <text:p>380420004501026</text:p>
          </table:table-cell>
          <table:table-cell table:style-name="TL_20_Metadata"/>
          <table:table-cell table:style-name="ce10" office:value-type="string" calcext:value-type="string">
            <text:p>3804200045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1" calcext:value-type="float">
            <text:p>195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7" calcext:value-type="float">
            <text:p>3804200045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2" calcext:value-type="float">
            <text:p>195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8" calcext:value-type="float">
            <text:p>3804200045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3" calcext:value-type="float">
            <text:p>195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29" calcext:value-type="float">
            <text:p>3804200045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4" calcext:value-type="float">
            <text:p>195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0" calcext:value-type="float">
            <text:p>3804200045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5" calcext:value-type="float">
            <text:p>195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1" calcext:value-type="float">
            <text:p>3804200045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6" calcext:value-type="float">
            <text:p>195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2" calcext:value-type="float">
            <text:p>3804200045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7" calcext:value-type="float">
            <text:p>195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3" calcext:value-type="float">
            <text:p>3804200045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8" calcext:value-type="float">
            <text:p>195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4" calcext:value-type="float">
            <text:p>3804200045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49" calcext:value-type="float">
            <text:p>195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5" calcext:value-type="float">
            <text:p>3804200045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0" calcext:value-type="float">
            <text:p>195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6" calcext:value-type="float">
            <text:p>3804200045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1" calcext:value-type="float">
            <text:p>195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7" calcext:value-type="float">
            <text:p>3804200045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2" calcext:value-type="float">
            <text:p>195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8" calcext:value-type="float">
            <text:p>3804200045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3" calcext:value-type="float">
            <text:p>195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39" calcext:value-type="float">
            <text:p>3804200045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4" calcext:value-type="float">
            <text:p>195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0" calcext:value-type="float">
            <text:p>3804200045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5" calcext:value-type="float">
            <text:p>195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1" calcext:value-type="float">
            <text:p>3804200045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6" calcext:value-type="float">
            <text:p>195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2" calcext:value-type="float">
            <text:p>3804200045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7" calcext:value-type="float">
            <text:p>195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3" calcext:value-type="float">
            <text:p>3804200045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8" calcext:value-type="float">
            <text:p>195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4" calcext:value-type="float">
            <text:p>3804200045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59" calcext:value-type="float">
            <text:p>195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5" calcext:value-type="float">
            <text:p>3804200045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0" calcext:value-type="float">
            <text:p>195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6" calcext:value-type="float">
            <text:p>3804200045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1" calcext:value-type="float">
            <text:p>195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7" calcext:value-type="float">
            <text:p>3804200045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2" calcext:value-type="float">
            <text:p>195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8" calcext:value-type="float">
            <text:p>3804200045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3" calcext:value-type="float">
            <text:p>195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49" calcext:value-type="float">
            <text:p>3804200045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4" calcext:value-type="float">
            <text:p>195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0004501050" calcext:value-type="float">
            <text:p>3804200045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5" calcext:value-type="float">
            <text:p>195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1" calcext:value-type="float">
            <text:p>3804210046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6" calcext:value-type="float">
            <text:p>195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2" calcext:value-type="float">
            <text:p>3804210046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7" calcext:value-type="float">
            <text:p>195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3" calcext:value-type="float">
            <text:p>3804210046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8" calcext:value-type="float">
            <text:p>195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4" calcext:value-type="float">
            <text:p>3804210046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69" calcext:value-type="float">
            <text:p>195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5" calcext:value-type="float">
            <text:p>3804210046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0" calcext:value-type="float">
            <text:p>195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6" calcext:value-type="float">
            <text:p>3804210046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1" calcext:value-type="float">
            <text:p>195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7" calcext:value-type="float">
            <text:p>3804210046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2" calcext:value-type="float">
            <text:p>195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8" calcext:value-type="float">
            <text:p>3804210046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3" calcext:value-type="float">
            <text:p>195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09" calcext:value-type="float">
            <text:p>3804210046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4" calcext:value-type="float">
            <text:p>195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0" calcext:value-type="float">
            <text:p>3804210046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5" calcext:value-type="float">
            <text:p>195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1" calcext:value-type="float">
            <text:p>3804210046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6" calcext:value-type="float">
            <text:p>195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2" calcext:value-type="float">
            <text:p>3804210046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7" calcext:value-type="float">
            <text:p>195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3" calcext:value-type="float">
            <text:p>3804210046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8" calcext:value-type="float">
            <text:p>195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4" calcext:value-type="float">
            <text:p>3804210046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79" calcext:value-type="float">
            <text:p>195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5" calcext:value-type="float">
            <text:p>3804210046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0" calcext:value-type="float">
            <text:p>195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6" calcext:value-type="float">
            <text:p>3804210046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1" calcext:value-type="float">
            <text:p>195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7" calcext:value-type="float">
            <text:p>3804210046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2" calcext:value-type="float">
            <text:p>195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8" calcext:value-type="float">
            <text:p>3804210046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3" calcext:value-type="float">
            <text:p>195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19" calcext:value-type="float">
            <text:p>3804210046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4" calcext:value-type="float">
            <text:p>195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0" calcext:value-type="float">
            <text:p>3804210046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5" calcext:value-type="float">
            <text:p>195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1" calcext:value-type="float">
            <text:p>3804210046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6" calcext:value-type="float">
            <text:p>195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2" calcext:value-type="float">
            <text:p>3804210046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7" calcext:value-type="float">
            <text:p>195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3" calcext:value-type="float">
            <text:p>3804210046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8" calcext:value-type="float">
            <text:p>195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4" calcext:value-type="float">
            <text:p>3804210046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89" calcext:value-type="float">
            <text:p>195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5" calcext:value-type="float">
            <text:p>3804210046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0" calcext:value-type="float">
            <text:p>195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6" calcext:value-type="float">
            <text:p>3804210046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1" calcext:value-type="float">
            <text:p>195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7" calcext:value-type="float">
            <text:p>3804210046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2" calcext:value-type="float">
            <text:p>195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8" calcext:value-type="float">
            <text:p>3804210046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3" calcext:value-type="float">
            <text:p>195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29" calcext:value-type="float">
            <text:p>3804210046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4" calcext:value-type="float">
            <text:p>195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0" calcext:value-type="float">
            <text:p>3804210046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5" calcext:value-type="float">
            <text:p>195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1" calcext:value-type="float">
            <text:p>3804210046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6" calcext:value-type="float">
            <text:p>195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2" calcext:value-type="float">
            <text:p>3804210046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7" calcext:value-type="float">
            <text:p>195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3" calcext:value-type="float">
            <text:p>3804210046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8" calcext:value-type="float">
            <text:p>195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4" calcext:value-type="float">
            <text:p>3804210046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599" calcext:value-type="float">
            <text:p>195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5" calcext:value-type="float">
            <text:p>3804210046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0" calcext:value-type="float">
            <text:p>196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6" calcext:value-type="float">
            <text:p>3804210046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1" calcext:value-type="float">
            <text:p>196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7" calcext:value-type="float">
            <text:p>3804210046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2" calcext:value-type="float">
            <text:p>196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8" calcext:value-type="float">
            <text:p>3804210046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3" calcext:value-type="float">
            <text:p>196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39" calcext:value-type="float">
            <text:p>3804210046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4" calcext:value-type="float">
            <text:p>196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0" calcext:value-type="float">
            <text:p>3804210046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5" calcext:value-type="float">
            <text:p>196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1" calcext:value-type="float">
            <text:p>3804210046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6" calcext:value-type="float">
            <text:p>196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2" calcext:value-type="float">
            <text:p>3804210046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7" calcext:value-type="float">
            <text:p>196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3" calcext:value-type="float">
            <text:p>3804210046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8" calcext:value-type="float">
            <text:p>196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4" calcext:value-type="float">
            <text:p>3804210046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09" calcext:value-type="float">
            <text:p>196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5" calcext:value-type="float">
            <text:p>3804210046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0" calcext:value-type="float">
            <text:p>196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6" calcext:value-type="float">
            <text:p>3804210046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1" calcext:value-type="float">
            <text:p>196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7" calcext:value-type="float">
            <text:p>3804210046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2" calcext:value-type="float">
            <text:p>196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8" calcext:value-type="float">
            <text:p>3804210046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3" calcext:value-type="float">
            <text:p>196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49" calcext:value-type="float">
            <text:p>3804210046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4" calcext:value-type="float">
            <text:p>196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50" calcext:value-type="float">
            <text:p>3804210046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5" calcext:value-type="float">
            <text:p>196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51" calcext:value-type="float">
            <text:p>3804210046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6" calcext:value-type="float">
            <text:p>196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52" calcext:value-type="float">
            <text:p>3804210046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7" calcext:value-type="float">
            <text:p>196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601053" calcext:value-type="float">
            <text:p>3804210046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8" calcext:value-type="float">
            <text:p>196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1" calcext:value-type="float">
            <text:p>3804210047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19" calcext:value-type="float">
            <text:p>196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2" calcext:value-type="float">
            <text:p>3804210047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0" calcext:value-type="float">
            <text:p>196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3" calcext:value-type="float">
            <text:p>3804210047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1" calcext:value-type="float">
            <text:p>196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4" calcext:value-type="float">
            <text:p>3804210047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2" calcext:value-type="float">
            <text:p>196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5" calcext:value-type="float">
            <text:p>3804210047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3" calcext:value-type="float">
            <text:p>196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6" calcext:value-type="float">
            <text:p>3804210047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4" calcext:value-type="float">
            <text:p>196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7" calcext:value-type="float">
            <text:p>3804210047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5" calcext:value-type="float">
            <text:p>196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8" calcext:value-type="float">
            <text:p>3804210047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6" calcext:value-type="float">
            <text:p>196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09" calcext:value-type="float">
            <text:p>3804210047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7" calcext:value-type="float">
            <text:p>196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0" calcext:value-type="float">
            <text:p>3804210047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8" calcext:value-type="float">
            <text:p>196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1" calcext:value-type="float">
            <text:p>3804210047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29" calcext:value-type="float">
            <text:p>196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2" calcext:value-type="float">
            <text:p>3804210047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0" calcext:value-type="float">
            <text:p>196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3" calcext:value-type="float">
            <text:p>3804210047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1" calcext:value-type="float">
            <text:p>196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4" calcext:value-type="float">
            <text:p>3804210047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2" calcext:value-type="float">
            <text:p>196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5" calcext:value-type="float">
            <text:p>3804210047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3" calcext:value-type="float">
            <text:p>196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6" calcext:value-type="float">
            <text:p>3804210047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4" calcext:value-type="float">
            <text:p>196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7" calcext:value-type="float">
            <text:p>3804210047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5" calcext:value-type="float">
            <text:p>196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8" calcext:value-type="float">
            <text:p>3804210047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6" calcext:value-type="float">
            <text:p>196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19" calcext:value-type="float">
            <text:p>3804210047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7" calcext:value-type="float">
            <text:p>196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0" calcext:value-type="float">
            <text:p>3804210047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8" calcext:value-type="float">
            <text:p>196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1" calcext:value-type="float">
            <text:p>3804210047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39" calcext:value-type="float">
            <text:p>196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2" calcext:value-type="float">
            <text:p>3804210047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0" calcext:value-type="float">
            <text:p>196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3" calcext:value-type="float">
            <text:p>3804210047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1" calcext:value-type="float">
            <text:p>196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4" calcext:value-type="float">
            <text:p>3804210047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2" calcext:value-type="float">
            <text:p>196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5" calcext:value-type="float">
            <text:p>3804210047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3" calcext:value-type="float">
            <text:p>196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6" calcext:value-type="float">
            <text:p>3804210047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4" calcext:value-type="float">
            <text:p>196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7" calcext:value-type="float">
            <text:p>3804210047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5" calcext:value-type="float">
            <text:p>196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8" calcext:value-type="float">
            <text:p>3804210047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6" calcext:value-type="float">
            <text:p>196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29" calcext:value-type="float">
            <text:p>3804210047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7" calcext:value-type="float">
            <text:p>196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0" calcext:value-type="float">
            <text:p>3804210047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8" calcext:value-type="float">
            <text:p>196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1" calcext:value-type="float">
            <text:p>3804210047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49" calcext:value-type="float">
            <text:p>196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2" calcext:value-type="float">
            <text:p>3804210047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0" calcext:value-type="float">
            <text:p>196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3" calcext:value-type="float">
            <text:p>3804210047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1" calcext:value-type="float">
            <text:p>196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4" calcext:value-type="float">
            <text:p>3804210047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2" calcext:value-type="float">
            <text:p>196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5" calcext:value-type="float">
            <text:p>3804210047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3" calcext:value-type="float">
            <text:p>196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6" calcext:value-type="float">
            <text:p>3804210047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4" calcext:value-type="float">
            <text:p>196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7" calcext:value-type="float">
            <text:p>3804210047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5" calcext:value-type="float">
            <text:p>196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8" calcext:value-type="float">
            <text:p>3804210047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6" calcext:value-type="float">
            <text:p>196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39" calcext:value-type="float">
            <text:p>3804210047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7" calcext:value-type="float">
            <text:p>196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1004701040" calcext:value-type="float">
            <text:p>3804210047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8" calcext:value-type="float">
            <text:p>196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1" calcext:value-type="float">
            <text:p>3804220048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59" calcext:value-type="float">
            <text:p>196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2" calcext:value-type="float">
            <text:p>3804220048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0" calcext:value-type="float">
            <text:p>196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3" calcext:value-type="float">
            <text:p>3804220048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1" calcext:value-type="float">
            <text:p>196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4" calcext:value-type="float">
            <text:p>3804220048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2" calcext:value-type="float">
            <text:p>196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5" calcext:value-type="float">
            <text:p>3804220048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3" calcext:value-type="float">
            <text:p>196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6" calcext:value-type="float">
            <text:p>3804220048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4" calcext:value-type="float">
            <text:p>196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7" calcext:value-type="float">
            <text:p>3804220048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5" calcext:value-type="float">
            <text:p>196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8" calcext:value-type="float">
            <text:p>3804220048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6" calcext:value-type="float">
            <text:p>196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09" calcext:value-type="float">
            <text:p>3804220048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7" calcext:value-type="float">
            <text:p>196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0" calcext:value-type="float">
            <text:p>3804220048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8" calcext:value-type="float">
            <text:p>196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1" calcext:value-type="float">
            <text:p>3804220048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69" calcext:value-type="float">
            <text:p>196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2" calcext:value-type="float">
            <text:p>3804220048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0" calcext:value-type="float">
            <text:p>196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3" calcext:value-type="float">
            <text:p>3804220048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1" calcext:value-type="float">
            <text:p>196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4" calcext:value-type="float">
            <text:p>3804220048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2" calcext:value-type="float">
            <text:p>196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5" calcext:value-type="float">
            <text:p>3804220048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3" calcext:value-type="float">
            <text:p>196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6" calcext:value-type="float">
            <text:p>3804220048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4" calcext:value-type="float">
            <text:p>196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7" calcext:value-type="float">
            <text:p>3804220048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5" calcext:value-type="float">
            <text:p>196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8" calcext:value-type="float">
            <text:p>3804220048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6" calcext:value-type="float">
            <text:p>196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19" calcext:value-type="float">
            <text:p>3804220048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7" calcext:value-type="float">
            <text:p>196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0" calcext:value-type="float">
            <text:p>3804220048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8" calcext:value-type="float">
            <text:p>196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1" calcext:value-type="float">
            <text:p>3804220048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79" calcext:value-type="float">
            <text:p>196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2" calcext:value-type="float">
            <text:p>3804220048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0" calcext:value-type="float">
            <text:p>196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3" calcext:value-type="float">
            <text:p>3804220048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1" calcext:value-type="float">
            <text:p>196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4" calcext:value-type="float">
            <text:p>3804220048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2" calcext:value-type="float">
            <text:p>196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5" calcext:value-type="float">
            <text:p>3804220048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3" calcext:value-type="float">
            <text:p>196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6" calcext:value-type="float">
            <text:p>3804220048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4" calcext:value-type="float">
            <text:p>196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7" calcext:value-type="float">
            <text:p>3804220048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5" calcext:value-type="float">
            <text:p>196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8" calcext:value-type="float">
            <text:p>3804220048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6" calcext:value-type="float">
            <text:p>196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29" calcext:value-type="float">
            <text:p>3804220048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7" calcext:value-type="float">
            <text:p>196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0" calcext:value-type="float">
            <text:p>3804220048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8" calcext:value-type="float">
            <text:p>196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1" calcext:value-type="float">
            <text:p>3804220048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89" calcext:value-type="float">
            <text:p>196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2" calcext:value-type="float">
            <text:p>3804220048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0" calcext:value-type="float">
            <text:p>196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3" calcext:value-type="float">
            <text:p>3804220048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1" calcext:value-type="float">
            <text:p>196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4" calcext:value-type="float">
            <text:p>3804220048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2" calcext:value-type="float">
            <text:p>196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5" calcext:value-type="float">
            <text:p>3804220048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3" calcext:value-type="float">
            <text:p>196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6" calcext:value-type="float">
            <text:p>3804220048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4" calcext:value-type="float">
            <text:p>196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7" calcext:value-type="float">
            <text:p>3804220048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5" calcext:value-type="float">
            <text:p>196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8" calcext:value-type="float">
            <text:p>3804220048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6" calcext:value-type="float">
            <text:p>196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39" calcext:value-type="float">
            <text:p>3804220048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7" calcext:value-type="float">
            <text:p>196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0" calcext:value-type="float">
            <text:p>3804220048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8" calcext:value-type="float">
            <text:p>196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1" calcext:value-type="float">
            <text:p>3804220048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699" calcext:value-type="float">
            <text:p>196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2" calcext:value-type="float">
            <text:p>3804220048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0" calcext:value-type="float">
            <text:p>197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3" calcext:value-type="float">
            <text:p>3804220048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1" calcext:value-type="float">
            <text:p>197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4" calcext:value-type="float">
            <text:p>3804220048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2" calcext:value-type="float">
            <text:p>197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5" calcext:value-type="float">
            <text:p>3804220048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3" calcext:value-type="float">
            <text:p>197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6" calcext:value-type="float">
            <text:p>3804220048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4" calcext:value-type="float">
            <text:p>197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7" calcext:value-type="float">
            <text:p>3804220048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5" calcext:value-type="float">
            <text:p>197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8" calcext:value-type="float">
            <text:p>3804220048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6" calcext:value-type="float">
            <text:p>197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49" calcext:value-type="float">
            <text:p>3804220048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7" calcext:value-type="float">
            <text:p>197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50" calcext:value-type="float">
            <text:p>3804220048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8" calcext:value-type="float">
            <text:p>197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51" calcext:value-type="float">
            <text:p>3804220048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09" calcext:value-type="float">
            <text:p>197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52" calcext:value-type="float">
            <text:p>3804220048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0" calcext:value-type="float">
            <text:p>197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801053" calcext:value-type="float">
            <text:p>3804220048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1" calcext:value-type="float">
            <text:p>197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1" calcext:value-type="float">
            <text:p>3804220049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2" calcext:value-type="float">
            <text:p>197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2" calcext:value-type="float">
            <text:p>3804220049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3" calcext:value-type="float">
            <text:p>197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3" calcext:value-type="float">
            <text:p>3804220049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4" calcext:value-type="float">
            <text:p>197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4" calcext:value-type="float">
            <text:p>3804220049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5" calcext:value-type="float">
            <text:p>197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5" calcext:value-type="float">
            <text:p>3804220049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6" calcext:value-type="float">
            <text:p>197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6" calcext:value-type="float">
            <text:p>3804220049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7" calcext:value-type="float">
            <text:p>197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7" calcext:value-type="float">
            <text:p>3804220049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8" calcext:value-type="float">
            <text:p>197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8" calcext:value-type="float">
            <text:p>3804220049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19" calcext:value-type="float">
            <text:p>197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09" calcext:value-type="float">
            <text:p>3804220049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0" calcext:value-type="float">
            <text:p>197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0" calcext:value-type="float">
            <text:p>3804220049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1" calcext:value-type="float">
            <text:p>197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1" calcext:value-type="float">
            <text:p>3804220049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2" calcext:value-type="float">
            <text:p>197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2" calcext:value-type="float">
            <text:p>3804220049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3" calcext:value-type="float">
            <text:p>197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3" calcext:value-type="float">
            <text:p>3804220049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4" calcext:value-type="float">
            <text:p>197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4" calcext:value-type="float">
            <text:p>3804220049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5" calcext:value-type="float">
            <text:p>197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5" calcext:value-type="float">
            <text:p>3804220049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6" calcext:value-type="float">
            <text:p>197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6" calcext:value-type="float">
            <text:p>3804220049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7" calcext:value-type="float">
            <text:p>197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7" calcext:value-type="float">
            <text:p>3804220049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8" calcext:value-type="float">
            <text:p>197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8" calcext:value-type="float">
            <text:p>3804220049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29" calcext:value-type="float">
            <text:p>197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19" calcext:value-type="float">
            <text:p>3804220049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0" calcext:value-type="float">
            <text:p>197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0" calcext:value-type="float">
            <text:p>3804220049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1" calcext:value-type="float">
            <text:p>197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1" calcext:value-type="float">
            <text:p>3804220049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2" calcext:value-type="float">
            <text:p>197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2" calcext:value-type="float">
            <text:p>3804220049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3" calcext:value-type="float">
            <text:p>197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3" calcext:value-type="float">
            <text:p>3804220049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4" calcext:value-type="float">
            <text:p>197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4" calcext:value-type="float">
            <text:p>3804220049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5" calcext:value-type="float">
            <text:p>197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5" calcext:value-type="float">
            <text:p>3804220049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6" calcext:value-type="float">
            <text:p>197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6" calcext:value-type="float">
            <text:p>3804220049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7" calcext:value-type="float">
            <text:p>197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7" calcext:value-type="float">
            <text:p>3804220049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8" calcext:value-type="float">
            <text:p>197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8" calcext:value-type="float">
            <text:p>3804220049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39" calcext:value-type="float">
            <text:p>197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29" calcext:value-type="float">
            <text:p>3804220049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0" calcext:value-type="float">
            <text:p>197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0" calcext:value-type="float">
            <text:p>3804220049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1" calcext:value-type="float">
            <text:p>197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1" calcext:value-type="float">
            <text:p>3804220049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2" calcext:value-type="float">
            <text:p>197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2" calcext:value-type="float">
            <text:p>3804220049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3" calcext:value-type="float">
            <text:p>197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3" calcext:value-type="float">
            <text:p>3804220049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4" calcext:value-type="float">
            <text:p>197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4" calcext:value-type="float">
            <text:p>3804220049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5" calcext:value-type="float">
            <text:p>197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5" calcext:value-type="float">
            <text:p>3804220049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6" calcext:value-type="float">
            <text:p>197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6" calcext:value-type="float">
            <text:p>3804220049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7" calcext:value-type="float">
            <text:p>197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7" calcext:value-type="float">
            <text:p>3804220049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8" calcext:value-type="float">
            <text:p>197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8" calcext:value-type="float">
            <text:p>3804220049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49" calcext:value-type="float">
            <text:p>197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39" calcext:value-type="float">
            <text:p>3804220049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0" calcext:value-type="float">
            <text:p>197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0" calcext:value-type="float">
            <text:p>3804220049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1" calcext:value-type="float">
            <text:p>197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1" calcext:value-type="float">
            <text:p>3804220049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2" calcext:value-type="float">
            <text:p>197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2" calcext:value-type="float">
            <text:p>3804220049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3" calcext:value-type="float">
            <text:p>197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3" calcext:value-type="float">
            <text:p>3804220049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4" calcext:value-type="float">
            <text:p>197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4" calcext:value-type="float">
            <text:p>3804220049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5" calcext:value-type="float">
            <text:p>197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5" calcext:value-type="float">
            <text:p>3804220049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6" calcext:value-type="float">
            <text:p>197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6" calcext:value-type="float">
            <text:p>3804220049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7" calcext:value-type="float">
            <text:p>197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7" calcext:value-type="float">
            <text:p>3804220049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8" calcext:value-type="float">
            <text:p>197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8" calcext:value-type="float">
            <text:p>3804220049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59" calcext:value-type="float">
            <text:p>197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49" calcext:value-type="float">
            <text:p>3804220049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0" calcext:value-type="float">
            <text:p>197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50" calcext:value-type="float">
            <text:p>3804220049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1" calcext:value-type="float">
            <text:p>197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2004901051" calcext:value-type="float">
            <text:p>3804220049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2" calcext:value-type="float">
            <text:p>197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1" calcext:value-type="float">
            <text:p>3804230050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3" calcext:value-type="float">
            <text:p>197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2" calcext:value-type="float">
            <text:p>3804230050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4" calcext:value-type="float">
            <text:p>197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3" calcext:value-type="float">
            <text:p>3804230050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5" calcext:value-type="float">
            <text:p>197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4" calcext:value-type="float">
            <text:p>3804230050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6" calcext:value-type="float">
            <text:p>197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5" calcext:value-type="float">
            <text:p>3804230050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7" calcext:value-type="float">
            <text:p>197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6" calcext:value-type="float">
            <text:p>3804230050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8" calcext:value-type="float">
            <text:p>197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7" calcext:value-type="float">
            <text:p>3804230050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69" calcext:value-type="float">
            <text:p>197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8" calcext:value-type="float">
            <text:p>3804230050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0" calcext:value-type="float">
            <text:p>197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09" calcext:value-type="float">
            <text:p>3804230050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1" calcext:value-type="float">
            <text:p>197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0" calcext:value-type="float">
            <text:p>3804230050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2" calcext:value-type="float">
            <text:p>197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1" calcext:value-type="float">
            <text:p>3804230050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3" calcext:value-type="float">
            <text:p>197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2" calcext:value-type="float">
            <text:p>3804230050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4" calcext:value-type="float">
            <text:p>197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3" calcext:value-type="float">
            <text:p>3804230050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5" calcext:value-type="float">
            <text:p>197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4" calcext:value-type="float">
            <text:p>3804230050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6" calcext:value-type="float">
            <text:p>197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5" calcext:value-type="float">
            <text:p>3804230050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7" calcext:value-type="float">
            <text:p>197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6" calcext:value-type="float">
            <text:p>3804230050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8" calcext:value-type="float">
            <text:p>197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7" calcext:value-type="float">
            <text:p>3804230050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79" calcext:value-type="float">
            <text:p>197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8" calcext:value-type="float">
            <text:p>3804230050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0" calcext:value-type="float">
            <text:p>197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19" calcext:value-type="float">
            <text:p>3804230050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1" calcext:value-type="float">
            <text:p>197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0" calcext:value-type="float">
            <text:p>3804230050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2" calcext:value-type="float">
            <text:p>197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1" calcext:value-type="float">
            <text:p>3804230050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3" calcext:value-type="float">
            <text:p>197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2" calcext:value-type="float">
            <text:p>3804230050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4" calcext:value-type="float">
            <text:p>197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3" calcext:value-type="float">
            <text:p>3804230050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5" calcext:value-type="float">
            <text:p>197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4" calcext:value-type="float">
            <text:p>3804230050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6" calcext:value-type="float">
            <text:p>197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5" calcext:value-type="float">
            <text:p>3804230050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7" calcext:value-type="float">
            <text:p>197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6" calcext:value-type="float">
            <text:p>3804230050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8" calcext:value-type="float">
            <text:p>197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7" calcext:value-type="float">
            <text:p>3804230050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89" calcext:value-type="float">
            <text:p>197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8" calcext:value-type="float">
            <text:p>3804230050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0" calcext:value-type="float">
            <text:p>197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29" calcext:value-type="float">
            <text:p>3804230050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1" calcext:value-type="float">
            <text:p>197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0" calcext:value-type="float">
            <text:p>3804230050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2" calcext:value-type="float">
            <text:p>197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1" calcext:value-type="float">
            <text:p>3804230050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3" calcext:value-type="float">
            <text:p>197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2" calcext:value-type="float">
            <text:p>3804230050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4" calcext:value-type="float">
            <text:p>197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3" calcext:value-type="float">
            <text:p>3804230050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5" calcext:value-type="float">
            <text:p>197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4" calcext:value-type="float">
            <text:p>3804230050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6" calcext:value-type="float">
            <text:p>197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5" calcext:value-type="float">
            <text:p>3804230050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7" calcext:value-type="float">
            <text:p>197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6" calcext:value-type="float">
            <text:p>3804230050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8" calcext:value-type="float">
            <text:p>197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7" calcext:value-type="float">
            <text:p>3804230050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799" calcext:value-type="float">
            <text:p>197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8" calcext:value-type="float">
            <text:p>3804230050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0" calcext:value-type="float">
            <text:p>198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39" calcext:value-type="float">
            <text:p>3804230050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1" calcext:value-type="float">
            <text:p>198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0" calcext:value-type="float">
            <text:p>3804230050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2" calcext:value-type="float">
            <text:p>198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1" calcext:value-type="float">
            <text:p>3804230050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3" calcext:value-type="float">
            <text:p>198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2" calcext:value-type="float">
            <text:p>3804230050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4" calcext:value-type="float">
            <text:p>198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3" calcext:value-type="float">
            <text:p>3804230050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5" calcext:value-type="float">
            <text:p>198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4" calcext:value-type="float">
            <text:p>3804230050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6" calcext:value-type="float">
            <text:p>198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5" calcext:value-type="float">
            <text:p>3804230050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7" calcext:value-type="float">
            <text:p>198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6" calcext:value-type="float">
            <text:p>3804230050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8" calcext:value-type="float">
            <text:p>198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7" calcext:value-type="float">
            <text:p>3804230050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09" calcext:value-type="float">
            <text:p>198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8" calcext:value-type="float">
            <text:p>3804230050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0" calcext:value-type="float">
            <text:p>198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49" calcext:value-type="float">
            <text:p>3804230050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1" calcext:value-type="float">
            <text:p>198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50" calcext:value-type="float">
            <text:p>3804230050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2" calcext:value-type="float">
            <text:p>198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51" calcext:value-type="float">
            <text:p>3804230050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3" calcext:value-type="float">
            <text:p>198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52" calcext:value-type="float">
            <text:p>3804230050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4" calcext:value-type="float">
            <text:p>198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001053" calcext:value-type="float">
            <text:p>3804230050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5" calcext:value-type="float">
            <text:p>198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1" calcext:value-type="float">
            <text:p>380423005101001</text:p>
          </table:table-cell>
          <table:table-cell table:style-name="TL_20_Metadata"/>
          <table:table-cell table:style-name="ce10" office:value-type="string" calcext:value-type="string">
            <text:p>3804230051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6" calcext:value-type="float">
            <text:p>198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2" calcext:value-type="float">
            <text:p>3804230051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7" calcext:value-type="float">
            <text:p>198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3" calcext:value-type="float">
            <text:p>3804230051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8" calcext:value-type="float">
            <text:p>198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4" calcext:value-type="float">
            <text:p>3804230051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19" calcext:value-type="float">
            <text:p>198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5" calcext:value-type="float">
            <text:p>3804230051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0" calcext:value-type="float">
            <text:p>198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6" calcext:value-type="float">
            <text:p>3804230051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1" calcext:value-type="float">
            <text:p>198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7" calcext:value-type="float">
            <text:p>3804230051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2" calcext:value-type="float">
            <text:p>198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8" calcext:value-type="float">
            <text:p>3804230051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3" calcext:value-type="float">
            <text:p>198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09" calcext:value-type="float">
            <text:p>3804230051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4" calcext:value-type="float">
            <text:p>198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0" calcext:value-type="float">
            <text:p>3804230051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5" calcext:value-type="float">
            <text:p>198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1" calcext:value-type="float">
            <text:p>3804230051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6" calcext:value-type="float">
            <text:p>198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2" calcext:value-type="float">
            <text:p>3804230051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7" calcext:value-type="float">
            <text:p>198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3" calcext:value-type="float">
            <text:p>3804230051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8" calcext:value-type="float">
            <text:p>198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4" calcext:value-type="float">
            <text:p>3804230051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29" calcext:value-type="float">
            <text:p>198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5" calcext:value-type="float">
            <text:p>3804230051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0" calcext:value-type="float">
            <text:p>198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6" calcext:value-type="float">
            <text:p>3804230051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1" calcext:value-type="float">
            <text:p>198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7" calcext:value-type="float">
            <text:p>3804230051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2" calcext:value-type="float">
            <text:p>198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8" calcext:value-type="float">
            <text:p>3804230051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3" calcext:value-type="float">
            <text:p>198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19" calcext:value-type="float">
            <text:p>3804230051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4" calcext:value-type="float">
            <text:p>198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0" calcext:value-type="float">
            <text:p>3804230051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5" calcext:value-type="float">
            <text:p>198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1" calcext:value-type="float">
            <text:p>3804230051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6" calcext:value-type="float">
            <text:p>198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2" calcext:value-type="float">
            <text:p>3804230051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7" calcext:value-type="float">
            <text:p>198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3" calcext:value-type="float">
            <text:p>3804230051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8" calcext:value-type="float">
            <text:p>198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4" calcext:value-type="float">
            <text:p>380423005101024</text:p>
          </table:table-cell>
          <table:table-cell table:style-name="TL_20_Metadata"/>
          <table:table-cell table:style-name="ce10" office:value-type="string" calcext:value-type="string">
            <text:p>3804230051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39" calcext:value-type="float">
            <text:p>198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5" calcext:value-type="float">
            <text:p>3804230051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0" calcext:value-type="float">
            <text:p>198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6" calcext:value-type="float">
            <text:p>380423005101026</text:p>
          </table:table-cell>
          <table:table-cell table:style-name="TL_20_Metadata"/>
          <table:table-cell table:style-name="ce10" office:value-type="string" calcext:value-type="string">
            <text:p>3804230051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1" calcext:value-type="float">
            <text:p>198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7" calcext:value-type="float">
            <text:p>3804230051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2" calcext:value-type="float">
            <text:p>198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8" calcext:value-type="float">
            <text:p>3804230051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3" calcext:value-type="float">
            <text:p>198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29" calcext:value-type="float">
            <text:p>3804230051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4" calcext:value-type="float">
            <text:p>198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0" calcext:value-type="float">
            <text:p>3804230051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5" calcext:value-type="float">
            <text:p>198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1" calcext:value-type="float">
            <text:p>3804230051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6" calcext:value-type="float">
            <text:p>198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2" calcext:value-type="float">
            <text:p>3804230051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7" calcext:value-type="float">
            <text:p>198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3" calcext:value-type="float">
            <text:p>3804230051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8" calcext:value-type="float">
            <text:p>198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4" calcext:value-type="float">
            <text:p>3804230051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49" calcext:value-type="float">
            <text:p>198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5" calcext:value-type="float">
            <text:p>3804230051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0" calcext:value-type="float">
            <text:p>198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6" calcext:value-type="float">
            <text:p>3804230051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1" calcext:value-type="float">
            <text:p>198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7" calcext:value-type="float">
            <text:p>3804230051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2" calcext:value-type="float">
            <text:p>198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8" calcext:value-type="float">
            <text:p>3804230051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3" calcext:value-type="float">
            <text:p>198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39" calcext:value-type="float">
            <text:p>3804230051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4" calcext:value-type="float">
            <text:p>198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0" calcext:value-type="float">
            <text:p>3804230051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5" calcext:value-type="float">
            <text:p>198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1" calcext:value-type="float">
            <text:p>3804230051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6" calcext:value-type="float">
            <text:p>198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2" calcext:value-type="float">
            <text:p>3804230051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7" calcext:value-type="float">
            <text:p>198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3" calcext:value-type="float">
            <text:p>3804230051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8" calcext:value-type="float">
            <text:p>198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4" calcext:value-type="float">
            <text:p>3804230051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59" calcext:value-type="float">
            <text:p>198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5" calcext:value-type="float">
            <text:p>3804230051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0" calcext:value-type="float">
            <text:p>198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6" calcext:value-type="float">
            <text:p>3804230051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1" calcext:value-type="float">
            <text:p>198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7" calcext:value-type="float">
            <text:p>3804230051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2" calcext:value-type="float">
            <text:p>198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8" calcext:value-type="float">
            <text:p>3804230051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3" calcext:value-type="float">
            <text:p>198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49" calcext:value-type="float">
            <text:p>3804230051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4" calcext:value-type="float">
            <text:p>198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3005101050" calcext:value-type="float">
            <text:p>3804230051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5" calcext:value-type="float">
            <text:p>198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1" calcext:value-type="float">
            <text:p>3804240052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6" calcext:value-type="float">
            <text:p>198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2" calcext:value-type="float">
            <text:p>3804240052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7" calcext:value-type="float">
            <text:p>198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3" calcext:value-type="float">
            <text:p>3804240052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8" calcext:value-type="float">
            <text:p>198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4" calcext:value-type="float">
            <text:p>3804240052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69" calcext:value-type="float">
            <text:p>198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5" calcext:value-type="float">
            <text:p>3804240052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0" calcext:value-type="float">
            <text:p>198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6" calcext:value-type="float">
            <text:p>3804240052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1" calcext:value-type="float">
            <text:p>198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7" calcext:value-type="float">
            <text:p>3804240052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2" calcext:value-type="float">
            <text:p>198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8" calcext:value-type="float">
            <text:p>3804240052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3" calcext:value-type="float">
            <text:p>198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09" calcext:value-type="float">
            <text:p>3804240052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4" calcext:value-type="float">
            <text:p>198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0" calcext:value-type="float">
            <text:p>3804240052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5" calcext:value-type="float">
            <text:p>198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1" calcext:value-type="float">
            <text:p>3804240052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6" calcext:value-type="float">
            <text:p>198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2" calcext:value-type="float">
            <text:p>3804240052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7" calcext:value-type="float">
            <text:p>198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3" calcext:value-type="float">
            <text:p>3804240052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8" calcext:value-type="float">
            <text:p>198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4" calcext:value-type="float">
            <text:p>3804240052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79" calcext:value-type="float">
            <text:p>198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5" calcext:value-type="float">
            <text:p>3804240052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0" calcext:value-type="float">
            <text:p>198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6" calcext:value-type="float">
            <text:p>3804240052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1" calcext:value-type="float">
            <text:p>198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7" calcext:value-type="float">
            <text:p>3804240052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2" calcext:value-type="float">
            <text:p>198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8" calcext:value-type="float">
            <text:p>3804240052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3" calcext:value-type="float">
            <text:p>198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19" calcext:value-type="float">
            <text:p>3804240052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4" calcext:value-type="float">
            <text:p>198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0" calcext:value-type="float">
            <text:p>3804240052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5" calcext:value-type="float">
            <text:p>198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1" calcext:value-type="float">
            <text:p>3804240052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6" calcext:value-type="float">
            <text:p>198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2" calcext:value-type="float">
            <text:p>3804240052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7" calcext:value-type="float">
            <text:p>198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3" calcext:value-type="float">
            <text:p>3804240052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8" calcext:value-type="float">
            <text:p>198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4" calcext:value-type="float">
            <text:p>3804240052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89" calcext:value-type="float">
            <text:p>198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5" calcext:value-type="float">
            <text:p>3804240052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0" calcext:value-type="float">
            <text:p>198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6" calcext:value-type="float">
            <text:p>3804240052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1" calcext:value-type="float">
            <text:p>198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7" calcext:value-type="float">
            <text:p>3804240052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2" calcext:value-type="float">
            <text:p>198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8" calcext:value-type="float">
            <text:p>3804240052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3" calcext:value-type="float">
            <text:p>198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29" calcext:value-type="float">
            <text:p>3804240052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4" calcext:value-type="float">
            <text:p>198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0" calcext:value-type="float">
            <text:p>3804240052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5" calcext:value-type="float">
            <text:p>198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1" calcext:value-type="float">
            <text:p>3804240052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6" calcext:value-type="float">
            <text:p>198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2" calcext:value-type="float">
            <text:p>3804240052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7" calcext:value-type="float">
            <text:p>198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3" calcext:value-type="float">
            <text:p>3804240052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8" calcext:value-type="float">
            <text:p>198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4" calcext:value-type="float">
            <text:p>3804240052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899" calcext:value-type="float">
            <text:p>198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5" calcext:value-type="float">
            <text:p>3804240052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0" calcext:value-type="float">
            <text:p>199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6" calcext:value-type="float">
            <text:p>3804240052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1" calcext:value-type="float">
            <text:p>199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7" calcext:value-type="float">
            <text:p>3804240052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2" calcext:value-type="float">
            <text:p>199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8" calcext:value-type="float">
            <text:p>3804240052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3" calcext:value-type="float">
            <text:p>199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39" calcext:value-type="float">
            <text:p>3804240052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4" calcext:value-type="float">
            <text:p>199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0" calcext:value-type="float">
            <text:p>3804240052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5" calcext:value-type="float">
            <text:p>199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1" calcext:value-type="float">
            <text:p>3804240052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6" calcext:value-type="float">
            <text:p>199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2" calcext:value-type="float">
            <text:p>3804240052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7" calcext:value-type="float">
            <text:p>199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3" calcext:value-type="float">
            <text:p>3804240052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8" calcext:value-type="float">
            <text:p>199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4" calcext:value-type="float">
            <text:p>3804240052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09" calcext:value-type="float">
            <text:p>199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5" calcext:value-type="float">
            <text:p>3804240052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0" calcext:value-type="float">
            <text:p>199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6" calcext:value-type="float">
            <text:p>3804240052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1" calcext:value-type="float">
            <text:p>199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7" calcext:value-type="float">
            <text:p>3804240052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2" calcext:value-type="float">
            <text:p>199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8" calcext:value-type="float">
            <text:p>3804240052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3" calcext:value-type="float">
            <text:p>199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49" calcext:value-type="float">
            <text:p>3804240052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4" calcext:value-type="float">
            <text:p>199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50" calcext:value-type="float">
            <text:p>3804240052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5" calcext:value-type="float">
            <text:p>199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51" calcext:value-type="float">
            <text:p>3804240052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6" calcext:value-type="float">
            <text:p>199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52" calcext:value-type="float">
            <text:p>3804240052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7" calcext:value-type="float">
            <text:p>199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201053" calcext:value-type="float">
            <text:p>3804240052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8" calcext:value-type="float">
            <text:p>199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1" calcext:value-type="float">
            <text:p>3804240053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19" calcext:value-type="float">
            <text:p>199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2" calcext:value-type="float">
            <text:p>3804240053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0" calcext:value-type="float">
            <text:p>199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3" calcext:value-type="float">
            <text:p>3804240053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1" calcext:value-type="float">
            <text:p>199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4" calcext:value-type="float">
            <text:p>3804240053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2" calcext:value-type="float">
            <text:p>199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5" calcext:value-type="float">
            <text:p>3804240053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3" calcext:value-type="float">
            <text:p>199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6" calcext:value-type="float">
            <text:p>3804240053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4" calcext:value-type="float">
            <text:p>199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7" calcext:value-type="float">
            <text:p>3804240053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5" calcext:value-type="float">
            <text:p>199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8" calcext:value-type="float">
            <text:p>3804240053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6" calcext:value-type="float">
            <text:p>199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09" calcext:value-type="float">
            <text:p>3804240053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7" calcext:value-type="float">
            <text:p>199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0" calcext:value-type="float">
            <text:p>3804240053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8" calcext:value-type="float">
            <text:p>199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1" calcext:value-type="float">
            <text:p>3804240053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29" calcext:value-type="float">
            <text:p>199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2" calcext:value-type="float">
            <text:p>3804240053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0" calcext:value-type="float">
            <text:p>199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3" calcext:value-type="float">
            <text:p>3804240053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1" calcext:value-type="float">
            <text:p>199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4" calcext:value-type="float">
            <text:p>3804240053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2" calcext:value-type="float">
            <text:p>199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5" calcext:value-type="float">
            <text:p>3804240053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3" calcext:value-type="float">
            <text:p>199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6" calcext:value-type="float">
            <text:p>3804240053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4" calcext:value-type="float">
            <text:p>199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7" calcext:value-type="float">
            <text:p>3804240053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5" calcext:value-type="float">
            <text:p>199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8" calcext:value-type="float">
            <text:p>3804240053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6" calcext:value-type="float">
            <text:p>199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19" calcext:value-type="float">
            <text:p>3804240053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7" calcext:value-type="float">
            <text:p>199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0" calcext:value-type="float">
            <text:p>3804240053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8" calcext:value-type="float">
            <text:p>199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1" calcext:value-type="float">
            <text:p>3804240053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39" calcext:value-type="float">
            <text:p>199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2" calcext:value-type="float">
            <text:p>3804240053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0" calcext:value-type="float">
            <text:p>199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3" calcext:value-type="float">
            <text:p>3804240053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1" calcext:value-type="float">
            <text:p>199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4" calcext:value-type="float">
            <text:p>3804240053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2" calcext:value-type="float">
            <text:p>199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5" calcext:value-type="float">
            <text:p>3804240053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3" calcext:value-type="float">
            <text:p>199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6" calcext:value-type="float">
            <text:p>3804240053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4" calcext:value-type="float">
            <text:p>199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7" calcext:value-type="float">
            <text:p>3804240053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5" calcext:value-type="float">
            <text:p>199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8" calcext:value-type="float">
            <text:p>3804240053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6" calcext:value-type="float">
            <text:p>199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29" calcext:value-type="float">
            <text:p>3804240053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7" calcext:value-type="float">
            <text:p>199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0" calcext:value-type="float">
            <text:p>3804240053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8" calcext:value-type="float">
            <text:p>199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1" calcext:value-type="float">
            <text:p>3804240053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49" calcext:value-type="float">
            <text:p>199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2" calcext:value-type="float">
            <text:p>3804240053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0" calcext:value-type="float">
            <text:p>199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3" calcext:value-type="float">
            <text:p>3804240053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1" calcext:value-type="float">
            <text:p>199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4" calcext:value-type="float">
            <text:p>3804240053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2" calcext:value-type="float">
            <text:p>199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5" calcext:value-type="float">
            <text:p>3804240053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3" calcext:value-type="float">
            <text:p>199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6" calcext:value-type="float">
            <text:p>3804240053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4" calcext:value-type="float">
            <text:p>199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7" calcext:value-type="float">
            <text:p>3804240053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5" calcext:value-type="float">
            <text:p>199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8" calcext:value-type="float">
            <text:p>3804240053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6" calcext:value-type="float">
            <text:p>199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39" calcext:value-type="float">
            <text:p>3804240053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7" calcext:value-type="float">
            <text:p>199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4005301040" calcext:value-type="float">
            <text:p>3804240053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8" calcext:value-type="float">
            <text:p>199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1" calcext:value-type="float">
            <text:p>3804250054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59" calcext:value-type="float">
            <text:p>199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2" calcext:value-type="float">
            <text:p>3804250054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0" calcext:value-type="float">
            <text:p>199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3" calcext:value-type="float">
            <text:p>3804250054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1" calcext:value-type="float">
            <text:p>199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4" calcext:value-type="float">
            <text:p>3804250054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2" calcext:value-type="float">
            <text:p>199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5" calcext:value-type="float">
            <text:p>3804250054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3" calcext:value-type="float">
            <text:p>199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6" calcext:value-type="float">
            <text:p>3804250054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4" calcext:value-type="float">
            <text:p>199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7" calcext:value-type="float">
            <text:p>3804250054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5" calcext:value-type="float">
            <text:p>199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8" calcext:value-type="float">
            <text:p>3804250054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6" calcext:value-type="float">
            <text:p>199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09" calcext:value-type="float">
            <text:p>3804250054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7" calcext:value-type="float">
            <text:p>199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0" calcext:value-type="float">
            <text:p>3804250054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8" calcext:value-type="float">
            <text:p>199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1" calcext:value-type="float">
            <text:p>3804250054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69" calcext:value-type="float">
            <text:p>199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2" calcext:value-type="float">
            <text:p>3804250054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0" calcext:value-type="float">
            <text:p>199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3" calcext:value-type="float">
            <text:p>3804250054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1" calcext:value-type="float">
            <text:p>199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4" calcext:value-type="float">
            <text:p>3804250054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2" calcext:value-type="float">
            <text:p>199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5" calcext:value-type="float">
            <text:p>3804250054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3" calcext:value-type="float">
            <text:p>199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6" calcext:value-type="float">
            <text:p>3804250054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4" calcext:value-type="float">
            <text:p>199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7" calcext:value-type="float">
            <text:p>3804250054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5" calcext:value-type="float">
            <text:p>199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8" calcext:value-type="float">
            <text:p>3804250054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6" calcext:value-type="float">
            <text:p>199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19" calcext:value-type="float">
            <text:p>3804250054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7" calcext:value-type="float">
            <text:p>199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0" calcext:value-type="float">
            <text:p>3804250054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8" calcext:value-type="float">
            <text:p>199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1" calcext:value-type="float">
            <text:p>3804250054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79" calcext:value-type="float">
            <text:p>199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2" calcext:value-type="float">
            <text:p>3804250054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0" calcext:value-type="float">
            <text:p>199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3" calcext:value-type="float">
            <text:p>3804250054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1" calcext:value-type="float">
            <text:p>199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4" calcext:value-type="float">
            <text:p>3804250054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2" calcext:value-type="float">
            <text:p>199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5" calcext:value-type="float">
            <text:p>3804250054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3" calcext:value-type="float">
            <text:p>199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6" calcext:value-type="float">
            <text:p>3804250054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4" calcext:value-type="float">
            <text:p>199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7" calcext:value-type="float">
            <text:p>3804250054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5" calcext:value-type="float">
            <text:p>199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8" calcext:value-type="float">
            <text:p>3804250054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6" calcext:value-type="float">
            <text:p>199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29" calcext:value-type="float">
            <text:p>3804250054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7" calcext:value-type="float">
            <text:p>199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0" calcext:value-type="float">
            <text:p>3804250054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8" calcext:value-type="float">
            <text:p>199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1" calcext:value-type="float">
            <text:p>3804250054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89" calcext:value-type="float">
            <text:p>199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2" calcext:value-type="float">
            <text:p>3804250054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0" calcext:value-type="float">
            <text:p>199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3" calcext:value-type="float">
            <text:p>3804250054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1" calcext:value-type="float">
            <text:p>199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4" calcext:value-type="float">
            <text:p>3804250054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2" calcext:value-type="float">
            <text:p>199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5" calcext:value-type="float">
            <text:p>3804250054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3" calcext:value-type="float">
            <text:p>199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6" calcext:value-type="float">
            <text:p>3804250054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4" calcext:value-type="float">
            <text:p>199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7" calcext:value-type="float">
            <text:p>3804250054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5" calcext:value-type="float">
            <text:p>199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8" calcext:value-type="float">
            <text:p>3804250054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6" calcext:value-type="float">
            <text:p>199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39" calcext:value-type="float">
            <text:p>3804250054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7" calcext:value-type="float">
            <text:p>199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0" calcext:value-type="float">
            <text:p>3804250054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8" calcext:value-type="float">
            <text:p>199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1" calcext:value-type="float">
            <text:p>3804250054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19999" calcext:value-type="float">
            <text:p>199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2" calcext:value-type="float">
            <text:p>3804250054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0" calcext:value-type="float">
            <text:p>200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3" calcext:value-type="float">
            <text:p>3804250054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1" calcext:value-type="float">
            <text:p>200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4" calcext:value-type="float">
            <text:p>3804250054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2" calcext:value-type="float">
            <text:p>200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5" calcext:value-type="float">
            <text:p>3804250054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3" calcext:value-type="float">
            <text:p>200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6" calcext:value-type="float">
            <text:p>3804250054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4" calcext:value-type="float">
            <text:p>200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7" calcext:value-type="float">
            <text:p>3804250054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5" calcext:value-type="float">
            <text:p>200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8" calcext:value-type="float">
            <text:p>3804250054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6" calcext:value-type="float">
            <text:p>200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49" calcext:value-type="float">
            <text:p>3804250054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7" calcext:value-type="float">
            <text:p>200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50" calcext:value-type="float">
            <text:p>3804250054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8" calcext:value-type="float">
            <text:p>200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51" calcext:value-type="float">
            <text:p>3804250054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09" calcext:value-type="float">
            <text:p>200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52" calcext:value-type="float">
            <text:p>3804250054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0" calcext:value-type="float">
            <text:p>200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401053" calcext:value-type="float">
            <text:p>3804250054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1" calcext:value-type="float">
            <text:p>200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1" calcext:value-type="float">
            <text:p>3804250055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2" calcext:value-type="float">
            <text:p>200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2" calcext:value-type="float">
            <text:p>3804250055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3" calcext:value-type="float">
            <text:p>200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3" calcext:value-type="float">
            <text:p>3804250055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4" calcext:value-type="float">
            <text:p>200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4" calcext:value-type="float">
            <text:p>3804250055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5" calcext:value-type="float">
            <text:p>200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5" calcext:value-type="float">
            <text:p>3804250055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6" calcext:value-type="float">
            <text:p>200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6" calcext:value-type="float">
            <text:p>3804250055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7" calcext:value-type="float">
            <text:p>200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7" calcext:value-type="float">
            <text:p>3804250055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8" calcext:value-type="float">
            <text:p>200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8" calcext:value-type="float">
            <text:p>3804250055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19" calcext:value-type="float">
            <text:p>200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09" calcext:value-type="float">
            <text:p>3804250055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0" calcext:value-type="float">
            <text:p>200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0" calcext:value-type="float">
            <text:p>3804250055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1" calcext:value-type="float">
            <text:p>200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1" calcext:value-type="float">
            <text:p>3804250055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2" calcext:value-type="float">
            <text:p>200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2" calcext:value-type="float">
            <text:p>3804250055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3" calcext:value-type="float">
            <text:p>200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3" calcext:value-type="float">
            <text:p>3804250055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4" calcext:value-type="float">
            <text:p>200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4" calcext:value-type="float">
            <text:p>3804250055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5" calcext:value-type="float">
            <text:p>200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5" calcext:value-type="float">
            <text:p>3804250055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6" calcext:value-type="float">
            <text:p>200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6" calcext:value-type="float">
            <text:p>3804250055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7" calcext:value-type="float">
            <text:p>200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7" calcext:value-type="float">
            <text:p>3804250055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8" calcext:value-type="float">
            <text:p>200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8" calcext:value-type="float">
            <text:p>3804250055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29" calcext:value-type="float">
            <text:p>200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19" calcext:value-type="float">
            <text:p>3804250055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0" calcext:value-type="float">
            <text:p>200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0" calcext:value-type="float">
            <text:p>3804250055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1" calcext:value-type="float">
            <text:p>200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1" calcext:value-type="float">
            <text:p>3804250055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2" calcext:value-type="float">
            <text:p>200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2" calcext:value-type="float">
            <text:p>3804250055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3" calcext:value-type="float">
            <text:p>200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3" calcext:value-type="float">
            <text:p>3804250055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4" calcext:value-type="float">
            <text:p>200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4" calcext:value-type="float">
            <text:p>3804250055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5" calcext:value-type="float">
            <text:p>200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5" calcext:value-type="float">
            <text:p>3804250055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6" calcext:value-type="float">
            <text:p>200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6" calcext:value-type="float">
            <text:p>3804250055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7" calcext:value-type="float">
            <text:p>200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7" calcext:value-type="float">
            <text:p>3804250055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8" calcext:value-type="float">
            <text:p>200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8" calcext:value-type="float">
            <text:p>3804250055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39" calcext:value-type="float">
            <text:p>200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29" calcext:value-type="float">
            <text:p>3804250055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0" calcext:value-type="float">
            <text:p>200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0" calcext:value-type="float">
            <text:p>3804250055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1" calcext:value-type="float">
            <text:p>200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1" calcext:value-type="float">
            <text:p>3804250055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2" calcext:value-type="float">
            <text:p>200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2" calcext:value-type="float">
            <text:p>3804250055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3" calcext:value-type="float">
            <text:p>200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3" calcext:value-type="float">
            <text:p>3804250055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4" calcext:value-type="float">
            <text:p>200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4" calcext:value-type="float">
            <text:p>3804250055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5" calcext:value-type="float">
            <text:p>200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5" calcext:value-type="float">
            <text:p>3804250055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6" calcext:value-type="float">
            <text:p>200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6" calcext:value-type="float">
            <text:p>3804250055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7" calcext:value-type="float">
            <text:p>200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7" calcext:value-type="float">
            <text:p>3804250055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8" calcext:value-type="float">
            <text:p>200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8" calcext:value-type="float">
            <text:p>3804250055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49" calcext:value-type="float">
            <text:p>200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39" calcext:value-type="float">
            <text:p>3804250055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0" calcext:value-type="float">
            <text:p>200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0" calcext:value-type="float">
            <text:p>3804250055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1" calcext:value-type="float">
            <text:p>200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1" calcext:value-type="float">
            <text:p>3804250055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2" calcext:value-type="float">
            <text:p>200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2" calcext:value-type="float">
            <text:p>3804250055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3" calcext:value-type="float">
            <text:p>200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3" calcext:value-type="float">
            <text:p>3804250055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4" calcext:value-type="float">
            <text:p>200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4" calcext:value-type="float">
            <text:p>3804250055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5" calcext:value-type="float">
            <text:p>200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5" calcext:value-type="float">
            <text:p>3804250055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6" calcext:value-type="float">
            <text:p>200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6" calcext:value-type="float">
            <text:p>3804250055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7" calcext:value-type="float">
            <text:p>200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7" calcext:value-type="float">
            <text:p>3804250055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8" calcext:value-type="float">
            <text:p>200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8" calcext:value-type="float">
            <text:p>3804250055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59" calcext:value-type="float">
            <text:p>200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49" calcext:value-type="float">
            <text:p>3804250055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0" calcext:value-type="float">
            <text:p>200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50" calcext:value-type="float">
            <text:p>3804250055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1" calcext:value-type="float">
            <text:p>200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5005501051" calcext:value-type="float">
            <text:p>3804250055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2" calcext:value-type="float">
            <text:p>200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1" calcext:value-type="float">
            <text:p>3804260056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3" calcext:value-type="float">
            <text:p>200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2" calcext:value-type="float">
            <text:p>3804260056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4" calcext:value-type="float">
            <text:p>200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3" calcext:value-type="float">
            <text:p>3804260056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5" calcext:value-type="float">
            <text:p>200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4" calcext:value-type="float">
            <text:p>3804260056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6" calcext:value-type="float">
            <text:p>200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5" calcext:value-type="float">
            <text:p>3804260056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7" calcext:value-type="float">
            <text:p>200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6" calcext:value-type="float">
            <text:p>3804260056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8" calcext:value-type="float">
            <text:p>200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7" calcext:value-type="float">
            <text:p>3804260056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69" calcext:value-type="float">
            <text:p>200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8" calcext:value-type="float">
            <text:p>3804260056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0" calcext:value-type="float">
            <text:p>200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09" calcext:value-type="float">
            <text:p>3804260056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1" calcext:value-type="float">
            <text:p>200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0" calcext:value-type="float">
            <text:p>3804260056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2" calcext:value-type="float">
            <text:p>200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1" calcext:value-type="float">
            <text:p>3804260056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3" calcext:value-type="float">
            <text:p>200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2" calcext:value-type="float">
            <text:p>3804260056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4" calcext:value-type="float">
            <text:p>200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3" calcext:value-type="float">
            <text:p>3804260056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5" calcext:value-type="float">
            <text:p>200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4" calcext:value-type="float">
            <text:p>3804260056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6" calcext:value-type="float">
            <text:p>200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5" calcext:value-type="float">
            <text:p>3804260056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7" calcext:value-type="float">
            <text:p>200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6" calcext:value-type="float">
            <text:p>3804260056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8" calcext:value-type="float">
            <text:p>200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7" calcext:value-type="float">
            <text:p>3804260056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79" calcext:value-type="float">
            <text:p>200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8" calcext:value-type="float">
            <text:p>3804260056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0" calcext:value-type="float">
            <text:p>200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19" calcext:value-type="float">
            <text:p>3804260056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1" calcext:value-type="float">
            <text:p>200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0" calcext:value-type="float">
            <text:p>3804260056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2" calcext:value-type="float">
            <text:p>200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1" calcext:value-type="float">
            <text:p>3804260056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3" calcext:value-type="float">
            <text:p>200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2" calcext:value-type="float">
            <text:p>3804260056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4" calcext:value-type="float">
            <text:p>200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3" calcext:value-type="float">
            <text:p>3804260056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5" calcext:value-type="float">
            <text:p>200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4" calcext:value-type="float">
            <text:p>3804260056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6" calcext:value-type="float">
            <text:p>200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5" calcext:value-type="float">
            <text:p>3804260056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7" calcext:value-type="float">
            <text:p>200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6" calcext:value-type="float">
            <text:p>3804260056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8" calcext:value-type="float">
            <text:p>200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7" calcext:value-type="float">
            <text:p>3804260056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89" calcext:value-type="float">
            <text:p>200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8" calcext:value-type="float">
            <text:p>3804260056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0" calcext:value-type="float">
            <text:p>200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29" calcext:value-type="float">
            <text:p>3804260056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1" calcext:value-type="float">
            <text:p>200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0" calcext:value-type="float">
            <text:p>3804260056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2" calcext:value-type="float">
            <text:p>200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1" calcext:value-type="float">
            <text:p>3804260056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3" calcext:value-type="float">
            <text:p>200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2" calcext:value-type="float">
            <text:p>3804260056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4" calcext:value-type="float">
            <text:p>200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3" calcext:value-type="float">
            <text:p>3804260056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5" calcext:value-type="float">
            <text:p>200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4" calcext:value-type="float">
            <text:p>3804260056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6" calcext:value-type="float">
            <text:p>200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5" calcext:value-type="float">
            <text:p>3804260056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7" calcext:value-type="float">
            <text:p>200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6" calcext:value-type="float">
            <text:p>3804260056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8" calcext:value-type="float">
            <text:p>200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7" calcext:value-type="float">
            <text:p>3804260056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099" calcext:value-type="float">
            <text:p>200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8" calcext:value-type="float">
            <text:p>3804260056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0" calcext:value-type="float">
            <text:p>201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39" calcext:value-type="float">
            <text:p>3804260056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1" calcext:value-type="float">
            <text:p>201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0" calcext:value-type="float">
            <text:p>3804260056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2" calcext:value-type="float">
            <text:p>201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1" calcext:value-type="float">
            <text:p>3804260056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3" calcext:value-type="float">
            <text:p>201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2" calcext:value-type="float">
            <text:p>3804260056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4" calcext:value-type="float">
            <text:p>201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3" calcext:value-type="float">
            <text:p>3804260056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5" calcext:value-type="float">
            <text:p>201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4" calcext:value-type="float">
            <text:p>3804260056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6" calcext:value-type="float">
            <text:p>201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5" calcext:value-type="float">
            <text:p>3804260056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7" calcext:value-type="float">
            <text:p>201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6" calcext:value-type="float">
            <text:p>3804260056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8" calcext:value-type="float">
            <text:p>201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7" calcext:value-type="float">
            <text:p>3804260056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09" calcext:value-type="float">
            <text:p>201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8" calcext:value-type="float">
            <text:p>3804260056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0" calcext:value-type="float">
            <text:p>201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49" calcext:value-type="float">
            <text:p>3804260056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1" calcext:value-type="float">
            <text:p>201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50" calcext:value-type="float">
            <text:p>3804260056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2" calcext:value-type="float">
            <text:p>201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51" calcext:value-type="float">
            <text:p>3804260056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3" calcext:value-type="float">
            <text:p>201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52" calcext:value-type="float">
            <text:p>3804260056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4" calcext:value-type="float">
            <text:p>201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601053" calcext:value-type="float">
            <text:p>3804260056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5" calcext:value-type="float">
            <text:p>201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1" calcext:value-type="float">
            <text:p>380426005701001</text:p>
          </table:table-cell>
          <table:table-cell table:style-name="TL_20_Metadata"/>
          <table:table-cell table:style-name="ce10" office:value-type="string" calcext:value-type="string">
            <text:p>3804260057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6" calcext:value-type="float">
            <text:p>201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2" calcext:value-type="float">
            <text:p>3804260057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7" calcext:value-type="float">
            <text:p>201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3" calcext:value-type="float">
            <text:p>3804260057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8" calcext:value-type="float">
            <text:p>201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4" calcext:value-type="float">
            <text:p>3804260057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19" calcext:value-type="float">
            <text:p>201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5" calcext:value-type="float">
            <text:p>3804260057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0" calcext:value-type="float">
            <text:p>201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6" calcext:value-type="float">
            <text:p>3804260057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1" calcext:value-type="float">
            <text:p>201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7" calcext:value-type="float">
            <text:p>3804260057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2" calcext:value-type="float">
            <text:p>201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8" calcext:value-type="float">
            <text:p>3804260057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3" calcext:value-type="float">
            <text:p>201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09" calcext:value-type="float">
            <text:p>3804260057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4" calcext:value-type="float">
            <text:p>201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0" calcext:value-type="float">
            <text:p>3804260057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5" calcext:value-type="float">
            <text:p>201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1" calcext:value-type="float">
            <text:p>3804260057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6" calcext:value-type="float">
            <text:p>201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2" calcext:value-type="float">
            <text:p>3804260057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7" calcext:value-type="float">
            <text:p>201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3" calcext:value-type="float">
            <text:p>3804260057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8" calcext:value-type="float">
            <text:p>201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4" calcext:value-type="float">
            <text:p>3804260057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29" calcext:value-type="float">
            <text:p>201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5" calcext:value-type="float">
            <text:p>3804260057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0" calcext:value-type="float">
            <text:p>201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6" calcext:value-type="float">
            <text:p>3804260057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1" calcext:value-type="float">
            <text:p>201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7" calcext:value-type="float">
            <text:p>3804260057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2" calcext:value-type="float">
            <text:p>201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8" calcext:value-type="float">
            <text:p>380426005701018</text:p>
          </table:table-cell>
          <table:table-cell table:style-name="TL_20_Metadata"/>
          <table:table-cell table:style-name="ce10" office:value-type="string" calcext:value-type="string">
            <text:p>380426005701018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3" calcext:value-type="float">
            <text:p>201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19" calcext:value-type="float">
            <text:p>3804260057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4" calcext:value-type="float">
            <text:p>201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0" calcext:value-type="float">
            <text:p>3804260057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5" calcext:value-type="float">
            <text:p>201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1" calcext:value-type="float">
            <text:p>3804260057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6" calcext:value-type="float">
            <text:p>201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2" calcext:value-type="float">
            <text:p>3804260057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7" calcext:value-type="float">
            <text:p>201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3" calcext:value-type="float">
            <text:p>3804260057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8" calcext:value-type="float">
            <text:p>201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4" calcext:value-type="float">
            <text:p>380426005701024</text:p>
          </table:table-cell>
          <table:table-cell table:style-name="TL_20_Metadata"/>
          <table:table-cell table:style-name="ce10" office:value-type="string" calcext:value-type="string">
            <text:p>3804260057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39" calcext:value-type="float">
            <text:p>201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5" calcext:value-type="float">
            <text:p>3804260057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0" calcext:value-type="float">
            <text:p>201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6" calcext:value-type="float">
            <text:p>380426005701026</text:p>
          </table:table-cell>
          <table:table-cell table:style-name="TL_20_Metadata"/>
          <table:table-cell table:style-name="ce10" office:value-type="string" calcext:value-type="string">
            <text:p>3804260057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1" calcext:value-type="float">
            <text:p>201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7" calcext:value-type="float">
            <text:p>3804260057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2" calcext:value-type="float">
            <text:p>201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8" calcext:value-type="float">
            <text:p>3804260057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3" calcext:value-type="float">
            <text:p>201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29" calcext:value-type="float">
            <text:p>3804260057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4" calcext:value-type="float">
            <text:p>201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0" calcext:value-type="float">
            <text:p>3804260057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5" calcext:value-type="float">
            <text:p>201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1" calcext:value-type="float">
            <text:p>3804260057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6" calcext:value-type="float">
            <text:p>201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2" calcext:value-type="float">
            <text:p>3804260057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7" calcext:value-type="float">
            <text:p>201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3" calcext:value-type="float">
            <text:p>3804260057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8" calcext:value-type="float">
            <text:p>201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4" calcext:value-type="float">
            <text:p>3804260057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49" calcext:value-type="float">
            <text:p>201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5" calcext:value-type="float">
            <text:p>3804260057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0" calcext:value-type="float">
            <text:p>201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6" calcext:value-type="float">
            <text:p>3804260057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1" calcext:value-type="float">
            <text:p>201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7" calcext:value-type="float">
            <text:p>3804260057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2" calcext:value-type="float">
            <text:p>201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8" calcext:value-type="float">
            <text:p>3804260057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3" calcext:value-type="float">
            <text:p>201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39" calcext:value-type="float">
            <text:p>3804260057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4" calcext:value-type="float">
            <text:p>201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0" calcext:value-type="float">
            <text:p>3804260057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5" calcext:value-type="float">
            <text:p>201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1" calcext:value-type="float">
            <text:p>3804260057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6" calcext:value-type="float">
            <text:p>201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2" calcext:value-type="float">
            <text:p>3804260057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7" calcext:value-type="float">
            <text:p>201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3" calcext:value-type="float">
            <text:p>3804260057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8" calcext:value-type="float">
            <text:p>201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4" calcext:value-type="float">
            <text:p>3804260057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59" calcext:value-type="float">
            <text:p>201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5" calcext:value-type="float">
            <text:p>3804260057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0" calcext:value-type="float">
            <text:p>201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6" calcext:value-type="float">
            <text:p>3804260057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1" calcext:value-type="float">
            <text:p>201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7" calcext:value-type="float">
            <text:p>3804260057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2" calcext:value-type="float">
            <text:p>201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8" calcext:value-type="float">
            <text:p>3804260057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3" calcext:value-type="float">
            <text:p>201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49" calcext:value-type="float">
            <text:p>3804260057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4" calcext:value-type="float">
            <text:p>201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6005701050" calcext:value-type="float">
            <text:p>3804260057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5" calcext:value-type="float">
            <text:p>201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1" calcext:value-type="float">
            <text:p>3804270058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6" calcext:value-type="float">
            <text:p>201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2" calcext:value-type="float">
            <text:p>3804270058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7" calcext:value-type="float">
            <text:p>201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3" calcext:value-type="float">
            <text:p>3804270058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8" calcext:value-type="float">
            <text:p>201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4" calcext:value-type="float">
            <text:p>3804270058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69" calcext:value-type="float">
            <text:p>201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5" calcext:value-type="float">
            <text:p>3804270058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0" calcext:value-type="float">
            <text:p>201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6" calcext:value-type="float">
            <text:p>3804270058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1" calcext:value-type="float">
            <text:p>201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7" calcext:value-type="float">
            <text:p>3804270058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2" calcext:value-type="float">
            <text:p>201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8" calcext:value-type="float">
            <text:p>3804270058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3" calcext:value-type="float">
            <text:p>201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09" calcext:value-type="float">
            <text:p>3804270058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4" calcext:value-type="float">
            <text:p>201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0" calcext:value-type="float">
            <text:p>3804270058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5" calcext:value-type="float">
            <text:p>201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1" calcext:value-type="float">
            <text:p>3804270058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6" calcext:value-type="float">
            <text:p>201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2" calcext:value-type="float">
            <text:p>3804270058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7" calcext:value-type="float">
            <text:p>201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3" calcext:value-type="float">
            <text:p>3804270058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8" calcext:value-type="float">
            <text:p>201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4" calcext:value-type="float">
            <text:p>3804270058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79" calcext:value-type="float">
            <text:p>201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5" calcext:value-type="float">
            <text:p>3804270058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0" calcext:value-type="float">
            <text:p>201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6" calcext:value-type="float">
            <text:p>3804270058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1" calcext:value-type="float">
            <text:p>201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7" calcext:value-type="float">
            <text:p>3804270058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2" calcext:value-type="float">
            <text:p>201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8" calcext:value-type="float">
            <text:p>3804270058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3" calcext:value-type="float">
            <text:p>201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19" calcext:value-type="float">
            <text:p>3804270058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4" calcext:value-type="float">
            <text:p>201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0" calcext:value-type="float">
            <text:p>3804270058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5" calcext:value-type="float">
            <text:p>201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1" calcext:value-type="float">
            <text:p>3804270058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6" calcext:value-type="float">
            <text:p>201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2" calcext:value-type="float">
            <text:p>3804270058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7" calcext:value-type="float">
            <text:p>201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3" calcext:value-type="float">
            <text:p>3804270058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8" calcext:value-type="float">
            <text:p>201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4" calcext:value-type="float">
            <text:p>3804270058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89" calcext:value-type="float">
            <text:p>201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5" calcext:value-type="float">
            <text:p>3804270058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0" calcext:value-type="float">
            <text:p>201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6" calcext:value-type="float">
            <text:p>3804270058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1" calcext:value-type="float">
            <text:p>201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7" calcext:value-type="float">
            <text:p>3804270058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2" calcext:value-type="float">
            <text:p>201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8" calcext:value-type="float">
            <text:p>3804270058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3" calcext:value-type="float">
            <text:p>201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29" calcext:value-type="float">
            <text:p>3804270058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4" calcext:value-type="float">
            <text:p>201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0" calcext:value-type="float">
            <text:p>3804270058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5" calcext:value-type="float">
            <text:p>201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1" calcext:value-type="float">
            <text:p>3804270058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6" calcext:value-type="float">
            <text:p>201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2" calcext:value-type="float">
            <text:p>3804270058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7" calcext:value-type="float">
            <text:p>201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3" calcext:value-type="float">
            <text:p>3804270058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8" calcext:value-type="float">
            <text:p>201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4" calcext:value-type="float">
            <text:p>3804270058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199" calcext:value-type="float">
            <text:p>201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5" calcext:value-type="float">
            <text:p>3804270058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0" calcext:value-type="float">
            <text:p>202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6" calcext:value-type="float">
            <text:p>3804270058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1" calcext:value-type="float">
            <text:p>202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7" calcext:value-type="float">
            <text:p>3804270058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2" calcext:value-type="float">
            <text:p>202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8" calcext:value-type="float">
            <text:p>3804270058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3" calcext:value-type="float">
            <text:p>202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39" calcext:value-type="float">
            <text:p>3804270058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4" calcext:value-type="float">
            <text:p>202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0" calcext:value-type="float">
            <text:p>3804270058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5" calcext:value-type="float">
            <text:p>202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1" calcext:value-type="float">
            <text:p>3804270058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6" calcext:value-type="float">
            <text:p>202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2" calcext:value-type="float">
            <text:p>3804270058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7" calcext:value-type="float">
            <text:p>202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3" calcext:value-type="float">
            <text:p>3804270058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8" calcext:value-type="float">
            <text:p>202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4" calcext:value-type="float">
            <text:p>3804270058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09" calcext:value-type="float">
            <text:p>202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5" calcext:value-type="float">
            <text:p>3804270058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0" calcext:value-type="float">
            <text:p>202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6" calcext:value-type="float">
            <text:p>3804270058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1" calcext:value-type="float">
            <text:p>202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7" calcext:value-type="float">
            <text:p>3804270058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2" calcext:value-type="float">
            <text:p>202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8" calcext:value-type="float">
            <text:p>3804270058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3" calcext:value-type="float">
            <text:p>202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49" calcext:value-type="float">
            <text:p>3804270058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4" calcext:value-type="float">
            <text:p>202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50" calcext:value-type="float">
            <text:p>3804270058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5" calcext:value-type="float">
            <text:p>202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51" calcext:value-type="float">
            <text:p>3804270058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6" calcext:value-type="float">
            <text:p>202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52" calcext:value-type="float">
            <text:p>3804270058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7" calcext:value-type="float">
            <text:p>202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801053" calcext:value-type="float">
            <text:p>3804270058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8" calcext:value-type="float">
            <text:p>202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1" calcext:value-type="float">
            <text:p>3804270059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19" calcext:value-type="float">
            <text:p>202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2" calcext:value-type="float">
            <text:p>3804270059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0" calcext:value-type="float">
            <text:p>202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3" calcext:value-type="float">
            <text:p>3804270059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1" calcext:value-type="float">
            <text:p>202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4" calcext:value-type="float">
            <text:p>3804270059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2" calcext:value-type="float">
            <text:p>202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5" calcext:value-type="float">
            <text:p>3804270059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3" calcext:value-type="float">
            <text:p>202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6" calcext:value-type="float">
            <text:p>3804270059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4" calcext:value-type="float">
            <text:p>202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7" calcext:value-type="float">
            <text:p>3804270059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5" calcext:value-type="float">
            <text:p>202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8" calcext:value-type="float">
            <text:p>3804270059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6" calcext:value-type="float">
            <text:p>202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09" calcext:value-type="float">
            <text:p>3804270059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7" calcext:value-type="float">
            <text:p>202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0" calcext:value-type="float">
            <text:p>3804270059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8" calcext:value-type="float">
            <text:p>202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1" calcext:value-type="float">
            <text:p>3804270059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29" calcext:value-type="float">
            <text:p>202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2" calcext:value-type="float">
            <text:p>3804270059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0" calcext:value-type="float">
            <text:p>202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3" calcext:value-type="float">
            <text:p>3804270059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1" calcext:value-type="float">
            <text:p>202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4" calcext:value-type="float">
            <text:p>3804270059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2" calcext:value-type="float">
            <text:p>202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5" calcext:value-type="float">
            <text:p>3804270059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3" calcext:value-type="float">
            <text:p>202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6" calcext:value-type="float">
            <text:p>3804270059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4" calcext:value-type="float">
            <text:p>202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7" calcext:value-type="float">
            <text:p>3804270059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5" calcext:value-type="float">
            <text:p>202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8" calcext:value-type="float">
            <text:p>3804270059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6" calcext:value-type="float">
            <text:p>202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19" calcext:value-type="float">
            <text:p>3804270059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7" calcext:value-type="float">
            <text:p>202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0" calcext:value-type="float">
            <text:p>3804270059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8" calcext:value-type="float">
            <text:p>202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1" calcext:value-type="float">
            <text:p>3804270059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39" calcext:value-type="float">
            <text:p>202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2" calcext:value-type="float">
            <text:p>3804270059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0" calcext:value-type="float">
            <text:p>202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3" calcext:value-type="float">
            <text:p>3804270059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1" calcext:value-type="float">
            <text:p>202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4" calcext:value-type="float">
            <text:p>3804270059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2" calcext:value-type="float">
            <text:p>202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5" calcext:value-type="float">
            <text:p>3804270059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3" calcext:value-type="float">
            <text:p>202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6" calcext:value-type="float">
            <text:p>3804270059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4" calcext:value-type="float">
            <text:p>202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7" calcext:value-type="float">
            <text:p>3804270059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5" calcext:value-type="float">
            <text:p>202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8" calcext:value-type="float">
            <text:p>3804270059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6" calcext:value-type="float">
            <text:p>202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29" calcext:value-type="float">
            <text:p>3804270059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7" calcext:value-type="float">
            <text:p>202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0" calcext:value-type="float">
            <text:p>3804270059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8" calcext:value-type="float">
            <text:p>202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1" calcext:value-type="float">
            <text:p>3804270059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49" calcext:value-type="float">
            <text:p>202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2" calcext:value-type="float">
            <text:p>3804270059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0" calcext:value-type="float">
            <text:p>202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3" calcext:value-type="float">
            <text:p>3804270059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1" calcext:value-type="float">
            <text:p>202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4" calcext:value-type="float">
            <text:p>3804270059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2" calcext:value-type="float">
            <text:p>202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5" calcext:value-type="float">
            <text:p>3804270059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3" calcext:value-type="float">
            <text:p>202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6" calcext:value-type="float">
            <text:p>3804270059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4" calcext:value-type="float">
            <text:p>202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7" calcext:value-type="float">
            <text:p>3804270059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5" calcext:value-type="float">
            <text:p>202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8" calcext:value-type="float">
            <text:p>380427005901038</text:p>
          </table:table-cell>
          <table:table-cell table:style-name="TL_20_Metadata"/>
          <table:table-cell table:style-name="ce10" office:value-type="string" calcext:value-type="string">
            <text:p>3804270059010381 <text:s/>Hieronder eene,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6" calcext:value-type="float">
            <text:p>202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39" calcext:value-type="float">
            <text:p>3804270059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7" calcext:value-type="float">
            <text:p>202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7005901040" calcext:value-type="float">
            <text:p>3804270059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8" calcext:value-type="float">
            <text:p>202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1" calcext:value-type="float">
            <text:p>3804280060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59" calcext:value-type="float">
            <text:p>202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2" calcext:value-type="float">
            <text:p>3804280060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0" calcext:value-type="float">
            <text:p>202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3" calcext:value-type="float">
            <text:p>3804280060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1" calcext:value-type="float">
            <text:p>202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4" calcext:value-type="float">
            <text:p>3804280060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2" calcext:value-type="float">
            <text:p>202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5" calcext:value-type="float">
            <text:p>3804280060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3" calcext:value-type="float">
            <text:p>202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6" calcext:value-type="float">
            <text:p>3804280060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4" calcext:value-type="float">
            <text:p>202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7" calcext:value-type="float">
            <text:p>3804280060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5" calcext:value-type="float">
            <text:p>202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8" calcext:value-type="float">
            <text:p>3804280060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6" calcext:value-type="float">
            <text:p>202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09" calcext:value-type="float">
            <text:p>3804280060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7" calcext:value-type="float">
            <text:p>202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0" calcext:value-type="float">
            <text:p>3804280060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8" calcext:value-type="float">
            <text:p>202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1" calcext:value-type="float">
            <text:p>3804280060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69" calcext:value-type="float">
            <text:p>202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2" calcext:value-type="float">
            <text:p>3804280060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0" calcext:value-type="float">
            <text:p>202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3" calcext:value-type="float">
            <text:p>3804280060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1" calcext:value-type="float">
            <text:p>202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4" calcext:value-type="float">
            <text:p>3804280060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2" calcext:value-type="float">
            <text:p>202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5" calcext:value-type="float">
            <text:p>3804280060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3" calcext:value-type="float">
            <text:p>202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6" calcext:value-type="float">
            <text:p>3804280060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4" calcext:value-type="float">
            <text:p>202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7" calcext:value-type="float">
            <text:p>3804280060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5" calcext:value-type="float">
            <text:p>202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8" calcext:value-type="float">
            <text:p>3804280060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6" calcext:value-type="float">
            <text:p>202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19" calcext:value-type="float">
            <text:p>3804280060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7" calcext:value-type="float">
            <text:p>202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0" calcext:value-type="float">
            <text:p>3804280060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8" calcext:value-type="float">
            <text:p>202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1" calcext:value-type="float">
            <text:p>3804280060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79" calcext:value-type="float">
            <text:p>202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2" calcext:value-type="float">
            <text:p>3804280060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0" calcext:value-type="float">
            <text:p>202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3" calcext:value-type="float">
            <text:p>3804280060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1" calcext:value-type="float">
            <text:p>202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4" calcext:value-type="float">
            <text:p>3804280060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2" calcext:value-type="float">
            <text:p>202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5" calcext:value-type="float">
            <text:p>3804280060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3" calcext:value-type="float">
            <text:p>202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6" calcext:value-type="float">
            <text:p>3804280060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4" calcext:value-type="float">
            <text:p>202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7" calcext:value-type="float">
            <text:p>3804280060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5" calcext:value-type="float">
            <text:p>202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8" calcext:value-type="float">
            <text:p>3804280060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6" calcext:value-type="float">
            <text:p>202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29" calcext:value-type="float">
            <text:p>3804280060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7" calcext:value-type="float">
            <text:p>202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0" calcext:value-type="float">
            <text:p>3804280060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8" calcext:value-type="float">
            <text:p>202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1" calcext:value-type="float">
            <text:p>3804280060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89" calcext:value-type="float">
            <text:p>202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2" calcext:value-type="float">
            <text:p>3804280060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0" calcext:value-type="float">
            <text:p>202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3" calcext:value-type="float">
            <text:p>3804280060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1" calcext:value-type="float">
            <text:p>202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4" calcext:value-type="float">
            <text:p>3804280060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2" calcext:value-type="float">
            <text:p>202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5" calcext:value-type="float">
            <text:p>3804280060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3" calcext:value-type="float">
            <text:p>202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6" calcext:value-type="float">
            <text:p>3804280060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4" calcext:value-type="float">
            <text:p>202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7" calcext:value-type="float">
            <text:p>3804280060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5" calcext:value-type="float">
            <text:p>202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8" calcext:value-type="float">
            <text:p>3804280060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6" calcext:value-type="float">
            <text:p>202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39" calcext:value-type="float">
            <text:p>3804280060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7" calcext:value-type="float">
            <text:p>202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0" calcext:value-type="float">
            <text:p>3804280060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8" calcext:value-type="float">
            <text:p>202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1" calcext:value-type="float">
            <text:p>3804280060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299" calcext:value-type="float">
            <text:p>202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2" calcext:value-type="float">
            <text:p>3804280060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0" calcext:value-type="float">
            <text:p>203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3" calcext:value-type="float">
            <text:p>3804280060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1" calcext:value-type="float">
            <text:p>203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4" calcext:value-type="float">
            <text:p>3804280060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2" calcext:value-type="float">
            <text:p>203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5" calcext:value-type="float">
            <text:p>3804280060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3" calcext:value-type="float">
            <text:p>203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6" calcext:value-type="float">
            <text:p>3804280060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4" calcext:value-type="float">
            <text:p>203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7" calcext:value-type="float">
            <text:p>3804280060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5" calcext:value-type="float">
            <text:p>203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8" calcext:value-type="float">
            <text:p>3804280060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6" calcext:value-type="float">
            <text:p>203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49" calcext:value-type="float">
            <text:p>380428006001049</text:p>
          </table:table-cell>
          <table:table-cell table:style-name="TL_20_Metadata"/>
          <table:table-cell table:style-name="ce10" office:value-type="string" calcext:value-type="string">
            <text:p>380428006001049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7" calcext:value-type="float">
            <text:p>203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50" calcext:value-type="float">
            <text:p>3804280060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8" calcext:value-type="float">
            <text:p>203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51" calcext:value-type="float">
            <text:p>3804280060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09" calcext:value-type="float">
            <text:p>203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52" calcext:value-type="float">
            <text:p>3804280060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0" calcext:value-type="float">
            <text:p>203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001053" calcext:value-type="float">
            <text:p>3804280060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1" calcext:value-type="float">
            <text:p>203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1" calcext:value-type="float">
            <text:p>3804280061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2" calcext:value-type="float">
            <text:p>203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2" calcext:value-type="float">
            <text:p>3804280061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3" calcext:value-type="float">
            <text:p>203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3" calcext:value-type="float">
            <text:p>3804280061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4" calcext:value-type="float">
            <text:p>203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4" calcext:value-type="float">
            <text:p>3804280061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5" calcext:value-type="float">
            <text:p>203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5" calcext:value-type="float">
            <text:p>3804280061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6" calcext:value-type="float">
            <text:p>203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6" calcext:value-type="float">
            <text:p>3804280061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7" calcext:value-type="float">
            <text:p>203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7" calcext:value-type="float">
            <text:p>3804280061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8" calcext:value-type="float">
            <text:p>203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8" calcext:value-type="float">
            <text:p>3804280061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19" calcext:value-type="float">
            <text:p>203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09" calcext:value-type="float">
            <text:p>3804280061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0" calcext:value-type="float">
            <text:p>203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0" calcext:value-type="float">
            <text:p>3804280061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1" calcext:value-type="float">
            <text:p>203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1" calcext:value-type="float">
            <text:p>3804280061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2" calcext:value-type="float">
            <text:p>203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2" calcext:value-type="float">
            <text:p>3804280061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3" calcext:value-type="float">
            <text:p>203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3" calcext:value-type="float">
            <text:p>3804280061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4" calcext:value-type="float">
            <text:p>203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4" calcext:value-type="float">
            <text:p>3804280061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5" calcext:value-type="float">
            <text:p>203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5" calcext:value-type="float">
            <text:p>3804280061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6" calcext:value-type="float">
            <text:p>203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6" calcext:value-type="float">
            <text:p>3804280061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7" calcext:value-type="float">
            <text:p>203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7" calcext:value-type="float">
            <text:p>3804280061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8" calcext:value-type="float">
            <text:p>203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8" calcext:value-type="float">
            <text:p>3804280061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29" calcext:value-type="float">
            <text:p>203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19" calcext:value-type="float">
            <text:p>3804280061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0" calcext:value-type="float">
            <text:p>203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0" calcext:value-type="float">
            <text:p>3804280061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1" calcext:value-type="float">
            <text:p>203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1" calcext:value-type="float">
            <text:p>3804280061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2" calcext:value-type="float">
            <text:p>203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2" calcext:value-type="float">
            <text:p>3804280061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3" calcext:value-type="float">
            <text:p>203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3" calcext:value-type="float">
            <text:p>3804280061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4" calcext:value-type="float">
            <text:p>203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4" calcext:value-type="float">
            <text:p>3804280061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5" calcext:value-type="float">
            <text:p>203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5" calcext:value-type="float">
            <text:p>3804280061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6" calcext:value-type="float">
            <text:p>203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6" calcext:value-type="float">
            <text:p>3804280061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7" calcext:value-type="float">
            <text:p>203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7" calcext:value-type="float">
            <text:p>3804280061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8" calcext:value-type="float">
            <text:p>203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8" calcext:value-type="float">
            <text:p>3804280061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39" calcext:value-type="float">
            <text:p>203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29" calcext:value-type="float">
            <text:p>3804280061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0" calcext:value-type="float">
            <text:p>203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0" calcext:value-type="float">
            <text:p>3804280061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1" calcext:value-type="float">
            <text:p>203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1" calcext:value-type="float">
            <text:p>3804280061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2" calcext:value-type="float">
            <text:p>203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2" calcext:value-type="float">
            <text:p>3804280061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3" calcext:value-type="float">
            <text:p>203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3" calcext:value-type="float">
            <text:p>3804280061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4" calcext:value-type="float">
            <text:p>203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4" calcext:value-type="float">
            <text:p>3804280061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5" calcext:value-type="float">
            <text:p>203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5" calcext:value-type="float">
            <text:p>3804280061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6" calcext:value-type="float">
            <text:p>203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6" calcext:value-type="float">
            <text:p>3804280061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7" calcext:value-type="float">
            <text:p>203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7" calcext:value-type="float">
            <text:p>3804280061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8" calcext:value-type="float">
            <text:p>203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8" calcext:value-type="float">
            <text:p>3804280061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49" calcext:value-type="float">
            <text:p>203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39" calcext:value-type="float">
            <text:p>3804280061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0" calcext:value-type="float">
            <text:p>203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0" calcext:value-type="float">
            <text:p>3804280061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1" calcext:value-type="float">
            <text:p>203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1" calcext:value-type="float">
            <text:p>3804280061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2" calcext:value-type="float">
            <text:p>203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2" calcext:value-type="float">
            <text:p>3804280061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3" calcext:value-type="float">
            <text:p>203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3" calcext:value-type="float">
            <text:p>3804280061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4" calcext:value-type="float">
            <text:p>203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4" calcext:value-type="float">
            <text:p>3804280061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5" calcext:value-type="float">
            <text:p>203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5" calcext:value-type="float">
            <text:p>3804280061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6" calcext:value-type="float">
            <text:p>203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6" calcext:value-type="float">
            <text:p>3804280061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7" calcext:value-type="float">
            <text:p>203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7" calcext:value-type="float">
            <text:p>3804280061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8" calcext:value-type="float">
            <text:p>203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8" calcext:value-type="float">
            <text:p>3804280061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59" calcext:value-type="float">
            <text:p>203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49" calcext:value-type="float">
            <text:p>3804280061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0" calcext:value-type="float">
            <text:p>203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50" calcext:value-type="float">
            <text:p>3804280061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1" calcext:value-type="float">
            <text:p>203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8006101051" calcext:value-type="float">
            <text:p>3804280061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2" calcext:value-type="float">
            <text:p>203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1" calcext:value-type="float">
            <text:p>3804290062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3" calcext:value-type="float">
            <text:p>203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2" calcext:value-type="float">
            <text:p>3804290062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4" calcext:value-type="float">
            <text:p>203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3" calcext:value-type="float">
            <text:p>3804290062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5" calcext:value-type="float">
            <text:p>203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4" calcext:value-type="float">
            <text:p>3804290062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6" calcext:value-type="float">
            <text:p>203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5" calcext:value-type="float">
            <text:p>3804290062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7" calcext:value-type="float">
            <text:p>203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6" calcext:value-type="float">
            <text:p>3804290062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8" calcext:value-type="float">
            <text:p>203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7" calcext:value-type="float">
            <text:p>3804290062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69" calcext:value-type="float">
            <text:p>203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8" calcext:value-type="float">
            <text:p>3804290062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0" calcext:value-type="float">
            <text:p>203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09" calcext:value-type="float">
            <text:p>3804290062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1" calcext:value-type="float">
            <text:p>203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0" calcext:value-type="float">
            <text:p>3804290062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2" calcext:value-type="float">
            <text:p>203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1" calcext:value-type="float">
            <text:p>3804290062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3" calcext:value-type="float">
            <text:p>203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2" calcext:value-type="float">
            <text:p>3804290062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4" calcext:value-type="float">
            <text:p>203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3" calcext:value-type="float">
            <text:p>3804290062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5" calcext:value-type="float">
            <text:p>203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4" calcext:value-type="float">
            <text:p>3804290062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6" calcext:value-type="float">
            <text:p>203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5" calcext:value-type="float">
            <text:p>3804290062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7" calcext:value-type="float">
            <text:p>203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6" calcext:value-type="float">
            <text:p>3804290062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8" calcext:value-type="float">
            <text:p>203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7" calcext:value-type="float">
            <text:p>3804290062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79" calcext:value-type="float">
            <text:p>203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8" calcext:value-type="float">
            <text:p>3804290062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0" calcext:value-type="float">
            <text:p>203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19" calcext:value-type="float">
            <text:p>3804290062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1" calcext:value-type="float">
            <text:p>203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0" calcext:value-type="float">
            <text:p>3804290062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2" calcext:value-type="float">
            <text:p>203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1" calcext:value-type="float">
            <text:p>3804290062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3" calcext:value-type="float">
            <text:p>203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2" calcext:value-type="float">
            <text:p>3804290062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4" calcext:value-type="float">
            <text:p>203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3" calcext:value-type="float">
            <text:p>3804290062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5" calcext:value-type="float">
            <text:p>203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4" calcext:value-type="float">
            <text:p>3804290062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6" calcext:value-type="float">
            <text:p>203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5" calcext:value-type="float">
            <text:p>3804290062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7" calcext:value-type="float">
            <text:p>203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6" calcext:value-type="float">
            <text:p>3804290062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8" calcext:value-type="float">
            <text:p>203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7" calcext:value-type="float">
            <text:p>3804290062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89" calcext:value-type="float">
            <text:p>203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8" calcext:value-type="float">
            <text:p>3804290062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0" calcext:value-type="float">
            <text:p>203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29" calcext:value-type="float">
            <text:p>3804290062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1" calcext:value-type="float">
            <text:p>203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0" calcext:value-type="float">
            <text:p>3804290062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2" calcext:value-type="float">
            <text:p>203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1" calcext:value-type="float">
            <text:p>3804290062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3" calcext:value-type="float">
            <text:p>203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2" calcext:value-type="float">
            <text:p>3804290062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4" calcext:value-type="float">
            <text:p>203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3" calcext:value-type="float">
            <text:p>3804290062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5" calcext:value-type="float">
            <text:p>203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4" calcext:value-type="float">
            <text:p>3804290062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6" calcext:value-type="float">
            <text:p>203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5" calcext:value-type="float">
            <text:p>3804290062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7" calcext:value-type="float">
            <text:p>203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6" calcext:value-type="float">
            <text:p>3804290062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8" calcext:value-type="float">
            <text:p>203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7" calcext:value-type="float">
            <text:p>3804290062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399" calcext:value-type="float">
            <text:p>203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8" calcext:value-type="float">
            <text:p>3804290062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0" calcext:value-type="float">
            <text:p>204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39" calcext:value-type="float">
            <text:p>3804290062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1" calcext:value-type="float">
            <text:p>204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0" calcext:value-type="float">
            <text:p>3804290062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2" calcext:value-type="float">
            <text:p>204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1" calcext:value-type="float">
            <text:p>3804290062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3" calcext:value-type="float">
            <text:p>204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2" calcext:value-type="float">
            <text:p>3804290062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4" calcext:value-type="float">
            <text:p>204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3" calcext:value-type="float">
            <text:p>3804290062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5" calcext:value-type="float">
            <text:p>204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4" calcext:value-type="float">
            <text:p>3804290062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6" calcext:value-type="float">
            <text:p>204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5" calcext:value-type="float">
            <text:p>3804290062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7" calcext:value-type="float">
            <text:p>204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6" calcext:value-type="float">
            <text:p>3804290062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8" calcext:value-type="float">
            <text:p>204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7" calcext:value-type="float">
            <text:p>3804290062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09" calcext:value-type="float">
            <text:p>204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8" calcext:value-type="float">
            <text:p>3804290062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0" calcext:value-type="float">
            <text:p>204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49" calcext:value-type="float">
            <text:p>3804290062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1" calcext:value-type="float">
            <text:p>204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50" calcext:value-type="float">
            <text:p>3804290062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2" calcext:value-type="float">
            <text:p>204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51" calcext:value-type="float">
            <text:p>3804290062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3" calcext:value-type="float">
            <text:p>204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52" calcext:value-type="float">
            <text:p>3804290062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4" calcext:value-type="float">
            <text:p>204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201053" calcext:value-type="float">
            <text:p>3804290062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5" calcext:value-type="float">
            <text:p>204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1" calcext:value-type="float">
            <text:p>380429006301001</text:p>
          </table:table-cell>
          <table:table-cell table:style-name="TL_20_Metadata"/>
          <table:table-cell table:style-name="ce10" office:value-type="string" calcext:value-type="string">
            <text:p>3804290063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6" calcext:value-type="float">
            <text:p>204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2" calcext:value-type="float">
            <text:p>3804290063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7" calcext:value-type="float">
            <text:p>204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3" calcext:value-type="float">
            <text:p>3804290063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8" calcext:value-type="float">
            <text:p>204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4" calcext:value-type="float">
            <text:p>3804290063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19" calcext:value-type="float">
            <text:p>204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5" calcext:value-type="float">
            <text:p>3804290063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0" calcext:value-type="float">
            <text:p>204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6" calcext:value-type="float">
            <text:p>3804290063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1" calcext:value-type="float">
            <text:p>204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7" calcext:value-type="float">
            <text:p>3804290063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2" calcext:value-type="float">
            <text:p>204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8" calcext:value-type="float">
            <text:p>3804290063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3" calcext:value-type="float">
            <text:p>204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09" calcext:value-type="float">
            <text:p>3804290063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4" calcext:value-type="float">
            <text:p>204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0" calcext:value-type="float">
            <text:p>3804290063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5" calcext:value-type="float">
            <text:p>204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1" calcext:value-type="float">
            <text:p>3804290063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6" calcext:value-type="float">
            <text:p>204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2" calcext:value-type="float">
            <text:p>3804290063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7" calcext:value-type="float">
            <text:p>204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3" calcext:value-type="float">
            <text:p>3804290063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8" calcext:value-type="float">
            <text:p>204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4" calcext:value-type="float">
            <text:p>3804290063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29" calcext:value-type="float">
            <text:p>204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5" calcext:value-type="float">
            <text:p>3804290063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0" calcext:value-type="float">
            <text:p>204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6" calcext:value-type="float">
            <text:p>3804290063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1" calcext:value-type="float">
            <text:p>204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7" calcext:value-type="float">
            <text:p>3804290063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2" calcext:value-type="float">
            <text:p>204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8" calcext:value-type="float">
            <text:p>3804290063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3" calcext:value-type="float">
            <text:p>204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19" calcext:value-type="float">
            <text:p>3804290063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4" calcext:value-type="float">
            <text:p>204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0" calcext:value-type="float">
            <text:p>3804290063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5" calcext:value-type="float">
            <text:p>204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1" calcext:value-type="float">
            <text:p>3804290063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6" calcext:value-type="float">
            <text:p>204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2" calcext:value-type="float">
            <text:p>3804290063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7" calcext:value-type="float">
            <text:p>204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3" calcext:value-type="float">
            <text:p>3804290063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8" calcext:value-type="float">
            <text:p>204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4" calcext:value-type="float">
            <text:p>380429006301024</text:p>
          </table:table-cell>
          <table:table-cell table:style-name="TL_20_Metadata"/>
          <table:table-cell table:style-name="ce10" office:value-type="string" calcext:value-type="string">
            <text:p>3804290063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39" calcext:value-type="float">
            <text:p>204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5" calcext:value-type="float">
            <text:p>3804290063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0" calcext:value-type="float">
            <text:p>204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6" calcext:value-type="float">
            <text:p>380429006301026</text:p>
          </table:table-cell>
          <table:table-cell table:style-name="TL_20_Metadata"/>
          <table:table-cell table:style-name="ce10" office:value-type="string" calcext:value-type="string">
            <text:p>3804290063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1" calcext:value-type="float">
            <text:p>204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7" calcext:value-type="float">
            <text:p>3804290063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2" calcext:value-type="float">
            <text:p>204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8" calcext:value-type="float">
            <text:p>3804290063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3" calcext:value-type="float">
            <text:p>204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29" calcext:value-type="float">
            <text:p>3804290063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4" calcext:value-type="float">
            <text:p>204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0" calcext:value-type="float">
            <text:p>3804290063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5" calcext:value-type="float">
            <text:p>204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1" calcext:value-type="float">
            <text:p>3804290063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6" calcext:value-type="float">
            <text:p>204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2" calcext:value-type="float">
            <text:p>3804290063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7" calcext:value-type="float">
            <text:p>204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3" calcext:value-type="float">
            <text:p>3804290063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8" calcext:value-type="float">
            <text:p>204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4" calcext:value-type="float">
            <text:p>3804290063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49" calcext:value-type="float">
            <text:p>204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5" calcext:value-type="float">
            <text:p>3804290063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0" calcext:value-type="float">
            <text:p>204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6" calcext:value-type="float">
            <text:p>3804290063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1" calcext:value-type="float">
            <text:p>204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7" calcext:value-type="float">
            <text:p>3804290063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2" calcext:value-type="float">
            <text:p>204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8" calcext:value-type="float">
            <text:p>3804290063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3" calcext:value-type="float">
            <text:p>204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39" calcext:value-type="float">
            <text:p>3804290063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4" calcext:value-type="float">
            <text:p>204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0" calcext:value-type="float">
            <text:p>3804290063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5" calcext:value-type="float">
            <text:p>204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1" calcext:value-type="float">
            <text:p>3804290063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6" calcext:value-type="float">
            <text:p>204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2" calcext:value-type="float">
            <text:p>3804290063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7" calcext:value-type="float">
            <text:p>204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3" calcext:value-type="float">
            <text:p>3804290063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8" calcext:value-type="float">
            <text:p>204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4" calcext:value-type="float">
            <text:p>3804290063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59" calcext:value-type="float">
            <text:p>204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5" calcext:value-type="float">
            <text:p>3804290063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0" calcext:value-type="float">
            <text:p>204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6" calcext:value-type="float">
            <text:p>3804290063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1" calcext:value-type="float">
            <text:p>204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7" calcext:value-type="float">
            <text:p>3804290063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2" calcext:value-type="float">
            <text:p>204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8" calcext:value-type="float">
            <text:p>3804290063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3" calcext:value-type="float">
            <text:p>204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49" calcext:value-type="float">
            <text:p>3804290063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4" calcext:value-type="float">
            <text:p>204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29006301050" calcext:value-type="float">
            <text:p>3804290063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5" calcext:value-type="float">
            <text:p>204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1" calcext:value-type="float">
            <text:p>3804300064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6" calcext:value-type="float">
            <text:p>204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2" calcext:value-type="float">
            <text:p>3804300064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7" calcext:value-type="float">
            <text:p>204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3" calcext:value-type="float">
            <text:p>3804300064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8" calcext:value-type="float">
            <text:p>204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4" calcext:value-type="float">
            <text:p>3804300064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69" calcext:value-type="float">
            <text:p>204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5" calcext:value-type="float">
            <text:p>3804300064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0" calcext:value-type="float">
            <text:p>204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6" calcext:value-type="float">
            <text:p>3804300064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1" calcext:value-type="float">
            <text:p>204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7" calcext:value-type="float">
            <text:p>3804300064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2" calcext:value-type="float">
            <text:p>204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8" calcext:value-type="float">
            <text:p>3804300064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3" calcext:value-type="float">
            <text:p>204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09" calcext:value-type="float">
            <text:p>3804300064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4" calcext:value-type="float">
            <text:p>204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0" calcext:value-type="float">
            <text:p>3804300064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5" calcext:value-type="float">
            <text:p>204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1" calcext:value-type="float">
            <text:p>3804300064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6" calcext:value-type="float">
            <text:p>204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2" calcext:value-type="float">
            <text:p>3804300064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7" calcext:value-type="float">
            <text:p>204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3" calcext:value-type="float">
            <text:p>3804300064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8" calcext:value-type="float">
            <text:p>204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4" calcext:value-type="float">
            <text:p>3804300064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79" calcext:value-type="float">
            <text:p>204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5" calcext:value-type="float">
            <text:p>3804300064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0" calcext:value-type="float">
            <text:p>204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6" calcext:value-type="float">
            <text:p>3804300064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1" calcext:value-type="float">
            <text:p>204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7" calcext:value-type="float">
            <text:p>3804300064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2" calcext:value-type="float">
            <text:p>204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8" calcext:value-type="float">
            <text:p>3804300064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3" calcext:value-type="float">
            <text:p>204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19" calcext:value-type="float">
            <text:p>3804300064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4" calcext:value-type="float">
            <text:p>204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0" calcext:value-type="float">
            <text:p>3804300064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5" calcext:value-type="float">
            <text:p>204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1" calcext:value-type="float">
            <text:p>3804300064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6" calcext:value-type="float">
            <text:p>204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2" calcext:value-type="float">
            <text:p>3804300064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7" calcext:value-type="float">
            <text:p>204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3" calcext:value-type="float">
            <text:p>3804300064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8" calcext:value-type="float">
            <text:p>204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4" calcext:value-type="float">
            <text:p>3804300064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89" calcext:value-type="float">
            <text:p>204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5" calcext:value-type="float">
            <text:p>3804300064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0" calcext:value-type="float">
            <text:p>204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6" calcext:value-type="float">
            <text:p>3804300064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1" calcext:value-type="float">
            <text:p>204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7" calcext:value-type="float">
            <text:p>3804300064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2" calcext:value-type="float">
            <text:p>204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8" calcext:value-type="float">
            <text:p>3804300064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3" calcext:value-type="float">
            <text:p>204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29" calcext:value-type="float">
            <text:p>3804300064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4" calcext:value-type="float">
            <text:p>204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0" calcext:value-type="float">
            <text:p>3804300064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5" calcext:value-type="float">
            <text:p>204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1" calcext:value-type="float">
            <text:p>3804300064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6" calcext:value-type="float">
            <text:p>204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2" calcext:value-type="float">
            <text:p>3804300064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7" calcext:value-type="float">
            <text:p>204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3" calcext:value-type="float">
            <text:p>3804300064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8" calcext:value-type="float">
            <text:p>204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4" calcext:value-type="float">
            <text:p>3804300064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499" calcext:value-type="float">
            <text:p>204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5" calcext:value-type="float">
            <text:p>3804300064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0" calcext:value-type="float">
            <text:p>205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6" calcext:value-type="float">
            <text:p>3804300064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1" calcext:value-type="float">
            <text:p>205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7" calcext:value-type="float">
            <text:p>3804300064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2" calcext:value-type="float">
            <text:p>205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8" calcext:value-type="float">
            <text:p>3804300064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3" calcext:value-type="float">
            <text:p>205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39" calcext:value-type="float">
            <text:p>3804300064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4" calcext:value-type="float">
            <text:p>205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0" calcext:value-type="float">
            <text:p>3804300064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5" calcext:value-type="float">
            <text:p>205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1" calcext:value-type="float">
            <text:p>3804300064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6" calcext:value-type="float">
            <text:p>205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2" calcext:value-type="float">
            <text:p>3804300064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7" calcext:value-type="float">
            <text:p>205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3" calcext:value-type="float">
            <text:p>3804300064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8" calcext:value-type="float">
            <text:p>205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4" calcext:value-type="float">
            <text:p>3804300064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09" calcext:value-type="float">
            <text:p>205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5" calcext:value-type="float">
            <text:p>3804300064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0" calcext:value-type="float">
            <text:p>205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6" calcext:value-type="float">
            <text:p>3804300064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1" calcext:value-type="float">
            <text:p>205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7" calcext:value-type="float">
            <text:p>3804300064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2" calcext:value-type="float">
            <text:p>205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8" calcext:value-type="float">
            <text:p>3804300064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3" calcext:value-type="float">
            <text:p>205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49" calcext:value-type="float">
            <text:p>3804300064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4" calcext:value-type="float">
            <text:p>205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50" calcext:value-type="float">
            <text:p>3804300064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5" calcext:value-type="float">
            <text:p>205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51" calcext:value-type="float">
            <text:p>3804300064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6" calcext:value-type="float">
            <text:p>205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52" calcext:value-type="float">
            <text:p>3804300064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7" calcext:value-type="float">
            <text:p>205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401053" calcext:value-type="float">
            <text:p>3804300064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8" calcext:value-type="float">
            <text:p>205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1" calcext:value-type="float">
            <text:p>3804300065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19" calcext:value-type="float">
            <text:p>205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2" calcext:value-type="float">
            <text:p>3804300065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0" calcext:value-type="float">
            <text:p>205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3" calcext:value-type="float">
            <text:p>3804300065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1" calcext:value-type="float">
            <text:p>205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4" calcext:value-type="float">
            <text:p>3804300065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2" calcext:value-type="float">
            <text:p>205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5" calcext:value-type="float">
            <text:p>3804300065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3" calcext:value-type="float">
            <text:p>205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6" calcext:value-type="float">
            <text:p>3804300065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4" calcext:value-type="float">
            <text:p>205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7" calcext:value-type="float">
            <text:p>3804300065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5" calcext:value-type="float">
            <text:p>205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8" calcext:value-type="float">
            <text:p>3804300065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6" calcext:value-type="float">
            <text:p>205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09" calcext:value-type="float">
            <text:p>3804300065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7" calcext:value-type="float">
            <text:p>205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0" calcext:value-type="float">
            <text:p>3804300065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8" calcext:value-type="float">
            <text:p>205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1" calcext:value-type="float">
            <text:p>3804300065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29" calcext:value-type="float">
            <text:p>205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2" calcext:value-type="float">
            <text:p>3804300065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0" calcext:value-type="float">
            <text:p>205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3" calcext:value-type="float">
            <text:p>3804300065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1" calcext:value-type="float">
            <text:p>205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4" calcext:value-type="float">
            <text:p>3804300065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2" calcext:value-type="float">
            <text:p>205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5" calcext:value-type="float">
            <text:p>3804300065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3" calcext:value-type="float">
            <text:p>205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6" calcext:value-type="float">
            <text:p>3804300065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4" calcext:value-type="float">
            <text:p>205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7" calcext:value-type="float">
            <text:p>3804300065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5" calcext:value-type="float">
            <text:p>205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8" calcext:value-type="float">
            <text:p>3804300065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6" calcext:value-type="float">
            <text:p>205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19" calcext:value-type="float">
            <text:p>3804300065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7" calcext:value-type="float">
            <text:p>205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0" calcext:value-type="float">
            <text:p>3804300065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8" calcext:value-type="float">
            <text:p>205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1" calcext:value-type="float">
            <text:p>3804300065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39" calcext:value-type="float">
            <text:p>205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2" calcext:value-type="float">
            <text:p>3804300065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0" calcext:value-type="float">
            <text:p>205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3" calcext:value-type="float">
            <text:p>3804300065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1" calcext:value-type="float">
            <text:p>205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4" calcext:value-type="float">
            <text:p>3804300065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2" calcext:value-type="float">
            <text:p>205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5" calcext:value-type="float">
            <text:p>3804300065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3" calcext:value-type="float">
            <text:p>205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6" calcext:value-type="float">
            <text:p>3804300065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4" calcext:value-type="float">
            <text:p>205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7" calcext:value-type="float">
            <text:p>3804300065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5" calcext:value-type="float">
            <text:p>205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8" calcext:value-type="float">
            <text:p>3804300065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6" calcext:value-type="float">
            <text:p>205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29" calcext:value-type="float">
            <text:p>3804300065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7" calcext:value-type="float">
            <text:p>205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0" calcext:value-type="float">
            <text:p>3804300065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8" calcext:value-type="float">
            <text:p>205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1" calcext:value-type="float">
            <text:p>3804300065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49" calcext:value-type="float">
            <text:p>205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2" calcext:value-type="float">
            <text:p>3804300065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0" calcext:value-type="float">
            <text:p>205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3" calcext:value-type="float">
            <text:p>3804300065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1" calcext:value-type="float">
            <text:p>205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4" calcext:value-type="float">
            <text:p>3804300065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2" calcext:value-type="float">
            <text:p>205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5" calcext:value-type="float">
            <text:p>3804300065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3" calcext:value-type="float">
            <text:p>205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6" calcext:value-type="float">
            <text:p>3804300065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4" calcext:value-type="float">
            <text:p>205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7" calcext:value-type="float">
            <text:p>3804300065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5" calcext:value-type="float">
            <text:p>205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8" calcext:value-type="float">
            <text:p>3804300065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6" calcext:value-type="float">
            <text:p>205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39" calcext:value-type="float">
            <text:p>3804300065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7" calcext:value-type="float">
            <text:p>205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0006501040" calcext:value-type="float">
            <text:p>3804300065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8" calcext:value-type="float">
            <text:p>205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1" calcext:value-type="float">
            <text:p>3804310066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59" calcext:value-type="float">
            <text:p>205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2" calcext:value-type="float">
            <text:p>3804310066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0" calcext:value-type="float">
            <text:p>205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3" calcext:value-type="float">
            <text:p>3804310066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1" calcext:value-type="float">
            <text:p>205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4" calcext:value-type="float">
            <text:p>3804310066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2" calcext:value-type="float">
            <text:p>205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5" calcext:value-type="float">
            <text:p>3804310066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3" calcext:value-type="float">
            <text:p>205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6" calcext:value-type="float">
            <text:p>3804310066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4" calcext:value-type="float">
            <text:p>205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7" calcext:value-type="float">
            <text:p>3804310066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5" calcext:value-type="float">
            <text:p>205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8" calcext:value-type="float">
            <text:p>3804310066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6" calcext:value-type="float">
            <text:p>205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09" calcext:value-type="float">
            <text:p>3804310066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7" calcext:value-type="float">
            <text:p>205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0" calcext:value-type="float">
            <text:p>3804310066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8" calcext:value-type="float">
            <text:p>205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1" calcext:value-type="float">
            <text:p>3804310066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69" calcext:value-type="float">
            <text:p>205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2" calcext:value-type="float">
            <text:p>3804310066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0" calcext:value-type="float">
            <text:p>205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3" calcext:value-type="float">
            <text:p>3804310066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1" calcext:value-type="float">
            <text:p>205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4" calcext:value-type="float">
            <text:p>3804310066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2" calcext:value-type="float">
            <text:p>205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5" calcext:value-type="float">
            <text:p>3804310066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3" calcext:value-type="float">
            <text:p>205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6" calcext:value-type="float">
            <text:p>3804310066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4" calcext:value-type="float">
            <text:p>205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7" calcext:value-type="float">
            <text:p>3804310066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5" calcext:value-type="float">
            <text:p>205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8" calcext:value-type="float">
            <text:p>3804310066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6" calcext:value-type="float">
            <text:p>205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19" calcext:value-type="float">
            <text:p>3804310066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7" calcext:value-type="float">
            <text:p>205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0" calcext:value-type="float">
            <text:p>3804310066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8" calcext:value-type="float">
            <text:p>205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1" calcext:value-type="float">
            <text:p>3804310066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79" calcext:value-type="float">
            <text:p>205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2" calcext:value-type="float">
            <text:p>3804310066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0" calcext:value-type="float">
            <text:p>205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3" calcext:value-type="float">
            <text:p>3804310066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1" calcext:value-type="float">
            <text:p>205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4" calcext:value-type="float">
            <text:p>3804310066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2" calcext:value-type="float">
            <text:p>205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5" calcext:value-type="float">
            <text:p>3804310066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3" calcext:value-type="float">
            <text:p>205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6" calcext:value-type="float">
            <text:p>3804310066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4" calcext:value-type="float">
            <text:p>205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7" calcext:value-type="float">
            <text:p>3804310066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5" calcext:value-type="float">
            <text:p>205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8" calcext:value-type="float">
            <text:p>3804310066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6" calcext:value-type="float">
            <text:p>205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29" calcext:value-type="float">
            <text:p>3804310066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7" calcext:value-type="float">
            <text:p>205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0" calcext:value-type="float">
            <text:p>3804310066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8" calcext:value-type="float">
            <text:p>205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1" calcext:value-type="float">
            <text:p>3804310066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89" calcext:value-type="float">
            <text:p>205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2" calcext:value-type="float">
            <text:p>3804310066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0" calcext:value-type="float">
            <text:p>205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3" calcext:value-type="float">
            <text:p>3804310066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1" calcext:value-type="float">
            <text:p>205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4" calcext:value-type="float">
            <text:p>3804310066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2" calcext:value-type="float">
            <text:p>205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5" calcext:value-type="float">
            <text:p>3804310066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3" calcext:value-type="float">
            <text:p>205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6" calcext:value-type="float">
            <text:p>3804310066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4" calcext:value-type="float">
            <text:p>205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7" calcext:value-type="float">
            <text:p>3804310066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5" calcext:value-type="float">
            <text:p>205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8" calcext:value-type="float">
            <text:p>3804310066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6" calcext:value-type="float">
            <text:p>205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39" calcext:value-type="float">
            <text:p>3804310066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7" calcext:value-type="float">
            <text:p>205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0" calcext:value-type="float">
            <text:p>3804310066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8" calcext:value-type="float">
            <text:p>205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1" calcext:value-type="float">
            <text:p>3804310066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599" calcext:value-type="float">
            <text:p>205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2" calcext:value-type="float">
            <text:p>3804310066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0" calcext:value-type="float">
            <text:p>206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3" calcext:value-type="float">
            <text:p>3804310066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1" calcext:value-type="float">
            <text:p>206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4" calcext:value-type="float">
            <text:p>3804310066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2" calcext:value-type="float">
            <text:p>206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5" calcext:value-type="float">
            <text:p>3804310066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3" calcext:value-type="float">
            <text:p>206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6" calcext:value-type="float">
            <text:p>3804310066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4" calcext:value-type="float">
            <text:p>206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7" calcext:value-type="float">
            <text:p>3804310066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5" calcext:value-type="float">
            <text:p>206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8" calcext:value-type="float">
            <text:p>3804310066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6" calcext:value-type="float">
            <text:p>206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49" calcext:value-type="float">
            <text:p>380431006601049</text:p>
          </table:table-cell>
          <table:table-cell table:style-name="TL_20_Metadata"/>
          <table:table-cell table:style-name="ce10" office:value-type="string" calcext:value-type="string">
            <text:p>380431006601049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7" calcext:value-type="float">
            <text:p>206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50" calcext:value-type="float">
            <text:p>3804310066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8" calcext:value-type="float">
            <text:p>206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51" calcext:value-type="float">
            <text:p>3804310066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09" calcext:value-type="float">
            <text:p>206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52" calcext:value-type="float">
            <text:p>3804310066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0" calcext:value-type="float">
            <text:p>206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601053" calcext:value-type="float">
            <text:p>3804310066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1" calcext:value-type="float">
            <text:p>206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1" calcext:value-type="float">
            <text:p>3804310067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2" calcext:value-type="float">
            <text:p>206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2" calcext:value-type="float">
            <text:p>3804310067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3" calcext:value-type="float">
            <text:p>206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3" calcext:value-type="float">
            <text:p>3804310067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4" calcext:value-type="float">
            <text:p>206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4" calcext:value-type="float">
            <text:p>3804310067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5" calcext:value-type="float">
            <text:p>206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5" calcext:value-type="float">
            <text:p>3804310067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6" calcext:value-type="float">
            <text:p>206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6" calcext:value-type="float">
            <text:p>3804310067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7" calcext:value-type="float">
            <text:p>206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7" calcext:value-type="float">
            <text:p>3804310067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8" calcext:value-type="float">
            <text:p>206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8" calcext:value-type="float">
            <text:p>3804310067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19" calcext:value-type="float">
            <text:p>206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09" calcext:value-type="float">
            <text:p>3804310067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0" calcext:value-type="float">
            <text:p>206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0" calcext:value-type="float">
            <text:p>3804310067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1" calcext:value-type="float">
            <text:p>206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1" calcext:value-type="float">
            <text:p>3804310067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2" calcext:value-type="float">
            <text:p>206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2" calcext:value-type="float">
            <text:p>3804310067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3" calcext:value-type="float">
            <text:p>206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3" calcext:value-type="float">
            <text:p>3804310067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4" calcext:value-type="float">
            <text:p>206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4" calcext:value-type="float">
            <text:p>3804310067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5" calcext:value-type="float">
            <text:p>206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5" calcext:value-type="float">
            <text:p>3804310067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6" calcext:value-type="float">
            <text:p>206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6" calcext:value-type="float">
            <text:p>3804310067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7" calcext:value-type="float">
            <text:p>206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7" calcext:value-type="float">
            <text:p>3804310067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8" calcext:value-type="float">
            <text:p>206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8" calcext:value-type="float">
            <text:p>3804310067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29" calcext:value-type="float">
            <text:p>206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19" calcext:value-type="float">
            <text:p>3804310067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0" calcext:value-type="float">
            <text:p>206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0" calcext:value-type="float">
            <text:p>3804310067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1" calcext:value-type="float">
            <text:p>206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1" calcext:value-type="float">
            <text:p>3804310067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2" calcext:value-type="float">
            <text:p>206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2" calcext:value-type="float">
            <text:p>3804310067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3" calcext:value-type="float">
            <text:p>206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3" calcext:value-type="float">
            <text:p>3804310067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4" calcext:value-type="float">
            <text:p>206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4" calcext:value-type="float">
            <text:p>3804310067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5" calcext:value-type="float">
            <text:p>206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5" calcext:value-type="float">
            <text:p>3804310067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6" calcext:value-type="float">
            <text:p>206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6" calcext:value-type="float">
            <text:p>3804310067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7" calcext:value-type="float">
            <text:p>206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7" calcext:value-type="float">
            <text:p>3804310067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8" calcext:value-type="float">
            <text:p>206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8" calcext:value-type="float">
            <text:p>3804310067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39" calcext:value-type="float">
            <text:p>206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29" calcext:value-type="float">
            <text:p>3804310067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0" calcext:value-type="float">
            <text:p>206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0" calcext:value-type="float">
            <text:p>3804310067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1" calcext:value-type="float">
            <text:p>206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1" calcext:value-type="float">
            <text:p>3804310067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2" calcext:value-type="float">
            <text:p>206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2" calcext:value-type="float">
            <text:p>3804310067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3" calcext:value-type="float">
            <text:p>206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3" calcext:value-type="float">
            <text:p>3804310067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4" calcext:value-type="float">
            <text:p>206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4" calcext:value-type="float">
            <text:p>3804310067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5" calcext:value-type="float">
            <text:p>206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5" calcext:value-type="float">
            <text:p>3804310067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6" calcext:value-type="float">
            <text:p>206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6" calcext:value-type="float">
            <text:p>3804310067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7" calcext:value-type="float">
            <text:p>206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7" calcext:value-type="float">
            <text:p>3804310067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8" calcext:value-type="float">
            <text:p>206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8" calcext:value-type="float">
            <text:p>3804310067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49" calcext:value-type="float">
            <text:p>206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39" calcext:value-type="float">
            <text:p>3804310067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0" calcext:value-type="float">
            <text:p>206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0" calcext:value-type="float">
            <text:p>3804310067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1" calcext:value-type="float">
            <text:p>206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1" calcext:value-type="float">
            <text:p>3804310067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2" calcext:value-type="float">
            <text:p>206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2" calcext:value-type="float">
            <text:p>3804310067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3" calcext:value-type="float">
            <text:p>206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3" calcext:value-type="float">
            <text:p>3804310067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4" calcext:value-type="float">
            <text:p>206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4" calcext:value-type="float">
            <text:p>3804310067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5" calcext:value-type="float">
            <text:p>206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5" calcext:value-type="float">
            <text:p>3804310067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6" calcext:value-type="float">
            <text:p>206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6" calcext:value-type="float">
            <text:p>3804310067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7" calcext:value-type="float">
            <text:p>206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7" calcext:value-type="float">
            <text:p>3804310067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8" calcext:value-type="float">
            <text:p>206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8" calcext:value-type="float">
            <text:p>3804310067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59" calcext:value-type="float">
            <text:p>206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49" calcext:value-type="float">
            <text:p>3804310067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0" calcext:value-type="float">
            <text:p>206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50" calcext:value-type="float">
            <text:p>3804310067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1" calcext:value-type="float">
            <text:p>206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1006701051" calcext:value-type="float">
            <text:p>3804310067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2" calcext:value-type="float">
            <text:p>206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1" calcext:value-type="float">
            <text:p>3804320068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3" calcext:value-type="float">
            <text:p>206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2" calcext:value-type="float">
            <text:p>3804320068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4" calcext:value-type="float">
            <text:p>206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3" calcext:value-type="float">
            <text:p>3804320068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5" calcext:value-type="float">
            <text:p>206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4" calcext:value-type="float">
            <text:p>3804320068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6" calcext:value-type="float">
            <text:p>206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5" calcext:value-type="float">
            <text:p>3804320068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7" calcext:value-type="float">
            <text:p>206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6" calcext:value-type="float">
            <text:p>3804320068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8" calcext:value-type="float">
            <text:p>206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7" calcext:value-type="float">
            <text:p>3804320068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69" calcext:value-type="float">
            <text:p>206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8" calcext:value-type="float">
            <text:p>3804320068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0" calcext:value-type="float">
            <text:p>206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09" calcext:value-type="float">
            <text:p>3804320068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1" calcext:value-type="float">
            <text:p>206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0" calcext:value-type="float">
            <text:p>3804320068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2" calcext:value-type="float">
            <text:p>206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1" calcext:value-type="float">
            <text:p>3804320068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3" calcext:value-type="float">
            <text:p>206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2" calcext:value-type="float">
            <text:p>3804320068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4" calcext:value-type="float">
            <text:p>206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3" calcext:value-type="float">
            <text:p>3804320068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5" calcext:value-type="float">
            <text:p>206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4" calcext:value-type="float">
            <text:p>3804320068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6" calcext:value-type="float">
            <text:p>206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5" calcext:value-type="float">
            <text:p>3804320068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7" calcext:value-type="float">
            <text:p>206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6" calcext:value-type="float">
            <text:p>3804320068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8" calcext:value-type="float">
            <text:p>206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7" calcext:value-type="float">
            <text:p>3804320068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79" calcext:value-type="float">
            <text:p>206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8" calcext:value-type="float">
            <text:p>3804320068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0" calcext:value-type="float">
            <text:p>206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19" calcext:value-type="float">
            <text:p>3804320068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1" calcext:value-type="float">
            <text:p>206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0" calcext:value-type="float">
            <text:p>3804320068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2" calcext:value-type="float">
            <text:p>206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1" calcext:value-type="float">
            <text:p>3804320068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3" calcext:value-type="float">
            <text:p>206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2" calcext:value-type="float">
            <text:p>3804320068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4" calcext:value-type="float">
            <text:p>206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3" calcext:value-type="float">
            <text:p>3804320068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5" calcext:value-type="float">
            <text:p>206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4" calcext:value-type="float">
            <text:p>3804320068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6" calcext:value-type="float">
            <text:p>206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5" calcext:value-type="float">
            <text:p>3804320068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7" calcext:value-type="float">
            <text:p>206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6" calcext:value-type="float">
            <text:p>3804320068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8" calcext:value-type="float">
            <text:p>206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7" calcext:value-type="float">
            <text:p>3804320068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89" calcext:value-type="float">
            <text:p>206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8" calcext:value-type="float">
            <text:p>3804320068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0" calcext:value-type="float">
            <text:p>206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29" calcext:value-type="float">
            <text:p>3804320068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1" calcext:value-type="float">
            <text:p>206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0" calcext:value-type="float">
            <text:p>3804320068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2" calcext:value-type="float">
            <text:p>206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1" calcext:value-type="float">
            <text:p>3804320068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3" calcext:value-type="float">
            <text:p>206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2" calcext:value-type="float">
            <text:p>3804320068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4" calcext:value-type="float">
            <text:p>206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3" calcext:value-type="float">
            <text:p>3804320068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5" calcext:value-type="float">
            <text:p>206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4" calcext:value-type="float">
            <text:p>3804320068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6" calcext:value-type="float">
            <text:p>206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5" calcext:value-type="float">
            <text:p>3804320068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7" calcext:value-type="float">
            <text:p>206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6" calcext:value-type="float">
            <text:p>3804320068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8" calcext:value-type="float">
            <text:p>206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7" calcext:value-type="float">
            <text:p>3804320068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699" calcext:value-type="float">
            <text:p>206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8" calcext:value-type="float">
            <text:p>3804320068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0" calcext:value-type="float">
            <text:p>207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39" calcext:value-type="float">
            <text:p>3804320068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1" calcext:value-type="float">
            <text:p>207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0" calcext:value-type="float">
            <text:p>3804320068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2" calcext:value-type="float">
            <text:p>207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1" calcext:value-type="float">
            <text:p>3804320068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3" calcext:value-type="float">
            <text:p>207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2" calcext:value-type="float">
            <text:p>3804320068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4" calcext:value-type="float">
            <text:p>207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3" calcext:value-type="float">
            <text:p>3804320068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5" calcext:value-type="float">
            <text:p>207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4" calcext:value-type="float">
            <text:p>3804320068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6" calcext:value-type="float">
            <text:p>207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5" calcext:value-type="float">
            <text:p>3804320068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7" calcext:value-type="float">
            <text:p>207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6" calcext:value-type="float">
            <text:p>3804320068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8" calcext:value-type="float">
            <text:p>207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7" calcext:value-type="float">
            <text:p>3804320068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09" calcext:value-type="float">
            <text:p>207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8" calcext:value-type="float">
            <text:p>3804320068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0" calcext:value-type="float">
            <text:p>207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49" calcext:value-type="float">
            <text:p>3804320068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1" calcext:value-type="float">
            <text:p>207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50" calcext:value-type="float">
            <text:p>3804320068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2" calcext:value-type="float">
            <text:p>207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51" calcext:value-type="float">
            <text:p>3804320068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3" calcext:value-type="float">
            <text:p>207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52" calcext:value-type="float">
            <text:p>3804320068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4" calcext:value-type="float">
            <text:p>207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801053" calcext:value-type="float">
            <text:p>3804320068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5" calcext:value-type="float">
            <text:p>207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1" calcext:value-type="float">
            <text:p>380432006901001</text:p>
          </table:table-cell>
          <table:table-cell table:style-name="TL_20_Metadata"/>
          <table:table-cell table:style-name="ce10" office:value-type="string" calcext:value-type="string">
            <text:p>380432006901001* <text:s/>Hieronder begrepen de fabrijkanten van katoen, henni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6" calcext:value-type="float">
            <text:p>207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2" calcext:value-type="float">
            <text:p>3804320069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7" calcext:value-type="float">
            <text:p>207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3" calcext:value-type="float">
            <text:p>3804320069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8" calcext:value-type="float">
            <text:p>207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4" calcext:value-type="float">
            <text:p>3804320069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19" calcext:value-type="float">
            <text:p>207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5" calcext:value-type="float">
            <text:p>3804320069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0" calcext:value-type="float">
            <text:p>207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6" calcext:value-type="float">
            <text:p>3804320069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1" calcext:value-type="float">
            <text:p>207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7" calcext:value-type="float">
            <text:p>3804320069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2" calcext:value-type="float">
            <text:p>207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8" calcext:value-type="float">
            <text:p>3804320069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3" calcext:value-type="float">
            <text:p>207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09" calcext:value-type="float">
            <text:p>3804320069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4" calcext:value-type="float">
            <text:p>207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0" calcext:value-type="float">
            <text:p>3804320069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5" calcext:value-type="float">
            <text:p>207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1" calcext:value-type="float">
            <text:p>3804320069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6" calcext:value-type="float">
            <text:p>207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2" calcext:value-type="float">
            <text:p>3804320069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7" calcext:value-type="float">
            <text:p>207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3" calcext:value-type="float">
            <text:p>3804320069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8" calcext:value-type="float">
            <text:p>207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4" calcext:value-type="float">
            <text:p>3804320069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29" calcext:value-type="float">
            <text:p>207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5" calcext:value-type="float">
            <text:p>3804320069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0" calcext:value-type="float">
            <text:p>207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6" calcext:value-type="float">
            <text:p>3804320069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1" calcext:value-type="float">
            <text:p>207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7" calcext:value-type="float">
            <text:p>3804320069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2" calcext:value-type="float">
            <text:p>207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8" calcext:value-type="float">
            <text:p>380432006901018</text:p>
          </table:table-cell>
          <table:table-cell table:style-name="TL_20_Metadata"/>
          <table:table-cell table:style-name="ce10" office:value-type="string" calcext:value-type="string">
            <text:p>380432006901018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3" calcext:value-type="float">
            <text:p>207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19" calcext:value-type="float">
            <text:p>3804320069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4" calcext:value-type="float">
            <text:p>207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0" calcext:value-type="float">
            <text:p>3804320069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5" calcext:value-type="float">
            <text:p>207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1" calcext:value-type="float">
            <text:p>3804320069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6" calcext:value-type="float">
            <text:p>207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2" calcext:value-type="float">
            <text:p>3804320069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7" calcext:value-type="float">
            <text:p>207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3" calcext:value-type="float">
            <text:p>3804320069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8" calcext:value-type="float">
            <text:p>207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4" calcext:value-type="float">
            <text:p>380432006901024</text:p>
          </table:table-cell>
          <table:table-cell table:style-name="TL_20_Metadata"/>
          <table:table-cell table:style-name="ce10" office:value-type="string" calcext:value-type="string">
            <text:p>3804320069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39" calcext:value-type="float">
            <text:p>207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5" calcext:value-type="float">
            <text:p>3804320069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0" calcext:value-type="float">
            <text:p>207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6" calcext:value-type="float">
            <text:p>380432006901026</text:p>
          </table:table-cell>
          <table:table-cell table:style-name="TL_20_Metadata"/>
          <table:table-cell table:style-name="ce10" office:value-type="string" calcext:value-type="string">
            <text:p>380432006901024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1" calcext:value-type="float">
            <text:p>207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7" calcext:value-type="float">
            <text:p>3804320069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2" calcext:value-type="float">
            <text:p>207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8" calcext:value-type="float">
            <text:p>3804320069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3" calcext:value-type="float">
            <text:p>207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29" calcext:value-type="float">
            <text:p>3804320069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4" calcext:value-type="float">
            <text:p>207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0" calcext:value-type="float">
            <text:p>3804320069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5" calcext:value-type="float">
            <text:p>207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1" calcext:value-type="float">
            <text:p>3804320069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6" calcext:value-type="float">
            <text:p>207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2" calcext:value-type="float">
            <text:p>3804320069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7" calcext:value-type="float">
            <text:p>207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3" calcext:value-type="float">
            <text:p>3804320069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8" calcext:value-type="float">
            <text:p>207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4" calcext:value-type="float">
            <text:p>3804320069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49" calcext:value-type="float">
            <text:p>207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5" calcext:value-type="float">
            <text:p>3804320069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0" calcext:value-type="float">
            <text:p>207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6" calcext:value-type="float">
            <text:p>3804320069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1" calcext:value-type="float">
            <text:p>207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7" calcext:value-type="float">
            <text:p>3804320069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2" calcext:value-type="float">
            <text:p>207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8" calcext:value-type="float">
            <text:p>3804320069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3" calcext:value-type="float">
            <text:p>207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39" calcext:value-type="float">
            <text:p>3804320069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4" calcext:value-type="float">
            <text:p>207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0" calcext:value-type="float">
            <text:p>3804320069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5" calcext:value-type="float">
            <text:p>207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1" calcext:value-type="float">
            <text:p>3804320069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6" calcext:value-type="float">
            <text:p>207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2" calcext:value-type="float">
            <text:p>3804320069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7" calcext:value-type="float">
            <text:p>207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3" calcext:value-type="float">
            <text:p>3804320069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8" calcext:value-type="float">
            <text:p>2075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4" calcext:value-type="float">
            <text:p>3804320069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59" calcext:value-type="float">
            <text:p>2075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5" calcext:value-type="float">
            <text:p>3804320069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0" calcext:value-type="float">
            <text:p>2076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6" calcext:value-type="float">
            <text:p>3804320069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1" calcext:value-type="float">
            <text:p>2076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7" calcext:value-type="float">
            <text:p>3804320069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2" calcext:value-type="float">
            <text:p>2076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8" calcext:value-type="float">
            <text:p>3804320069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3" calcext:value-type="float">
            <text:p>2076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49" calcext:value-type="float">
            <text:p>3804320069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4" calcext:value-type="float">
            <text:p>2076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2006901050" calcext:value-type="float">
            <text:p>3804320069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5" calcext:value-type="float">
            <text:p>2076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1" calcext:value-type="float">
            <text:p>3804330070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6" calcext:value-type="float">
            <text:p>2076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2" calcext:value-type="float">
            <text:p>3804330070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7" calcext:value-type="float">
            <text:p>2076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3" calcext:value-type="float">
            <text:p>3804330070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8" calcext:value-type="float">
            <text:p>2076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4" calcext:value-type="float">
            <text:p>3804330070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69" calcext:value-type="float">
            <text:p>2076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5" calcext:value-type="float">
            <text:p>3804330070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0" calcext:value-type="float">
            <text:p>2077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6" calcext:value-type="float">
            <text:p>3804330070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1" calcext:value-type="float">
            <text:p>2077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7" calcext:value-type="float">
            <text:p>3804330070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2" calcext:value-type="float">
            <text:p>2077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8" calcext:value-type="float">
            <text:p>3804330070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3" calcext:value-type="float">
            <text:p>2077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09" calcext:value-type="float">
            <text:p>3804330070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4" calcext:value-type="float">
            <text:p>2077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0" calcext:value-type="float">
            <text:p>3804330070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5" calcext:value-type="float">
            <text:p>2077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1" calcext:value-type="float">
            <text:p>3804330070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6" calcext:value-type="float">
            <text:p>2077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2" calcext:value-type="float">
            <text:p>3804330070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7" calcext:value-type="float">
            <text:p>2077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3" calcext:value-type="float">
            <text:p>3804330070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8" calcext:value-type="float">
            <text:p>2077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4" calcext:value-type="float">
            <text:p>3804330070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79" calcext:value-type="float">
            <text:p>2077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5" calcext:value-type="float">
            <text:p>3804330070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0" calcext:value-type="float">
            <text:p>2078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6" calcext:value-type="float">
            <text:p>3804330070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1" calcext:value-type="float">
            <text:p>2078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7" calcext:value-type="float">
            <text:p>3804330070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2" calcext:value-type="float">
            <text:p>2078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8" calcext:value-type="float">
            <text:p>3804330070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3" calcext:value-type="float">
            <text:p>2078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19" calcext:value-type="float">
            <text:p>3804330070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4" calcext:value-type="float">
            <text:p>2078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0" calcext:value-type="float">
            <text:p>3804330070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5" calcext:value-type="float">
            <text:p>2078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1" calcext:value-type="float">
            <text:p>3804330070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6" calcext:value-type="float">
            <text:p>2078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2" calcext:value-type="float">
            <text:p>3804330070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7" calcext:value-type="float">
            <text:p>2078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3" calcext:value-type="float">
            <text:p>3804330070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8" calcext:value-type="float">
            <text:p>2078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4" calcext:value-type="float">
            <text:p>3804330070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89" calcext:value-type="float">
            <text:p>2078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5" calcext:value-type="float">
            <text:p>3804330070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0" calcext:value-type="float">
            <text:p>2079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6" calcext:value-type="float">
            <text:p>3804330070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1" calcext:value-type="float">
            <text:p>2079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7" calcext:value-type="float">
            <text:p>3804330070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2" calcext:value-type="float">
            <text:p>2079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8" calcext:value-type="float">
            <text:p>3804330070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3" calcext:value-type="float">
            <text:p>2079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29" calcext:value-type="float">
            <text:p>3804330070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4" calcext:value-type="float">
            <text:p>2079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0" calcext:value-type="float">
            <text:p>3804330070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5" calcext:value-type="float">
            <text:p>2079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1" calcext:value-type="float">
            <text:p>3804330070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6" calcext:value-type="float">
            <text:p>2079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2" calcext:value-type="float">
            <text:p>3804330070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7" calcext:value-type="float">
            <text:p>2079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3" calcext:value-type="float">
            <text:p>3804330070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8" calcext:value-type="float">
            <text:p>2079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4" calcext:value-type="float">
            <text:p>3804330070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799" calcext:value-type="float">
            <text:p>2079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5" calcext:value-type="float">
            <text:p>3804330070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0" calcext:value-type="float">
            <text:p>2080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6" calcext:value-type="float">
            <text:p>3804330070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1" calcext:value-type="float">
            <text:p>2080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7" calcext:value-type="float">
            <text:p>3804330070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2" calcext:value-type="float">
            <text:p>2080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8" calcext:value-type="float">
            <text:p>38043300700103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3" calcext:value-type="float">
            <text:p>2080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39" calcext:value-type="float">
            <text:p>3804330070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4" calcext:value-type="float">
            <text:p>2080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0" calcext:value-type="float">
            <text:p>3804330070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5" calcext:value-type="float">
            <text:p>2080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1" calcext:value-type="float">
            <text:p>38043300700104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6" calcext:value-type="float">
            <text:p>2080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2" calcext:value-type="float">
            <text:p>38043300700104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7" calcext:value-type="float">
            <text:p>2080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3" calcext:value-type="float">
            <text:p>38043300700104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8" calcext:value-type="float">
            <text:p>2080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4" calcext:value-type="float">
            <text:p>38043300700104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09" calcext:value-type="float">
            <text:p>2080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5" calcext:value-type="float">
            <text:p>38043300700104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0" calcext:value-type="float">
            <text:p>2081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6" calcext:value-type="float">
            <text:p>38043300700104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1" calcext:value-type="float">
            <text:p>2081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7" calcext:value-type="float">
            <text:p>38043300700104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2" calcext:value-type="float">
            <text:p>2081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8" calcext:value-type="float">
            <text:p>38043300700104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3" calcext:value-type="float">
            <text:p>2081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49" calcext:value-type="float">
            <text:p>38043300700104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4" calcext:value-type="float">
            <text:p>2081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50" calcext:value-type="float">
            <text:p>38043300700105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5" calcext:value-type="float">
            <text:p>2081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51" calcext:value-type="float">
            <text:p>38043300700105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6" calcext:value-type="float">
            <text:p>2081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52" calcext:value-type="float">
            <text:p>38043300700105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7" calcext:value-type="float">
            <text:p>2081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001053" calcext:value-type="float">
            <text:p>38043300700105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8" calcext:value-type="float">
            <text:p>2081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1" calcext:value-type="float">
            <text:p>38043300710100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19" calcext:value-type="float">
            <text:p>2081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2" calcext:value-type="float">
            <text:p>38043300710100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0" calcext:value-type="float">
            <text:p>2082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3" calcext:value-type="float">
            <text:p>38043300710100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1" calcext:value-type="float">
            <text:p>2082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4" calcext:value-type="float">
            <text:p>38043300710100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2" calcext:value-type="float">
            <text:p>2082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5" calcext:value-type="float">
            <text:p>38043300710100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3" calcext:value-type="float">
            <text:p>2082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6" calcext:value-type="float">
            <text:p>38043300710100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4" calcext:value-type="float">
            <text:p>2082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7" calcext:value-type="float">
            <text:p>38043300710100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5" calcext:value-type="float">
            <text:p>2082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8" calcext:value-type="float">
            <text:p>38043300710100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6" calcext:value-type="float">
            <text:p>2082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09" calcext:value-type="float">
            <text:p>38043300710100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7" calcext:value-type="float">
            <text:p>2082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0" calcext:value-type="float">
            <text:p>38043300710101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8" calcext:value-type="float">
            <text:p>2082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1" calcext:value-type="float">
            <text:p>38043300710101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29" calcext:value-type="float">
            <text:p>2082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2" calcext:value-type="float">
            <text:p>38043300710101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0" calcext:value-type="float">
            <text:p>2083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3" calcext:value-type="float">
            <text:p>38043300710101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1" calcext:value-type="float">
            <text:p>2083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4" calcext:value-type="float">
            <text:p>38043300710101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2" calcext:value-type="float">
            <text:p>2083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5" calcext:value-type="float">
            <text:p>38043300710101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3" calcext:value-type="float">
            <text:p>2083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6" calcext:value-type="float">
            <text:p>38043300710101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4" calcext:value-type="float">
            <text:p>2083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7" calcext:value-type="float">
            <text:p>38043300710101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5" calcext:value-type="float">
            <text:p>2083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8" calcext:value-type="float">
            <text:p>38043300710101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6" calcext:value-type="float">
            <text:p>2083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19" calcext:value-type="float">
            <text:p>38043300710101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7" calcext:value-type="float">
            <text:p>2083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0" calcext:value-type="float">
            <text:p>38043300710102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8" calcext:value-type="float">
            <text:p>2083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1" calcext:value-type="float">
            <text:p>38043300710102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39" calcext:value-type="float">
            <text:p>2083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2" calcext:value-type="float">
            <text:p>38043300710102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0" calcext:value-type="float">
            <text:p>2084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3" calcext:value-type="float">
            <text:p>38043300710102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1" calcext:value-type="float">
            <text:p>2084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4" calcext:value-type="float">
            <text:p>38043300710102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2" calcext:value-type="float">
            <text:p>2084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5" calcext:value-type="float">
            <text:p>38043300710102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3" calcext:value-type="float">
            <text:p>2084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6" calcext:value-type="float">
            <text:p>38043300710102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4" calcext:value-type="float">
            <text:p>2084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7" calcext:value-type="float">
            <text:p>38043300710102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5" calcext:value-type="float">
            <text:p>2084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8" calcext:value-type="float">
            <text:p>380433007101028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6" calcext:value-type="float">
            <text:p>2084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29" calcext:value-type="float">
            <text:p>38043300710102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7" calcext:value-type="float">
            <text:p>2084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0" calcext:value-type="float">
            <text:p>38043300710103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8" calcext:value-type="float">
            <text:p>20848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1" calcext:value-type="float">
            <text:p>380433007101031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49" calcext:value-type="float">
            <text:p>20849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2" calcext:value-type="float">
            <text:p>380433007101032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0" calcext:value-type="float">
            <text:p>20850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3" calcext:value-type="float">
            <text:p>380433007101033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1" calcext:value-type="float">
            <text:p>20851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4" calcext:value-type="float">
            <text:p>380433007101034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2" calcext:value-type="float">
            <text:p>20852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5" calcext:value-type="float">
            <text:p>380433007101035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3" calcext:value-type="float">
            <text:p>20853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6" calcext:value-type="float">
            <text:p>380433007101036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4" calcext:value-type="float">
            <text:p>20854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7" calcext:value-type="float">
            <text:p>380433007101037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5" calcext:value-type="float">
            <text:p>20855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8" calcext:value-type="float">
            <text:p>380433007101038</text:p>
          </table:table-cell>
          <table:table-cell table:style-name="TL_20_Metadata"/>
          <table:table-cell table:style-name="ce10" office:value-type="string" calcext:value-type="string">
            <text:p>3804330071010381 <text:s/>Hieronder eene,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6" calcext:value-type="float">
            <text:p>20856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39" calcext:value-type="float">
            <text:p>380433007101039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0" office:value-type="float" office:value="20857" calcext:value-type="float">
            <text:p>20857</text:p>
          </table:table-cell>
          <table:table-cell table:style-name="ce10" office:value-type="string" calcext:value-type="string">
            <text:p>Ov-4edl</text:p>
          </table:table-cell>
          <table:table-cell table:style-name="ce41" office:value-type="float" office:value="380433007101040" calcext:value-type="float">
            <text:p>380433007101040</text:p>
          </table:table-cell>
          <table:table-cell table:style-name="TL_20_Metadata" table:number-columns-repeated="2"/>
          <table:table-cell table:style-name="ce10" office:value-type="string" calcext:value-type="string">
            <text:p>x</text:p>
          </table:table-cell>
          <table:table-cell table:number-columns-repeated="1018"/>
        </table:table-row>
        <table:table-row table:style-name="ro3" table:number-rows-repeated="10470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52.879025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VIERDE_20_GEDEELTE" style:display-name="PageStyle_ 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46:05</meta:creation-date>
    <dc:creator>Helpdesk</dc:creator>
    <dc:date>2004-12-20T18:24:31</dc:date>
    <meta:generator>LibreOffice/4.2.8.2$Linux_X86_64 LibreOffice_project/420m0$Build-2</meta:generator>
    <meta:document-statistic meta:table-count="2" meta:cell-count="13352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